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omain" table:style-name="ce1">
            <text:p>Domain</text:p>
          </table:table-cell>
          <table:table-cell office:value-type="string" office:value="Mean" table:style-name="ce1">
            <text:p>Mean</text:p>
          </table:table-cell>
          <table:table-cell office:value-type="string" office:value="Head_Count" table:style-name="ce1">
            <text:p>Head_Count</text:p>
          </table:table-cell>
          <table:table-cell office:value-type="string" office:value="Poverty_Gap" table:style-name="ce1">
            <text:p>Poverty_Gap</text:p>
          </table:table-cell>
          <table:table-cell office:value-type="string" office:value="Gini" table:style-name="ce1">
            <text:p>Gini</text:p>
          </table:table-cell>
          <table:table-cell office:value-type="string" office:value="Quintile_Share" table:style-name="ce1">
            <text:p>Quintile_Share</text:p>
          </table:table-cell>
          <table:table-cell office:value-type="string" office:value="Quantile_10" table:style-name="ce1">
            <text:p>Quantile_10</text:p>
          </table:table-cell>
          <table:table-cell office:value-type="string" office:value="Quantile_25" table:style-name="ce1">
            <text:p>Quantile_25</text:p>
          </table:table-cell>
          <table:table-cell office:value-type="string" office:value="Median" table:style-name="ce1">
            <text:p>Median</text:p>
          </table:table-cell>
          <table:table-cell office:value-type="string" office:value="Quantile_75" table:style-name="ce1">
            <text:p>Quantile_75</text:p>
          </table:table-cell>
          <table:table-cell office:value-type="string" office:value="Quantile_90" table:style-name="ce1">
            <text:p>Quantile_90</text:p>
          </table:table-cell>
          <table:table-cell office:value-type="string" office:value="my_max" table:style-name="ce1">
            <text:p>my_max</text:p>
          </table:table-cell>
          <table:table-cell office:value-type="string" office:value="my_min" table:style-name="ce1">
            <text:p>my_min</text:p>
          </table:table-cell>
        </table:table-row>
        <table:table-row>
          <table:table-cell office:value-type="string" office:value="Eisenstadt-Umgebung" table:style-name="ce1">
            <text:p>Eisenstadt-Umgebung</text:p>
          </table:table-cell>
          <table:table-cell office:value-type="float" office:value="28815.2966502719" table:style-name="ce1">
            <text:p>28815.2966502719</text:p>
          </table:table-cell>
          <table:table-cell office:value-type="float" office:value="0.0325379609544469" table:style-name="ce1">
            <text:p>0.0325379609544469</text:p>
          </table:table-cell>
          <table:table-cell office:value-type="float" office:value="0.00625265805746298" table:style-name="ce1">
            <text:p>0.00625265805746298</text:p>
          </table:table-cell>
          <table:table-cell office:value-type="float" office:value="0.249238242388076" table:style-name="ce1">
            <text:p>0.249238242388076</text:p>
          </table:table-cell>
          <table:table-cell office:value-type="float" office:value="3.55022929777838" table:style-name="ce1">
            <text:p>3.55022929777838</text:p>
          </table:table-cell>
          <table:table-cell office:value-type="float" office:value="14801.3921834355" table:style-name="ce1">
            <text:p>14801.3921834355</text:p>
          </table:table-cell>
          <table:table-cell office:value-type="float" office:value="19423.3922481927" table:style-name="ce1">
            <text:p>19423.3922481927</text:p>
          </table:table-cell>
          <table:table-cell office:value-type="float" office:value="26093.5155050407" table:style-name="ce1">
            <text:p>26093.5155050407</text:p>
          </table:table-cell>
          <table:table-cell office:value-type="float" office:value="34919.523082653" table:style-name="ce1">
            <text:p>34919.523082653</text:p>
          </table:table-cell>
          <table:table-cell office:value-type="float" office:value="46469.0725813498" table:style-name="ce1">
            <text:p>46469.0725813498</text:p>
          </table:table-cell>
          <table:table-cell office:value-type="float" office:value="97442.7627738159" table:style-name="ce1">
            <text:p>97442.7627738159</text:p>
          </table:table-cell>
          <table:table-cell office:value-type="float" office:value="4714.63126686313" table:style-name="ce1">
            <text:p>4714.63126686313</text:p>
          </table:table-cell>
        </table:table-row>
        <table:table-row>
          <table:table-cell office:value-type="string" office:value="Eisenstadt (Stadt)" table:style-name="ce1">
            <text:p>Eisenstadt (Stadt)</text:p>
          </table:table-cell>
          <table:table-cell office:value-type="float" office:value="59269.074643992" table:style-name="ce1">
            <text:p>59269.074643992</text:p>
          </table:table-cell>
          <table:table-cell office:value-type="float" office:value="0.0337837837837838" table:style-name="ce1">
            <text:p>0.0337837837837838</text:p>
          </table:table-cell>
          <table:table-cell office:value-type="float" office:value="0.00677262922477283" table:style-name="ce1">
            <text:p>0.00677262922477283</text:p>
          </table:table-cell>
          <table:table-cell office:value-type="float" office:value="0.294902716575366" table:style-name="ce1">
            <text:p>0.294902716575366</text:p>
          </table:table-cell>
          <table:table-cell office:value-type="float" office:value="5.55927875968547" table:style-name="ce1">
            <text:p>5.55927875968547</text:p>
          </table:table-cell>
          <table:table-cell office:value-type="float" office:value="18877.4048801752" table:style-name="ce1">
            <text:p>18877.4048801752</text:p>
          </table:table-cell>
          <table:table-cell office:value-type="float" office:value="38728.7881757998" table:style-name="ce1">
            <text:p>38728.7881757998</text:p>
          </table:table-cell>
          <table:table-cell office:value-type="float" office:value="56270.7878534309" table:style-name="ce1">
            <text:p>56270.7878534309</text:p>
          </table:table-cell>
          <table:table-cell office:value-type="float" office:value="73383.773840246" table:style-name="ce1">
            <text:p>73383.773840246</text:p>
          </table:table-cell>
          <table:table-cell office:value-type="float" office:value="92680.4055774143" table:style-name="ce1">
            <text:p>92680.4055774143</text:p>
          </table:table-cell>
          <table:table-cell office:value-type="float" office:value="175164.00841008" table:style-name="ce1">
            <text:p>175164.00841008</text:p>
          </table:table-cell>
          <table:table-cell office:value-type="float" office:value="6975.13599214244" table:style-name="ce1">
            <text:p>6975.13599214244</text:p>
          </table:table-cell>
        </table:table-row>
        <table:table-row>
          <table:table-cell office:value-type="string" office:value="Güssing" table:style-name="ce1">
            <text:p>Güssing</text:p>
          </table:table-cell>
          <table:table-cell office:value-type="float" office:value="16622.7888512444" table:style-name="ce1">
            <text:p>16622.7888512444</text:p>
          </table:table-cell>
          <table:table-cell office:value-type="float" office:value="0.211686143572621" table:style-name="ce1">
            <text:p>0.211686143572621</text:p>
          </table:table-cell>
          <table:table-cell office:value-type="float" office:value="0.0540500142392616" table:style-name="ce1">
            <text:p>0.0540500142392616</text:p>
          </table:table-cell>
          <table:table-cell office:value-type="float" office:value="0.222626567646956" table:style-name="ce1">
            <text:p>0.222626567646956</text:p>
          </table:table-cell>
          <table:table-cell office:value-type="float" office:value="3.24956135143174" table:style-name="ce1">
            <text:p>3.24956135143174</text:p>
          </table:table-cell>
          <table:table-cell office:value-type="float" office:value="8677.29335306568" table:style-name="ce1">
            <text:p>8677.29335306568</text:p>
          </table:table-cell>
          <table:table-cell office:value-type="float" office:value="11939.2782505487" table:style-name="ce1">
            <text:p>11939.2782505487</text:p>
          </table:table-cell>
          <table:table-cell office:value-type="float" office:value="15942.4986643867" table:style-name="ce1">
            <text:p>15942.4986643867</text:p>
          </table:table-cell>
          <table:table-cell office:value-type="float" office:value="20465.1601080193" table:style-name="ce1">
            <text:p>20465.1601080193</text:p>
          </table:table-cell>
          <table:table-cell office:value-type="float" office:value="25114.70516223" table:style-name="ce1">
            <text:p>25114.70516223</text:p>
          </table:table-cell>
          <table:table-cell office:value-type="float" office:value="47186.4079727635" table:style-name="ce1">
            <text:p>47186.4079727635</text:p>
          </table:table-cell>
          <table:table-cell office:value-type="float" office:value="2278.34780091627" table:style-name="ce1">
            <text:p>2278.34780091627</text:p>
          </table:table-cell>
        </table:table-row>
        <table:table-row>
          <table:table-cell office:value-type="string" office:value="Jennersdorf" table:style-name="ce1">
            <text:p>Jennersdorf</text:p>
          </table:table-cell>
          <table:table-cell office:value-type="float" office:value="14290.6473637296" table:style-name="ce1">
            <text:p>14290.6473637296</text:p>
          </table:table-cell>
          <table:table-cell office:value-type="float" office:value="0.32253164556962" table:style-name="ce1">
            <text:p>0.32253164556962</text:p>
          </table:table-cell>
          <table:table-cell office:value-type="float" office:value="0.0828686531654419" table:style-name="ce1">
            <text:p>0.0828686531654419</text:p>
          </table:table-cell>
          <table:table-cell office:value-type="float" office:value="0.219489501673666" table:style-name="ce1">
            <text:p>0.219489501673666</text:p>
          </table:table-cell>
          <table:table-cell office:value-type="float" office:value="3.15939218306047" table:style-name="ce1">
            <text:p>3.15939218306047</text:p>
          </table:table-cell>
          <table:table-cell office:value-type="float" office:value="7608.06618847917" table:style-name="ce1">
            <text:p>7608.06618847917</text:p>
          </table:table-cell>
          <table:table-cell office:value-type="float" office:value="10157.3188349212" table:style-name="ce1">
            <text:p>10157.3188349212</text:p>
          </table:table-cell>
          <table:table-cell office:value-type="float" office:value="13763.8328782995" table:style-name="ce1">
            <text:p>13763.8328782995</text:p>
          </table:table-cell>
          <table:table-cell office:value-type="float" office:value="17902.9724008672" table:style-name="ce1">
            <text:p>17902.9724008672</text:p>
          </table:table-cell>
          <table:table-cell office:value-type="float" office:value="21574.6103768448" table:style-name="ce1">
            <text:p>21574.6103768448</text:p>
          </table:table-cell>
          <table:table-cell office:value-type="float" office:value="39508.113182819" table:style-name="ce1">
            <text:p>39508.113182819</text:p>
          </table:table-cell>
          <table:table-cell office:value-type="float" office:value="1766.63489134255" table:style-name="ce1">
            <text:p>1766.63489134255</text:p>
          </table:table-cell>
        </table:table-row>
        <table:table-row>
          <table:table-cell office:value-type="string" office:value="Mattersburg" table:style-name="ce1">
            <text:p>Mattersburg</text:p>
          </table:table-cell>
          <table:table-cell office:value-type="float" office:value="20579.7132312788" table:style-name="ce1">
            <text:p>20579.7132312788</text:p>
          </table:table-cell>
          <table:table-cell office:value-type="float" office:value="0.113181818181818" table:style-name="ce1">
            <text:p>0.113181818181818</text:p>
          </table:table-cell>
          <table:table-cell office:value-type="float" office:value="0.0254240322683759" table:style-name="ce1">
            <text:p>0.0254240322683759</text:p>
          </table:table-cell>
          <table:table-cell office:value-type="float" office:value="0.230083918653677" table:style-name="ce1">
            <text:p>0.230083918653677</text:p>
          </table:table-cell>
          <table:table-cell office:value-type="float" office:value="3.29350307956794" table:style-name="ce1">
            <text:p>3.29350307956794</text:p>
          </table:table-cell>
          <table:table-cell office:value-type="float" office:value="10977.1231852846" table:style-name="ce1">
            <text:p>10977.1231852846</text:p>
          </table:table-cell>
          <table:table-cell office:value-type="float" office:value="14563.2865427357" table:style-name="ce1">
            <text:p>14563.2865427357</text:p>
          </table:table-cell>
          <table:table-cell office:value-type="float" office:value="19241.9363402599" table:style-name="ce1">
            <text:p>19241.9363402599</text:p>
          </table:table-cell>
          <table:table-cell office:value-type="float" office:value="24851.3478187655" table:style-name="ce1">
            <text:p>24851.3478187655</text:p>
          </table:table-cell>
          <table:table-cell office:value-type="float" office:value="31343.1530684013" table:style-name="ce1">
            <text:p>31343.1530684013</text:p>
          </table:table-cell>
          <table:table-cell office:value-type="float" office:value="82167.3191748825" table:style-name="ce1">
            <text:p>82167.3191748825</text:p>
          </table:table-cell>
          <table:table-cell office:value-type="float" office:value="2787.06172796042" table:style-name="ce1">
            <text:p>2787.06172796042</text:p>
          </table:table-cell>
        </table:table-row>
        <table:table-row>
          <table:table-cell office:value-type="string" office:value="Neusiedl am See" table:style-name="ce1">
            <text:p>Neusiedl am See</text:p>
          </table:table-cell>
          <table:table-cell office:value-type="float" office:value="19977.9800881632" table:style-name="ce1">
            <text:p>19977.9800881632</text:p>
          </table:table-cell>
          <table:table-cell office:value-type="float" office:value="0.103127506014435" table:style-name="ce1">
            <text:p>0.103127506014435</text:p>
          </table:table-cell>
          <table:table-cell office:value-type="float" office:value="0.0217462083584994" table:style-name="ce1">
            <text:p>0.0217462083584994</text:p>
          </table:table-cell>
          <table:table-cell office:value-type="float" office:value="0.210825183402964" table:style-name="ce1">
            <text:p>0.210825183402964</text:p>
          </table:table-cell>
          <table:table-cell office:value-type="float" office:value="2.97324246844963" table:style-name="ce1">
            <text:p>2.97324246844963</text:p>
          </table:table-cell>
          <table:table-cell office:value-type="float" office:value="11174.061217989" table:style-name="ce1">
            <text:p>11174.061217989</text:p>
          </table:table-cell>
          <table:table-cell office:value-type="float" office:value="14678.8858229406" table:style-name="ce1">
            <text:p>14678.8858229406</text:p>
          </table:table-cell>
          <table:table-cell office:value-type="float" office:value="18931.3300921715" table:style-name="ce1">
            <text:p>18931.3300921715</text:p>
          </table:table-cell>
          <table:table-cell office:value-type="float" office:value="24302.2991304592" table:style-name="ce1">
            <text:p>24302.2991304592</text:p>
          </table:table-cell>
          <table:table-cell office:value-type="float" office:value="29631.5067146672" table:style-name="ce1">
            <text:p>29631.5067146672</text:p>
          </table:table-cell>
          <table:table-cell office:value-type="float" office:value="56171.8851069873" table:style-name="ce1">
            <text:p>56171.8851069873</text:p>
          </table:table-cell>
          <table:table-cell office:value-type="float" office:value="2359.59380291287" table:style-name="ce1">
            <text:p>2359.59380291287</text:p>
          </table:table-cell>
        </table:table-row>
        <table:table-row>
          <table:table-cell office:value-type="string" office:value="Oberpullendorf" table:style-name="ce1">
            <text:p>Oberpullendorf</text:p>
          </table:table-cell>
          <table:table-cell office:value-type="float" office:value="16864.6029238286" table:style-name="ce1">
            <text:p>16864.6029238286</text:p>
          </table:table-cell>
          <table:table-cell office:value-type="float" office:value="0.217709563164109" table:style-name="ce1">
            <text:p>0.217709563164109</text:p>
          </table:table-cell>
          <table:table-cell office:value-type="float" office:value="0.0561522842640178" table:style-name="ce1">
            <text:p>0.0561522842640178</text:p>
          </table:table-cell>
          <table:table-cell office:value-type="float" office:value="0.220947114695742" table:style-name="ce1">
            <text:p>0.220947114695742</text:p>
          </table:table-cell>
          <table:table-cell office:value-type="float" office:value="3.2181089530489" table:style-name="ce1">
            <text:p>3.2181089530489</text:p>
          </table:table-cell>
          <table:table-cell office:value-type="float" office:value="8949.10913202384" table:style-name="ce1">
            <text:p>8949.10913202384</text:p>
          </table:table-cell>
          <table:table-cell office:value-type="float" office:value="12195.003552463" table:style-name="ce1">
            <text:p>12195.003552463</text:p>
          </table:table-cell>
          <table:table-cell office:value-type="float" office:value="16212.7408746204" table:style-name="ce1">
            <text:p>16212.7408746204</text:p>
          </table:table-cell>
          <table:table-cell office:value-type="float" office:value="20725.1083313498" table:style-name="ce1">
            <text:p>20725.1083313498</text:p>
          </table:table-cell>
          <table:table-cell office:value-type="float" office:value="25356.5536583305" table:style-name="ce1">
            <text:p>25356.5536583305</text:p>
          </table:table-cell>
          <table:table-cell office:value-type="float" office:value="50580.9053984802" table:style-name="ce1">
            <text:p>50580.9053984802</text:p>
          </table:table-cell>
          <table:table-cell office:value-type="float" office:value="2013.21764571172" table:style-name="ce1">
            <text:p>2013.21764571172</text:p>
          </table:table-cell>
        </table:table-row>
        <table:table-row>
          <table:table-cell office:value-type="string" office:value="Oberwart" table:style-name="ce1">
            <text:p>Oberwart</text:p>
          </table:table-cell>
          <table:table-cell office:value-type="float" office:value="14494.8029593681" table:style-name="ce1">
            <text:p>14494.8029593681</text:p>
          </table:table-cell>
          <table:table-cell office:value-type="float" office:value="0.316721854304636" table:style-name="ce1">
            <text:p>0.316721854304636</text:p>
          </table:table-cell>
          <table:table-cell office:value-type="float" office:value="0.092423354847811" table:style-name="ce1">
            <text:p>0.092423354847811</text:p>
          </table:table-cell>
          <table:table-cell office:value-type="float" office:value="0.242605192771602" table:style-name="ce1">
            <text:p>0.242605192771602</text:p>
          </table:table-cell>
          <table:table-cell office:value-type="float" office:value="3.67110610508883" table:style-name="ce1">
            <text:p>3.67110610508883</text:p>
          </table:table-cell>
          <table:table-cell office:value-type="float" office:value="6964.00858985187" table:style-name="ce1">
            <text:p>6964.00858985187</text:p>
          </table:table-cell>
          <table:table-cell office:value-type="float" office:value="10018.3973566137" table:style-name="ce1">
            <text:p>10018.3973566137</text:p>
          </table:table-cell>
          <table:table-cell office:value-type="float" office:value="13852.7705179562" table:style-name="ce1">
            <text:p>13852.7705179562</text:p>
          </table:table-cell>
          <table:table-cell office:value-type="float" office:value="18043.7342154116" table:style-name="ce1">
            <text:p>18043.7342154116</text:p>
          </table:table-cell>
          <table:table-cell office:value-type="float" office:value="22525.7316400596" table:style-name="ce1">
            <text:p>22525.7316400596</text:p>
          </table:table-cell>
          <table:table-cell office:value-type="float" office:value="52396.5327884402" table:style-name="ce1">
            <text:p>52396.5327884402</text:p>
          </table:table-cell>
          <table:table-cell office:value-type="float" office:value="618.641599822031" table:style-name="ce1">
            <text:p>618.641599822031</text:p>
          </table:table-cell>
        </table:table-row>
        <table:table-row>
          <table:table-cell office:value-type="string" office:value="Rust (Stadt)" table:style-name="ce1">
            <text:p>Rust (Stadt)</text:p>
          </table:table-cell>
          <table:table-cell office:value-type="float" office:value="15667.6252156912" table:style-name="ce1">
            <text:p>15667.6252156912</text:p>
          </table:table-cell>
          <table:table-cell office:value-type="float" office:value="0.246511627906977" table:style-name="ce1">
            <text:p>0.246511627906977</text:p>
          </table:table-cell>
          <table:table-cell office:value-type="float" office:value="0.0731411861708597" table:style-name="ce1">
            <text:p>0.0731411861708597</text:p>
          </table:table-cell>
          <table:table-cell office:value-type="float" office:value="0.229819061709367" table:style-name="ce1">
            <text:p>0.229819061709367</text:p>
          </table:table-cell>
          <table:table-cell office:value-type="float" office:value="3.41219492278808" table:style-name="ce1">
            <text:p>3.41219492278808</text:p>
          </table:table-cell>
          <table:table-cell office:value-type="float" office:value="8364.60920375008" table:style-name="ce1">
            <text:p>8364.60920375008</text:p>
          </table:table-cell>
          <table:table-cell office:value-type="float" office:value="11145.3300791656" table:style-name="ce1">
            <text:p>11145.3300791656</text:p>
          </table:table-cell>
          <table:table-cell office:value-type="float" office:value="15148.5874300072" table:style-name="ce1">
            <text:p>15148.5874300072</text:p>
          </table:table-cell>
          <table:table-cell office:value-type="float" office:value="19314.6796257322" table:style-name="ce1">
            <text:p>19314.6796257322</text:p>
          </table:table-cell>
          <table:table-cell office:value-type="float" office:value="22880.6714858412" table:style-name="ce1">
            <text:p>22880.6714858412</text:p>
          </table:table-cell>
          <table:table-cell office:value-type="float" office:value="35272.9334436197" table:style-name="ce1">
            <text:p>35272.9334436197</text:p>
          </table:table-cell>
          <table:table-cell office:value-type="float" office:value="4190.05352108936" table:style-name="ce1">
            <text:p>4190.05352108936</text:p>
          </table:table-cell>
        </table:table-row>
        <table:table-row>
          <table:table-cell office:value-type="string" office:value="Amstetten" table:style-name="ce1">
            <text:p>Amstetten</text:p>
          </table:table-cell>
          <table:table-cell office:value-type="float" office:value="15783.6787128207" table:style-name="ce1">
            <text:p>15783.6787128207</text:p>
          </table:table-cell>
          <table:table-cell office:value-type="float" office:value="0.236953125" table:style-name="ce1">
            <text:p>0.236953125</text:p>
          </table:table-cell>
          <table:table-cell office:value-type="float" office:value="0.0600521358725616" table:style-name="ce1">
            <text:p>0.0600521358725616</text:p>
          </table:table-cell>
          <table:table-cell office:value-type="float" office:value="0.221846513744536" table:style-name="ce1">
            <text:p>0.221846513744536</text:p>
          </table:table-cell>
          <table:table-cell office:value-type="float" office:value="3.22301539828468" table:style-name="ce1">
            <text:p>3.22301539828468</text:p>
          </table:table-cell>
          <table:table-cell office:value-type="float" office:value="8305.49680359853" table:style-name="ce1">
            <text:p>8305.49680359853</text:p>
          </table:table-cell>
          <table:table-cell office:value-type="float" office:value="11353.1264366717" table:style-name="ce1">
            <text:p>11353.1264366717</text:p>
          </table:table-cell>
          <table:table-cell office:value-type="float" office:value="15180.0026278283" table:style-name="ce1">
            <text:p>15180.0026278283</text:p>
          </table:table-cell>
          <table:table-cell office:value-type="float" office:value="19385.8206497737" table:style-name="ce1">
            <text:p>19385.8206497737</text:p>
          </table:table-cell>
          <table:table-cell office:value-type="float" office:value="23892.3731020042" table:style-name="ce1">
            <text:p>23892.3731020042</text:p>
          </table:table-cell>
          <table:table-cell office:value-type="float" office:value="54742.0709811937" table:style-name="ce1">
            <text:p>54742.0709811937</text:p>
          </table:table-cell>
          <table:table-cell office:value-type="float" office:value="761.727669931665" table:style-name="ce1">
            <text:p>761.727669931665</text:p>
          </table:table-cell>
        </table:table-row>
        <table:table-row>
          <table:table-cell office:value-type="string" office:value="Baden" table:style-name="ce1">
            <text:p>Baden</text:p>
          </table:table-cell>
          <table:table-cell office:value-type="float" office:value="22038.0263578929" table:style-name="ce1">
            <text:p>22038.0263578929</text:p>
          </table:table-cell>
          <table:table-cell office:value-type="float" office:value="0.0628787878787879" table:style-name="ce1">
            <text:p>0.0628787878787879</text:p>
          </table:table-cell>
          <table:table-cell office:value-type="float" office:value="0.0126657986952768" table:style-name="ce1">
            <text:p>0.0126657986952768</text:p>
          </table:table-cell>
          <table:table-cell office:value-type="float" office:value="0.209166906143776" table:style-name="ce1">
            <text:p>0.209166906143776</text:p>
          </table:table-cell>
          <table:table-cell office:value-type="float" office:value="2.92641644458023" table:style-name="ce1">
            <text:p>2.92641644458023</text:p>
          </table:table-cell>
          <table:table-cell office:value-type="float" office:value="12512.9329292998" table:style-name="ce1">
            <text:p>12512.9329292998</text:p>
          </table:table-cell>
          <table:table-cell office:value-type="float" office:value="16224.9771958762" table:style-name="ce1">
            <text:p>16224.9771958762</text:p>
          </table:table-cell>
          <table:table-cell office:value-type="float" office:value="20904.1068635995" table:style-name="ce1">
            <text:p>20904.1068635995</text:p>
          </table:table-cell>
          <table:table-cell office:value-type="float" office:value="26420.1500728586" table:style-name="ce1">
            <text:p>26420.1500728586</text:p>
          </table:table-cell>
          <table:table-cell office:value-type="float" office:value="32624.146377126" table:style-name="ce1">
            <text:p>32624.146377126</text:p>
          </table:table-cell>
          <table:table-cell office:value-type="float" office:value="83107.4296832205" table:style-name="ce1">
            <text:p>83107.4296832205</text:p>
          </table:table-cell>
          <table:table-cell office:value-type="float" office:value="3119.72627696342" table:style-name="ce1">
            <text:p>3119.72627696342</text:p>
          </table:table-cell>
        </table:table-row>
        <table:table-row>
          <table:table-cell office:value-type="string" office:value="Bruck an der Leitha" table:style-name="ce1">
            <text:p>Bruck an der Leitha</text:p>
          </table:table-cell>
          <table:table-cell office:value-type="float" office:value="23843.7289765987" table:style-name="ce1">
            <text:p>23843.7289765987</text:p>
          </table:table-cell>
          <table:table-cell office:value-type="float" office:value="0.0444654683065279" table:style-name="ce1">
            <text:p>0.0444654683065279</text:p>
          </table:table-cell>
          <table:table-cell office:value-type="float" office:value="0.00874116703564801" table:style-name="ce1">
            <text:p>0.00874116703564801</text:p>
          </table:table-cell>
          <table:table-cell office:value-type="float" office:value="0.210025430484145" table:style-name="ce1">
            <text:p>0.210025430484145</text:p>
          </table:table-cell>
          <table:table-cell office:value-type="float" office:value="2.92866771508184" table:style-name="ce1">
            <text:p>2.92866771508184</text:p>
          </table:table-cell>
          <table:table-cell office:value-type="float" office:value="13602.2146167001" table:style-name="ce1">
            <text:p>13602.2146167001</text:p>
          </table:table-cell>
          <table:table-cell office:value-type="float" office:value="17534.8835943557" table:style-name="ce1">
            <text:p>17534.8835943557</text:p>
          </table:table-cell>
          <table:table-cell office:value-type="float" office:value="22487.4606923502" table:style-name="ce1">
            <text:p>22487.4606923502</text:p>
          </table:table-cell>
          <table:table-cell office:value-type="float" office:value="28421.4276825692" table:style-name="ce1">
            <text:p>28421.4276825692</text:p>
          </table:table-cell>
          <table:table-cell office:value-type="float" office:value="35466.105124013" table:style-name="ce1">
            <text:p>35466.105124013</text:p>
          </table:table-cell>
          <table:table-cell office:value-type="float" office:value="94194.1538893604" table:style-name="ce1">
            <text:p>94194.1538893604</text:p>
          </table:table-cell>
          <table:table-cell office:value-type="float" office:value="2660.60182390758" table:style-name="ce1">
            <text:p>2660.60182390758</text:p>
          </table:table-cell>
        </table:table-row>
        <table:table-row>
          <table:table-cell office:value-type="string" office:value="Gänserndorf" table:style-name="ce1">
            <text:p>Gänserndorf</text:p>
          </table:table-cell>
          <table:table-cell office:value-type="float" office:value="20158.5724848564" table:style-name="ce1">
            <text:p>20158.5724848564</text:p>
          </table:table-cell>
          <table:table-cell office:value-type="float" office:value="0.0885936784241869" table:style-name="ce1">
            <text:p>0.0885936784241869</text:p>
          </table:table-cell>
          <table:table-cell office:value-type="float" office:value="0.018243709240658" table:style-name="ce1">
            <text:p>0.018243709240658</text:p>
          </table:table-cell>
          <table:table-cell office:value-type="float" office:value="0.205345007150195" table:style-name="ce1">
            <text:p>0.205345007150195</text:p>
          </table:table-cell>
          <table:table-cell office:value-type="float" office:value="2.88312606343334" table:style-name="ce1">
            <text:p>2.88312606343334</text:p>
          </table:table-cell>
          <table:table-cell office:value-type="float" office:value="11487.5239072786" table:style-name="ce1">
            <text:p>11487.5239072786</text:p>
          </table:table-cell>
          <table:table-cell office:value-type="float" office:value="14841.9656633168" table:style-name="ce1">
            <text:p>14841.9656633168</text:p>
          </table:table-cell>
          <table:table-cell office:value-type="float" office:value="19300.3001702602" table:style-name="ce1">
            <text:p>19300.3001702602</text:p>
          </table:table-cell>
          <table:table-cell office:value-type="float" office:value="24400.2531473527" table:style-name="ce1">
            <text:p>24400.2531473527</text:p>
          </table:table-cell>
          <table:table-cell office:value-type="float" office:value="29537.9271849452" table:style-name="ce1">
            <text:p>29537.9271849452</text:p>
          </table:table-cell>
          <table:table-cell office:value-type="float" office:value="66583.9776472045" table:style-name="ce1">
            <text:p>66583.9776472045</text:p>
          </table:table-cell>
          <table:table-cell office:value-type="float" office:value="2245.10423877299" table:style-name="ce1">
            <text:p>2245.10423877299</text:p>
          </table:table-cell>
        </table:table-row>
        <table:table-row>
          <table:table-cell office:value-type="string" office:value="Gmünd" table:style-name="ce1">
            <text:p>Gmünd</text:p>
          </table:table-cell>
          <table:table-cell office:value-type="float" office:value="15759.8595165547" table:style-name="ce1">
            <text:p>15759.8595165547</text:p>
          </table:table-cell>
          <table:table-cell office:value-type="float" office:value="0.255348837209302" table:style-name="ce1">
            <text:p>0.255348837209302</text:p>
          </table:table-cell>
          <table:table-cell office:value-type="float" office:value="0.0734163508713551" table:style-name="ce1">
            <text:p>0.0734163508713551</text:p>
          </table:table-cell>
          <table:table-cell office:value-type="float" office:value="0.218213231049343" table:style-name="ce1">
            <text:p>0.218213231049343</text:p>
          </table:table-cell>
          <table:table-cell office:value-type="float" office:value="3.24223907404692" table:style-name="ce1">
            <text:p>3.24223907404692</text:p>
          </table:table-cell>
          <table:table-cell office:value-type="float" office:value="8380.91854866764" table:style-name="ce1">
            <text:p>8380.91854866764</text:p>
          </table:table-cell>
          <table:table-cell office:value-type="float" office:value="11514.0901024484" table:style-name="ce1">
            <text:p>11514.0901024484</text:p>
          </table:table-cell>
          <table:table-cell office:value-type="float" office:value="15228.8599134541" table:style-name="ce1">
            <text:p>15228.8599134541</text:p>
          </table:table-cell>
          <table:table-cell office:value-type="float" office:value="19429.8256403023" table:style-name="ce1">
            <text:p>19429.8256403023</text:p>
          </table:table-cell>
          <table:table-cell office:value-type="float" office:value="23606.2620381077" table:style-name="ce1">
            <text:p>23606.2620381077</text:p>
          </table:table-cell>
          <table:table-cell office:value-type="float" office:value="41338.3265764986" table:style-name="ce1">
            <text:p>41338.3265764986</text:p>
          </table:table-cell>
          <table:table-cell office:value-type="float" office:value="1698.77361314929" table:style-name="ce1">
            <text:p>1698.77361314929</text:p>
          </table:table-cell>
        </table:table-row>
        <table:table-row>
          <table:table-cell office:value-type="string" office:value="Hollabrunn" table:style-name="ce1">
            <text:p>Hollabrunn</text:p>
          </table:table-cell>
          <table:table-cell office:value-type="float" office:value="16800.4369318065" table:style-name="ce1">
            <text:p>16800.4369318065</text:p>
          </table:table-cell>
          <table:table-cell office:value-type="float" office:value="0.196684118673647" table:style-name="ce1">
            <text:p>0.196684118673647</text:p>
          </table:table-cell>
          <table:table-cell office:value-type="float" office:value="0.0494663103105632" table:style-name="ce1">
            <text:p>0.0494663103105632</text:p>
          </table:table-cell>
          <table:table-cell office:value-type="float" office:value="0.217508852991939" table:style-name="ce1">
            <text:p>0.217508852991939</text:p>
          </table:table-cell>
          <table:table-cell office:value-type="float" office:value="3.15344261445435" table:style-name="ce1">
            <text:p>3.15344261445435</text:p>
          </table:table-cell>
          <table:table-cell office:value-type="float" office:value="8949.51141197379" table:style-name="ce1">
            <text:p>8949.51141197379</text:p>
          </table:table-cell>
          <table:table-cell office:value-type="float" office:value="12178.1546667488" table:style-name="ce1">
            <text:p>12178.1546667488</text:p>
          </table:table-cell>
          <table:table-cell office:value-type="float" office:value="16087.8780807395" table:style-name="ce1">
            <text:p>16087.8780807395</text:p>
          </table:table-cell>
          <table:table-cell office:value-type="float" office:value="20667.4695566801" table:style-name="ce1">
            <text:p>20667.4695566801</text:p>
          </table:table-cell>
          <table:table-cell office:value-type="float" office:value="25720.7048139063" table:style-name="ce1">
            <text:p>25720.7048139063</text:p>
          </table:table-cell>
          <table:table-cell office:value-type="float" office:value="46446.4700995391" table:style-name="ce1">
            <text:p>46446.4700995391</text:p>
          </table:table-cell>
          <table:table-cell office:value-type="float" office:value="1984.18336083287" table:style-name="ce1">
            <text:p>1984.18336083287</text:p>
          </table:table-cell>
        </table:table-row>
        <table:table-row>
          <table:table-cell office:value-type="string" office:value="Horn" table:style-name="ce1">
            <text:p>Horn</text:p>
          </table:table-cell>
          <table:table-cell office:value-type="float" office:value="14750.5700592602" table:style-name="ce1">
            <text:p>14750.5700592602</text:p>
          </table:table-cell>
          <table:table-cell office:value-type="float" office:value="0.302937062937063" table:style-name="ce1">
            <text:p>0.302937062937063</text:p>
          </table:table-cell>
          <table:table-cell office:value-type="float" office:value="0.085987200892603" table:style-name="ce1">
            <text:p>0.085987200892603</text:p>
          </table:table-cell>
          <table:table-cell office:value-type="float" office:value="0.234616785069069" table:style-name="ce1">
            <text:p>0.234616785069069</text:p>
          </table:table-cell>
          <table:table-cell office:value-type="float" office:value="3.52257672666636" table:style-name="ce1">
            <text:p>3.52257672666636</text:p>
          </table:table-cell>
          <table:table-cell office:value-type="float" office:value="7329.87779694326" table:style-name="ce1">
            <text:p>7329.87779694326</text:p>
          </table:table-cell>
          <table:table-cell office:value-type="float" office:value="10439.0871090507" table:style-name="ce1">
            <text:p>10439.0871090507</text:p>
          </table:table-cell>
          <table:table-cell office:value-type="float" office:value="14185.5200155311" table:style-name="ce1">
            <text:p>14185.5200155311</text:p>
          </table:table-cell>
          <table:table-cell office:value-type="float" office:value="18391.7824464793" table:style-name="ce1">
            <text:p>18391.7824464793</text:p>
          </table:table-cell>
          <table:table-cell office:value-type="float" office:value="22908.4299486385" table:style-name="ce1">
            <text:p>22908.4299486385</text:p>
          </table:table-cell>
          <table:table-cell office:value-type="float" office:value="43494.8553185997" table:style-name="ce1">
            <text:p>43494.8553185997</text:p>
          </table:table-cell>
          <table:table-cell office:value-type="float" office:value="830.264345345683" table:style-name="ce1">
            <text:p>830.264345345683</text:p>
          </table:table-cell>
        </table:table-row>
        <table:table-row>
          <table:table-cell office:value-type="string" office:value="Korneuburg" table:style-name="ce1">
            <text:p>Korneuburg</text:p>
          </table:table-cell>
          <table:table-cell office:value-type="float" office:value="28178.9206938222" table:style-name="ce1">
            <text:p>28178.9206938222</text:p>
          </table:table-cell>
          <table:table-cell office:value-type="float" office:value="0.0178553104155977" table:style-name="ce1">
            <text:p>0.0178553104155977</text:p>
          </table:table-cell>
          <table:table-cell office:value-type="float" office:value="0.00294752232604027" table:style-name="ce1">
            <text:p>0.00294752232604027</text:p>
          </table:table-cell>
          <table:table-cell office:value-type="float" office:value="0.216075868435863" table:style-name="ce1">
            <text:p>0.216075868435863</text:p>
          </table:table-cell>
          <table:table-cell office:value-type="float" office:value="2.98370526266295" table:style-name="ce1">
            <text:p>2.98370526266295</text:p>
          </table:table-cell>
          <table:table-cell office:value-type="float" office:value="16052.5195920334" table:style-name="ce1">
            <text:p>16052.5195920334</text:p>
          </table:table-cell>
          <table:table-cell office:value-type="float" office:value="20305.8888269635" table:style-name="ce1">
            <text:p>20305.8888269635</text:p>
          </table:table-cell>
          <table:table-cell office:value-type="float" office:value="26117.4303650555" table:style-name="ce1">
            <text:p>26117.4303650555</text:p>
          </table:table-cell>
          <table:table-cell office:value-type="float" office:value="33551.6519987264" table:style-name="ce1">
            <text:p>33551.6519987264</text:p>
          </table:table-cell>
          <table:table-cell office:value-type="float" office:value="43199.6766914069" table:style-name="ce1">
            <text:p>43199.6766914069</text:p>
          </table:table-cell>
          <table:table-cell office:value-type="float" office:value="107071.861161049" table:style-name="ce1">
            <text:p>107071.861161049</text:p>
          </table:table-cell>
          <table:table-cell office:value-type="float" office:value="4925.12712841392" table:style-name="ce1">
            <text:p>4925.12712841392</text:p>
          </table:table-cell>
        </table:table-row>
        <table:table-row>
          <table:table-cell office:value-type="string" office:value="Krems (Land)" table:style-name="ce1">
            <text:p>Krems (Land)</text:p>
          </table:table-cell>
          <table:table-cell office:value-type="float" office:value="14843.8713432189" table:style-name="ce1">
            <text:p>14843.8713432189</text:p>
          </table:table-cell>
          <table:table-cell office:value-type="float" office:value="0.279654359780047" table:style-name="ce1">
            <text:p>0.279654359780047</text:p>
          </table:table-cell>
          <table:table-cell office:value-type="float" office:value="0.075233330464096" table:style-name="ce1">
            <text:p>0.075233330464096</text:p>
          </table:table-cell>
          <table:table-cell office:value-type="float" office:value="0.222829592740155" table:style-name="ce1">
            <text:p>0.222829592740155</text:p>
          </table:table-cell>
          <table:table-cell office:value-type="float" office:value="3.278810221786" table:style-name="ce1">
            <text:p>3.278810221786</text:p>
          </table:table-cell>
          <table:table-cell office:value-type="float" office:value="7614.88222569181" table:style-name="ce1">
            <text:p>7614.88222569181</text:p>
          </table:table-cell>
          <table:table-cell office:value-type="float" office:value="10671.9779728778" table:style-name="ce1">
            <text:p>10671.9779728778</text:p>
          </table:table-cell>
          <table:table-cell office:value-type="float" office:value="14329.9660917819" table:style-name="ce1">
            <text:p>14329.9660917819</text:p>
          </table:table-cell>
          <table:table-cell office:value-type="float" office:value="18555.6106770542" table:style-name="ce1">
            <text:p>18555.6106770542</text:p>
          </table:table-cell>
          <table:table-cell office:value-type="float" office:value="22572.8462391233" table:style-name="ce1">
            <text:p>22572.8462391233</text:p>
          </table:table-cell>
          <table:table-cell office:value-type="float" office:value="38041.2614322304" table:style-name="ce1">
            <text:p>38041.2614322304</text:p>
          </table:table-cell>
          <table:table-cell office:value-type="float" office:value="574.450364482008" table:style-name="ce1">
            <text:p>574.450364482008</text:p>
          </table:table-cell>
        </table:table-row>
        <table:table-row>
          <table:table-cell office:value-type="string" office:value="Krems an der Donau (Stadt)" table:style-name="ce1">
            <text:p>Krems an der Donau (Stadt)</text:p>
          </table:table-cell>
          <table:table-cell office:value-type="float" office:value="18395.8645831494" table:style-name="ce1">
            <text:p>18395.8645831494</text:p>
          </table:table-cell>
          <table:table-cell office:value-type="float" office:value="0.148811700182815" table:style-name="ce1">
            <text:p>0.148811700182815</text:p>
          </table:table-cell>
          <table:table-cell office:value-type="float" office:value="0.0331795567553634" table:style-name="ce1">
            <text:p>0.0331795567553634</text:p>
          </table:table-cell>
          <table:table-cell office:value-type="float" office:value="0.21646303952833" table:style-name="ce1">
            <text:p>0.21646303952833</text:p>
          </table:table-cell>
          <table:table-cell office:value-type="float" office:value="3.06399823383231" table:style-name="ce1">
            <text:p>3.06399823383231</text:p>
          </table:table-cell>
          <table:table-cell office:value-type="float" office:value="10145.2562748711" table:style-name="ce1">
            <text:p>10145.2562748711</text:p>
          </table:table-cell>
          <table:table-cell office:value-type="float" office:value="13464.8477914169" table:style-name="ce1">
            <text:p>13464.8477914169</text:p>
          </table:table-cell>
          <table:table-cell office:value-type="float" office:value="17350.094516716" table:style-name="ce1">
            <text:p>17350.094516716</text:p>
          </table:table-cell>
          <table:table-cell office:value-type="float" office:value="22160.2850443231" table:style-name="ce1">
            <text:p>22160.2850443231</text:p>
          </table:table-cell>
          <table:table-cell office:value-type="float" office:value="27528.1946587667" table:style-name="ce1">
            <text:p>27528.1946587667</text:p>
          </table:table-cell>
          <table:table-cell office:value-type="float" office:value="57993.0247261496" table:style-name="ce1">
            <text:p>57993.0247261496</text:p>
          </table:table-cell>
          <table:table-cell office:value-type="float" office:value="2330.62598291615" table:style-name="ce1">
            <text:p>2330.62598291615</text:p>
          </table:table-cell>
        </table:table-row>
        <table:table-row>
          <table:table-cell office:value-type="string" office:value="Lilienfeld" table:style-name="ce1">
            <text:p>Lilienfeld</text:p>
          </table:table-cell>
          <table:table-cell office:value-type="float" office:value="15814.4419804931" table:style-name="ce1">
            <text:p>15814.4419804931</text:p>
          </table:table-cell>
          <table:table-cell office:value-type="float" office:value="0.246589018302829" table:style-name="ce1">
            <text:p>0.246589018302829</text:p>
          </table:table-cell>
          <table:table-cell office:value-type="float" office:value="0.0619971331413684" table:style-name="ce1">
            <text:p>0.0619971331413684</text:p>
          </table:table-cell>
          <table:table-cell office:value-type="float" office:value="0.223306062257057" table:style-name="ce1">
            <text:p>0.223306062257057</text:p>
          </table:table-cell>
          <table:table-cell office:value-type="float" office:value="3.22516321244707" table:style-name="ce1">
            <text:p>3.22516321244707</text:p>
          </table:table-cell>
          <table:table-cell office:value-type="float" office:value="8473.85349081245" table:style-name="ce1">
            <text:p>8473.85349081245</text:p>
          </table:table-cell>
          <table:table-cell office:value-type="float" office:value="11322.370287605" table:style-name="ce1">
            <text:p>11322.370287605</text:p>
          </table:table-cell>
          <table:table-cell office:value-type="float" office:value="15154.6138550873" table:style-name="ce1">
            <text:p>15154.6138550873</text:p>
          </table:table-cell>
          <table:table-cell office:value-type="float" office:value="19478.7948872364" table:style-name="ce1">
            <text:p>19478.7948872364</text:p>
          </table:table-cell>
          <table:table-cell office:value-type="float" office:value="23904.9177135579" table:style-name="ce1">
            <text:p>23904.9177135579</text:p>
          </table:table-cell>
          <table:table-cell office:value-type="float" office:value="48641.9417605452" table:style-name="ce1">
            <text:p>48641.9417605452</text:p>
          </table:table-cell>
          <table:table-cell office:value-type="float" office:value="2686.7003377286" table:style-name="ce1">
            <text:p>2686.7003377286</text:p>
          </table:table-cell>
        </table:table-row>
        <table:table-row>
          <table:table-cell office:value-type="string" office:value="Melk" table:style-name="ce1">
            <text:p>Melk</text:p>
          </table:table-cell>
          <table:table-cell office:value-type="float" office:value="13057.8353696548" table:style-name="ce1">
            <text:p>13057.8353696548</text:p>
          </table:table-cell>
          <table:table-cell office:value-type="float" office:value="0.403795284646348" table:style-name="ce1">
            <text:p>0.403795284646348</text:p>
          </table:table-cell>
          <table:table-cell office:value-type="float" office:value="0.124479819854886" table:style-name="ce1">
            <text:p>0.124479819854886</text:p>
          </table:table-cell>
          <table:table-cell office:value-type="float" office:value="0.247687148857238" table:style-name="ce1">
            <text:p>0.247687148857238</text:p>
          </table:table-cell>
          <table:table-cell office:value-type="float" office:value="3.820563980189" table:style-name="ce1">
            <text:p>3.820563980189</text:p>
          </table:table-cell>
          <table:table-cell office:value-type="float" office:value="6072.88727094914" table:style-name="ce1">
            <text:p>6072.88727094914</text:p>
          </table:table-cell>
          <table:table-cell office:value-type="float" office:value="8916.11364071835" table:style-name="ce1">
            <text:p>8916.11364071835</text:p>
          </table:table-cell>
          <table:table-cell office:value-type="float" office:value="12487.1556011269" table:style-name="ce1">
            <text:p>12487.1556011269</text:p>
          </table:table-cell>
          <table:table-cell office:value-type="float" office:value="16557.5178262223" table:style-name="ce1">
            <text:p>16557.5178262223</text:p>
          </table:table-cell>
          <table:table-cell office:value-type="float" office:value="20704.7684347267" table:style-name="ce1">
            <text:p>20704.7684347267</text:p>
          </table:table-cell>
          <table:table-cell office:value-type="float" office:value="39566.7469337709" table:style-name="ce1">
            <text:p>39566.7469337709</text:p>
          </table:table-cell>
          <table:table-cell office:value-type="float" office:value="177.021061326881" table:style-name="ce1">
            <text:p>177.021061326881</text:p>
          </table:table-cell>
        </table:table-row>
        <table:table-row>
          <table:table-cell office:value-type="string" office:value="Mistelbach" table:style-name="ce1">
            <text:p>Mistelbach</text:p>
          </table:table-cell>
          <table:table-cell office:value-type="float" office:value="18224.1790794145" table:style-name="ce1">
            <text:p>18224.1790794145</text:p>
          </table:table-cell>
          <table:table-cell office:value-type="float" office:value="0.147181008902077" table:style-name="ce1">
            <text:p>0.147181008902077</text:p>
          </table:table-cell>
          <table:table-cell office:value-type="float" office:value="0.0346557194913824" table:style-name="ce1">
            <text:p>0.0346557194913824</text:p>
          </table:table-cell>
          <table:table-cell office:value-type="float" office:value="0.215020379927949" table:style-name="ce1">
            <text:p>0.215020379927949</text:p>
          </table:table-cell>
          <table:table-cell office:value-type="float" office:value="3.07545797188329" table:style-name="ce1">
            <text:p>3.07545797188329</text:p>
          </table:table-cell>
          <table:table-cell office:value-type="float" office:value="9935.07156134714" table:style-name="ce1">
            <text:p>9935.07156134714</text:p>
          </table:table-cell>
          <table:table-cell office:value-type="float" office:value="13271.3052579009" table:style-name="ce1">
            <text:p>13271.3052579009</text:p>
          </table:table-cell>
          <table:table-cell office:value-type="float" office:value="17435.726458398" table:style-name="ce1">
            <text:p>17435.726458398</text:p>
          </table:table-cell>
          <table:table-cell office:value-type="float" office:value="22239.2078292629" table:style-name="ce1">
            <text:p>22239.2078292629</text:p>
          </table:table-cell>
          <table:table-cell office:value-type="float" office:value="27318.8436917189" table:style-name="ce1">
            <text:p>27318.8436917189</text:p>
          </table:table-cell>
          <table:table-cell office:value-type="float" office:value="53059.9024783434" table:style-name="ce1">
            <text:p>53059.9024783434</text:p>
          </table:table-cell>
          <table:table-cell office:value-type="float" office:value="1873.18527134096" table:style-name="ce1">
            <text:p>1873.18527134096</text:p>
          </table:table-cell>
        </table:table-row>
        <table:table-row>
          <table:table-cell office:value-type="string" office:value="Mödling" table:style-name="ce1">
            <text:p>Mödling</text:p>
          </table:table-cell>
          <table:table-cell office:value-type="float" office:value="41881.8719757314" table:style-name="ce1">
            <text:p>41881.8719757314</text:p>
          </table:table-cell>
          <table:table-cell office:value-type="float" office:value="0.00384763370527126" table:style-name="ce1">
            <text:p>0.00384763370527126</text:p>
          </table:table-cell>
          <table:table-cell office:value-type="float" office:value="0.000483519875727914" table:style-name="ce1">
            <text:p>0.000483519875727914</text:p>
          </table:table-cell>
          <table:table-cell office:value-type="float" office:value="0.257825853559145" table:style-name="ce1">
            <text:p>0.257825853559145</text:p>
          </table:table-cell>
          <table:table-cell office:value-type="float" office:value="3.63448871836813" table:style-name="ce1">
            <text:p>3.63448871836813</text:p>
          </table:table-cell>
          <table:table-cell office:value-type="float" office:value="21038.0966327364" table:style-name="ce1">
            <text:p>21038.0966327364</text:p>
          </table:table-cell>
          <table:table-cell office:value-type="float" office:value="27060.87261565" table:style-name="ce1">
            <text:p>27060.87261565</text:p>
          </table:table-cell>
          <table:table-cell office:value-type="float" office:value="37248.9306552231" table:style-name="ce1">
            <text:p>37248.9306552231</text:p>
          </table:table-cell>
          <table:table-cell office:value-type="float" office:value="51683.7906892991" table:style-name="ce1">
            <text:p>51683.7906892991</text:p>
          </table:table-cell>
          <table:table-cell office:value-type="float" office:value="68647.2803326284" table:style-name="ce1">
            <text:p>68647.2803326284</text:p>
          </table:table-cell>
          <table:table-cell office:value-type="float" office:value="131559.456087339" table:style-name="ce1">
            <text:p>131559.456087339</text:p>
          </table:table-cell>
          <table:table-cell office:value-type="float" office:value="7473.58225963359" table:style-name="ce1">
            <text:p>7473.58225963359</text:p>
          </table:table-cell>
        </table:table-row>
        <table:table-row>
          <table:table-cell office:value-type="string" office:value="Neunkirchen" table:style-name="ce1">
            <text:p>Neunkirchen</text:p>
          </table:table-cell>
          <table:table-cell office:value-type="float" office:value="15778.5144471772" table:style-name="ce1">
            <text:p>15778.5144471772</text:p>
          </table:table-cell>
          <table:table-cell office:value-type="float" office:value="0.238623523369286" table:style-name="ce1">
            <text:p>0.238623523369286</text:p>
          </table:table-cell>
          <table:table-cell office:value-type="float" office:value="0.0603076423817318" table:style-name="ce1">
            <text:p>0.0603076423817318</text:p>
          </table:table-cell>
          <table:table-cell office:value-type="float" office:value="0.223564359441436" table:style-name="ce1">
            <text:p>0.223564359441436</text:p>
          </table:table-cell>
          <table:table-cell office:value-type="float" office:value="3.2357782940484" table:style-name="ce1">
            <text:p>3.2357782940484</text:p>
          </table:table-cell>
          <table:table-cell office:value-type="float" office:value="8271.86782600132" table:style-name="ce1">
            <text:p>8271.86782600132</text:p>
          </table:table-cell>
          <table:table-cell office:value-type="float" office:value="11298.878935085" table:style-name="ce1">
            <text:p>11298.878935085</text:p>
          </table:table-cell>
          <table:table-cell office:value-type="float" office:value="15026.9376864182" table:style-name="ce1">
            <text:p>15026.9376864182</text:p>
          </table:table-cell>
          <table:table-cell office:value-type="float" office:value="19499.2251910284" table:style-name="ce1">
            <text:p>19499.2251910284</text:p>
          </table:table-cell>
          <table:table-cell office:value-type="float" office:value="24038.8358640757" table:style-name="ce1">
            <text:p>24038.8358640757</text:p>
          </table:table-cell>
          <table:table-cell office:value-type="float" office:value="57137.7405660119" table:style-name="ce1">
            <text:p>57137.7405660119</text:p>
          </table:table-cell>
          <table:table-cell office:value-type="float" office:value="1257.72607665646" table:style-name="ce1">
            <text:p>1257.72607665646</text:p>
          </table:table-cell>
        </table:table-row>
        <table:table-row>
          <table:table-cell office:value-type="string" office:value="Sankt Pölten (Land)" table:style-name="ce1">
            <text:p>Sankt Pölten (Land)</text:p>
          </table:table-cell>
          <table:table-cell office:value-type="float" office:value="17564.2349268094" table:style-name="ce1">
            <text:p>17564.2349268094</text:p>
          </table:table-cell>
          <table:table-cell office:value-type="float" office:value="0.164018200910046" table:style-name="ce1">
            <text:p>0.164018200910046</text:p>
          </table:table-cell>
          <table:table-cell office:value-type="float" office:value="0.0386979092665821" table:style-name="ce1">
            <text:p>0.0386979092665821</text:p>
          </table:table-cell>
          <table:table-cell office:value-type="float" office:value="0.214987437321363" table:style-name="ce1">
            <text:p>0.214987437321363</text:p>
          </table:table-cell>
          <table:table-cell office:value-type="float" office:value="3.07583803657531" table:style-name="ce1">
            <text:p>3.07583803657531</text:p>
          </table:table-cell>
          <table:table-cell office:value-type="float" office:value="9548.54867244591" table:style-name="ce1">
            <text:p>9548.54867244591</text:p>
          </table:table-cell>
          <table:table-cell office:value-type="float" office:value="12804.7595592569" table:style-name="ce1">
            <text:p>12804.7595592569</text:p>
          </table:table-cell>
          <table:table-cell office:value-type="float" office:value="16773.9012702778" table:style-name="ce1">
            <text:p>16773.9012702778</text:p>
          </table:table-cell>
          <table:table-cell office:value-type="float" office:value="21442.9737877794" table:style-name="ce1">
            <text:p>21442.9737877794</text:p>
          </table:table-cell>
          <table:table-cell office:value-type="float" office:value="26369.0201504214" table:style-name="ce1">
            <text:p>26369.0201504214</text:p>
          </table:table-cell>
          <table:table-cell office:value-type="float" office:value="53214.5479793804" table:style-name="ce1">
            <text:p>53214.5479793804</text:p>
          </table:table-cell>
          <table:table-cell office:value-type="float" office:value="945.764517697505" table:style-name="ce1">
            <text:p>945.764517697505</text:p>
          </table:table-cell>
        </table:table-row>
        <table:table-row>
          <table:table-cell office:value-type="string" office:value="Sankt Pölten (Stadt)" table:style-name="ce1">
            <text:p>Sankt Pölten (Stadt)</text:p>
          </table:table-cell>
          <table:table-cell office:value-type="float" office:value="15069.7077291943" table:style-name="ce1">
            <text:p>15069.7077291943</text:p>
          </table:table-cell>
          <table:table-cell office:value-type="float" office:value="0.281656804733728" table:style-name="ce1">
            <text:p>0.281656804733728</text:p>
          </table:table-cell>
          <table:table-cell office:value-type="float" office:value="0.0758618843637174" table:style-name="ce1">
            <text:p>0.0758618843637174</text:p>
          </table:table-cell>
          <table:table-cell office:value-type="float" office:value="0.232625071157597" table:style-name="ce1">
            <text:p>0.232625071157597</text:p>
          </table:table-cell>
          <table:table-cell office:value-type="float" office:value="3.43207209101044" table:style-name="ce1">
            <text:p>3.43207209101044</text:p>
          </table:table-cell>
          <table:table-cell office:value-type="float" office:value="7672.3191622409" table:style-name="ce1">
            <text:p>7672.3191622409</text:p>
          </table:table-cell>
          <table:table-cell office:value-type="float" office:value="10684.390583613" table:style-name="ce1">
            <text:p>10684.390583613</text:p>
          </table:table-cell>
          <table:table-cell office:value-type="float" office:value="14327.7121462837" table:style-name="ce1">
            <text:p>14327.7121462837</text:p>
          </table:table-cell>
          <table:table-cell office:value-type="float" office:value="18608.5102502288" table:style-name="ce1">
            <text:p>18608.5102502288</text:p>
          </table:table-cell>
          <table:table-cell office:value-type="float" office:value="23121.5323431186" table:style-name="ce1">
            <text:p>23121.5323431186</text:p>
          </table:table-cell>
          <table:table-cell office:value-type="float" office:value="65640.4804412272" table:style-name="ce1">
            <text:p>65640.4804412272</text:p>
          </table:table-cell>
          <table:table-cell office:value-type="float" office:value="1020.11900681408" table:style-name="ce1">
            <text:p>1020.11900681408</text:p>
          </table:table-cell>
        </table:table-row>
        <table:table-row>
          <table:table-cell office:value-type="string" office:value="Scheibbs" table:style-name="ce1">
            <text:p>Scheibbs</text:p>
          </table:table-cell>
          <table:table-cell office:value-type="float" office:value="15547.7046294544" table:style-name="ce1">
            <text:p>15547.7046294544</text:p>
          </table:table-cell>
          <table:table-cell office:value-type="float" office:value="0.251764705882353" table:style-name="ce1">
            <text:p>0.251764705882353</text:p>
          </table:table-cell>
          <table:table-cell office:value-type="float" office:value="0.0648500473813795" table:style-name="ce1">
            <text:p>0.0648500473813795</text:p>
          </table:table-cell>
          <table:table-cell office:value-type="float" office:value="0.218508712402482" table:style-name="ce1">
            <text:p>0.218508712402482</text:p>
          </table:table-cell>
          <table:table-cell office:value-type="float" office:value="3.19001101724714" table:style-name="ce1">
            <text:p>3.19001101724714</text:p>
          </table:table-cell>
          <table:table-cell office:value-type="float" office:value="8150.06655562503" table:style-name="ce1">
            <text:p>8150.06655562503</text:p>
          </table:table-cell>
          <table:table-cell office:value-type="float" office:value="11148.7310804434" table:style-name="ce1">
            <text:p>11148.7310804434</text:p>
          </table:table-cell>
          <table:table-cell office:value-type="float" office:value="15076.2611543796" table:style-name="ce1">
            <text:p>15076.2611543796</text:p>
          </table:table-cell>
          <table:table-cell office:value-type="float" office:value="19240.7789719149" table:style-name="ce1">
            <text:p>19240.7789719149</text:p>
          </table:table-cell>
          <table:table-cell office:value-type="float" office:value="23497.0709587394" table:style-name="ce1">
            <text:p>23497.0709587394</text:p>
          </table:table-cell>
          <table:table-cell office:value-type="float" office:value="41001.7703689456" table:style-name="ce1">
            <text:p>41001.7703689456</text:p>
          </table:table-cell>
          <table:table-cell office:value-type="float" office:value="1538.2851052408" table:style-name="ce1">
            <text:p>1538.2851052408</text:p>
          </table:table-cell>
        </table:table-row>
        <table:table-row>
          <table:table-cell office:value-type="string" office:value="Tulln" table:style-name="ce1">
            <text:p>Tulln</text:p>
          </table:table-cell>
          <table:table-cell office:value-type="float" office:value="21195.707747322" table:style-name="ce1">
            <text:p>21195.707747322</text:p>
          </table:table-cell>
          <table:table-cell office:value-type="float" office:value="0.0680272108843537" table:style-name="ce1">
            <text:p>0.0680272108843537</text:p>
          </table:table-cell>
          <table:table-cell office:value-type="float" office:value="0.0136836298447813" table:style-name="ce1">
            <text:p>0.0136836298447813</text:p>
          </table:table-cell>
          <table:table-cell office:value-type="float" office:value="0.199990644149633" table:style-name="ce1">
            <text:p>0.199990644149633</text:p>
          </table:table-cell>
          <table:table-cell office:value-type="float" office:value="2.80684859976443" table:style-name="ce1">
            <text:p>2.80684859976443</text:p>
          </table:table-cell>
          <table:table-cell office:value-type="float" office:value="12243.0601790886" table:style-name="ce1">
            <text:p>12243.0601790886</text:p>
          </table:table-cell>
          <table:table-cell office:value-type="float" office:value="15813.1975499287" table:style-name="ce1">
            <text:p>15813.1975499287</text:p>
          </table:table-cell>
          <table:table-cell office:value-type="float" office:value="20297.4889258199" table:style-name="ce1">
            <text:p>20297.4889258199</text:p>
          </table:table-cell>
          <table:table-cell office:value-type="float" office:value="25485.2028840855" table:style-name="ce1">
            <text:p>25485.2028840855</text:p>
          </table:table-cell>
          <table:table-cell office:value-type="float" office:value="30934.5698081596" table:style-name="ce1">
            <text:p>30934.5698081596</text:p>
          </table:table-cell>
          <table:table-cell office:value-type="float" office:value="70419.5244937515" table:style-name="ce1">
            <text:p>70419.5244937515</text:p>
          </table:table-cell>
          <table:table-cell office:value-type="float" office:value="1988.96927377175" table:style-name="ce1">
            <text:p>1988.96927377175</text:p>
          </table:table-cell>
        </table:table-row>
        <table:table-row>
          <table:table-cell office:value-type="string" office:value="Waidhofen an der Thaya" table:style-name="ce1">
            <text:p>Waidhofen an der Thaya</text:p>
          </table:table-cell>
          <table:table-cell office:value-type="float" office:value="14579.2552693238" table:style-name="ce1">
            <text:p>14579.2552693238</text:p>
          </table:table-cell>
          <table:table-cell office:value-type="float" office:value="0.307717569786535" table:style-name="ce1">
            <text:p>0.307717569786535</text:p>
          </table:table-cell>
          <table:table-cell office:value-type="float" office:value="0.0856015739217026" table:style-name="ce1">
            <text:p>0.0856015739217026</text:p>
          </table:table-cell>
          <table:table-cell office:value-type="float" office:value="0.228955985148586" table:style-name="ce1">
            <text:p>0.228955985148586</text:p>
          </table:table-cell>
          <table:table-cell office:value-type="float" office:value="3.406866002807" table:style-name="ce1">
            <text:p>3.406866002807</text:p>
          </table:table-cell>
          <table:table-cell office:value-type="float" office:value="7420.64960837282" table:style-name="ce1">
            <text:p>7420.64960837282</text:p>
          </table:table-cell>
          <table:table-cell office:value-type="float" office:value="10339.3780130912" table:style-name="ce1">
            <text:p>10339.3780130912</text:p>
          </table:table-cell>
          <table:table-cell office:value-type="float" office:value="14118.5367809557" table:style-name="ce1">
            <text:p>14118.5367809557</text:p>
          </table:table-cell>
          <table:table-cell office:value-type="float" office:value="18055.8690443074" table:style-name="ce1">
            <text:p>18055.8690443074</text:p>
          </table:table-cell>
          <table:table-cell office:value-type="float" office:value="22474.1818314798" table:style-name="ce1">
            <text:p>22474.1818314798</text:p>
          </table:table-cell>
          <table:table-cell office:value-type="float" office:value="37157.7594798586" table:style-name="ce1">
            <text:p>37157.7594798586</text:p>
          </table:table-cell>
          <table:table-cell office:value-type="float" office:value="1502.6940669551" table:style-name="ce1">
            <text:p>1502.6940669551</text:p>
          </table:table-cell>
        </table:table-row>
        <table:table-row>
          <table:table-cell office:value-type="string" office:value="Waidhofen an der Ybbs (Stadt)" table:style-name="ce1">
            <text:p>Waidhofen an der Ybbs (Stadt)</text:p>
          </table:table-cell>
          <table:table-cell office:value-type="float" office:value="18727.796122796" table:style-name="ce1">
            <text:p>18727.796122796</text:p>
          </table:table-cell>
          <table:table-cell office:value-type="float" office:value="0.142528735632184" table:style-name="ce1">
            <text:p>0.142528735632184</text:p>
          </table:table-cell>
          <table:table-cell office:value-type="float" office:value="0.0324296934452045" table:style-name="ce1">
            <text:p>0.0324296934452045</text:p>
          </table:table-cell>
          <table:table-cell office:value-type="float" office:value="0.217450234099138" table:style-name="ce1">
            <text:p>0.217450234099138</text:p>
          </table:table-cell>
          <table:table-cell office:value-type="float" office:value="3.07504868830574" table:style-name="ce1">
            <text:p>3.07504868830574</text:p>
          </table:table-cell>
          <table:table-cell office:value-type="float" office:value="10112.9635111986" table:style-name="ce1">
            <text:p>10112.9635111986</text:p>
          </table:table-cell>
          <table:table-cell office:value-type="float" office:value="13403.8679617816" table:style-name="ce1">
            <text:p>13403.8679617816</text:p>
          </table:table-cell>
          <table:table-cell office:value-type="float" office:value="17933.1016941031" table:style-name="ce1">
            <text:p>17933.1016941031</text:p>
          </table:table-cell>
          <table:table-cell office:value-type="float" office:value="22887.5647408635" table:style-name="ce1">
            <text:p>22887.5647408635</text:p>
          </table:table-cell>
          <table:table-cell office:value-type="float" office:value="27916.6499571045" table:style-name="ce1">
            <text:p>27916.6499571045</text:p>
          </table:table-cell>
          <table:table-cell office:value-type="float" office:value="62295.3048410388" table:style-name="ce1">
            <text:p>62295.3048410388</text:p>
          </table:table-cell>
          <table:table-cell office:value-type="float" office:value="4299.03039897372" table:style-name="ce1">
            <text:p>4299.03039897372</text:p>
          </table:table-cell>
        </table:table-row>
        <table:table-row>
          <table:table-cell office:value-type="string" office:value="Wiener Neustadt (Land)" table:style-name="ce1">
            <text:p>Wiener Neustadt (Land)</text:p>
          </table:table-cell>
          <table:table-cell office:value-type="float" office:value="20000.9424764072" table:style-name="ce1">
            <text:p>20000.9424764072</text:p>
          </table:table-cell>
          <table:table-cell office:value-type="float" office:value="0.0975438596491228" table:style-name="ce1">
            <text:p>0.0975438596491228</text:p>
          </table:table-cell>
          <table:table-cell office:value-type="float" office:value="0.0198648761265281" table:style-name="ce1">
            <text:p>0.0198648761265281</text:p>
          </table:table-cell>
          <table:table-cell office:value-type="float" office:value="0.204840117935207" table:style-name="ce1">
            <text:p>0.204840117935207</text:p>
          </table:table-cell>
          <table:table-cell office:value-type="float" office:value="2.89095866512967" table:style-name="ce1">
            <text:p>2.89095866512967</text:p>
          </table:table-cell>
          <table:table-cell office:value-type="float" office:value="11342.53600253" table:style-name="ce1">
            <text:p>11342.53600253</text:p>
          </table:table-cell>
          <table:table-cell office:value-type="float" office:value="14818.7140571712" table:style-name="ce1">
            <text:p>14818.7140571712</text:p>
          </table:table-cell>
          <table:table-cell office:value-type="float" office:value="19211.4086531702" table:style-name="ce1">
            <text:p>19211.4086531702</text:p>
          </table:table-cell>
          <table:table-cell office:value-type="float" office:value="24163.7384044989" table:style-name="ce1">
            <text:p>24163.7384044989</text:p>
          </table:table-cell>
          <table:table-cell office:value-type="float" office:value="29528.9815076541" table:style-name="ce1">
            <text:p>29528.9815076541</text:p>
          </table:table-cell>
          <table:table-cell office:value-type="float" office:value="62587.4827365935" table:style-name="ce1">
            <text:p>62587.4827365935</text:p>
          </table:table-cell>
          <table:table-cell office:value-type="float" office:value="2065.42904488069" table:style-name="ce1">
            <text:p>2065.42904488069</text:p>
          </table:table-cell>
        </table:table-row>
        <table:table-row>
          <table:table-cell office:value-type="string" office:value="Wiener Neustadt (Stadt)" table:style-name="ce1">
            <text:p>Wiener Neustadt (Stadt)</text:p>
          </table:table-cell>
          <table:table-cell office:value-type="float" office:value="17003.7178760968" table:style-name="ce1">
            <text:p>17003.7178760968</text:p>
          </table:table-cell>
          <table:table-cell office:value-type="float" office:value="0.189160467587673" table:style-name="ce1">
            <text:p>0.189160467587673</text:p>
          </table:table-cell>
          <table:table-cell office:value-type="float" office:value="0.0469422075449103" table:style-name="ce1">
            <text:p>0.0469422075449103</text:p>
          </table:table-cell>
          <table:table-cell office:value-type="float" office:value="0.210914678152781" table:style-name="ce1">
            <text:p>0.210914678152781</text:p>
          </table:table-cell>
          <table:table-cell office:value-type="float" office:value="3.03039878370678" table:style-name="ce1">
            <text:p>3.03039878370678</text:p>
          </table:table-cell>
          <table:table-cell office:value-type="float" office:value="9303.5279552986" table:style-name="ce1">
            <text:p>9303.5279552986</text:p>
          </table:table-cell>
          <table:table-cell office:value-type="float" office:value="12415.8727979144" table:style-name="ce1">
            <text:p>12415.8727979144</text:p>
          </table:table-cell>
          <table:table-cell office:value-type="float" office:value="16412.1658521581" table:style-name="ce1">
            <text:p>16412.1658521581</text:p>
          </table:table-cell>
          <table:table-cell office:value-type="float" office:value="20870.5648616767" table:style-name="ce1">
            <text:p>20870.5648616767</text:p>
          </table:table-cell>
          <table:table-cell office:value-type="float" office:value="25318.0542316138" table:style-name="ce1">
            <text:p>25318.0542316138</text:p>
          </table:table-cell>
          <table:table-cell office:value-type="float" office:value="45876.8542230959" table:style-name="ce1">
            <text:p>45876.8542230959</text:p>
          </table:table-cell>
          <table:table-cell office:value-type="float" office:value="1339.44408126855" table:style-name="ce1">
            <text:p>1339.44408126855</text:p>
          </table:table-cell>
        </table:table-row>
        <table:table-row>
          <table:table-cell office:value-type="string" office:value="Zwettl" table:style-name="ce1">
            <text:p>Zwettl</text:p>
          </table:table-cell>
          <table:table-cell office:value-type="float" office:value="14176.7622621381" table:style-name="ce1">
            <text:p>14176.7622621381</text:p>
          </table:table-cell>
          <table:table-cell office:value-type="float" office:value="0.320201005025126" table:style-name="ce1">
            <text:p>0.320201005025126</text:p>
          </table:table-cell>
          <table:table-cell office:value-type="float" office:value="0.0919426006156592" table:style-name="ce1">
            <text:p>0.0919426006156592</text:p>
          </table:table-cell>
          <table:table-cell office:value-type="float" office:value="0.230572280886706" table:style-name="ce1">
            <text:p>0.230572280886706</text:p>
          </table:table-cell>
          <table:table-cell office:value-type="float" office:value="3.46259414787464" table:style-name="ce1">
            <text:p>3.46259414787464</text:p>
          </table:table-cell>
          <table:table-cell office:value-type="float" office:value="7060.14405201491" table:style-name="ce1">
            <text:p>7060.14405201491</text:p>
          </table:table-cell>
          <table:table-cell office:value-type="float" office:value="10059.1022557553" table:style-name="ce1">
            <text:p>10059.1022557553</text:p>
          </table:table-cell>
          <table:table-cell office:value-type="float" office:value="13666.2963346726" table:style-name="ce1">
            <text:p>13666.2963346726</text:p>
          </table:table-cell>
          <table:table-cell office:value-type="float" office:value="17722.8212823556" table:style-name="ce1">
            <text:p>17722.8212823556</text:p>
          </table:table-cell>
          <table:table-cell office:value-type="float" office:value="21825.0996726664" table:style-name="ce1">
            <text:p>21825.0996726664</text:p>
          </table:table-cell>
          <table:table-cell office:value-type="float" office:value="38698.5794600273" table:style-name="ce1">
            <text:p>38698.5794600273</text:p>
          </table:table-cell>
          <table:table-cell office:value-type="float" office:value="629.721831775748" table:style-name="ce1">
            <text:p>629.721831775748</text:p>
          </table:table-cell>
        </table:table-row>
        <table:table-row>
          <table:table-cell office:value-type="string" office:value="Wien" table:style-name="ce1">
            <text:p>Wien</text:p>
          </table:table-cell>
          <table:table-cell office:value-type="float" office:value="20569.7066542688" table:style-name="ce1">
            <text:p>20569.7066542688</text:p>
          </table:table-cell>
          <table:table-cell office:value-type="float" office:value="0.135895629150385" table:style-name="ce1">
            <text:p>0.135895629150385</text:p>
          </table:table-cell>
          <table:table-cell office:value-type="float" office:value="0.0337520576066268" table:style-name="ce1">
            <text:p>0.0337520576066268</text:p>
          </table:table-cell>
          <table:table-cell office:value-type="float" office:value="0.26005324448715" table:style-name="ce1">
            <text:p>0.26005324448715</text:p>
          </table:table-cell>
          <table:table-cell office:value-type="float" office:value="3.81988146368829" table:style-name="ce1">
            <text:p>3.81988146368829</text:p>
          </table:table-cell>
          <table:table-cell office:value-type="float" office:value="10043.0245512052" table:style-name="ce1">
            <text:p>10043.0245512052</text:p>
          </table:table-cell>
          <table:table-cell office:value-type="float" office:value="13859.4821856106" table:style-name="ce1">
            <text:p>13859.4821856106</text:p>
          </table:table-cell>
          <table:table-cell office:value-type="float" office:value="18725.9968401103" table:style-name="ce1">
            <text:p>18725.9968401103</text:p>
          </table:table-cell>
          <table:table-cell office:value-type="float" office:value="24678.7479760533" table:style-name="ce1">
            <text:p>24678.7479760533</text:p>
          </table:table-cell>
          <table:table-cell office:value-type="float" office:value="31954.4573690145" table:style-name="ce1">
            <text:p>31954.4573690145</text:p>
          </table:table-cell>
          <table:table-cell office:value-type="float" office:value="279895.952073236" table:style-name="ce1">
            <text:p>279895.952073236</text:p>
          </table:table-cell>
          <table:table-cell office:value-type="float" office:value="66.4924413868743" table:style-name="ce1">
            <text:p>66.4924413868743</text:p>
          </table:table-cell>
        </table:table-row>
        <table:table-row>
          <table:table-cell office:value-type="string" office:value="Feldkirchen" table:style-name="ce1">
            <text:p>Feldkirchen</text:p>
          </table:table-cell>
          <table:table-cell office:value-type="float" office:value="15687.3353442664" table:style-name="ce1">
            <text:p>15687.3353442664</text:p>
          </table:table-cell>
          <table:table-cell office:value-type="float" office:value="0.23871829105474" table:style-name="ce1">
            <text:p>0.23871829105474</text:p>
          </table:table-cell>
          <table:table-cell office:value-type="float" office:value="0.0596317127470449" table:style-name="ce1">
            <text:p>0.0596317127470449</text:p>
          </table:table-cell>
          <table:table-cell office:value-type="float" office:value="0.215425477874504" table:style-name="ce1">
            <text:p>0.215425477874504</text:p>
          </table:table-cell>
          <table:table-cell office:value-type="float" office:value="3.10238366121644" table:style-name="ce1">
            <text:p>3.10238366121644</text:p>
          </table:table-cell>
          <table:table-cell office:value-type="float" office:value="8494.11366384529" table:style-name="ce1">
            <text:p>8494.11366384529</text:p>
          </table:table-cell>
          <table:table-cell office:value-type="float" office:value="11448.6410341216" table:style-name="ce1">
            <text:p>11448.6410341216</text:p>
          </table:table-cell>
          <table:table-cell office:value-type="float" office:value="15013.4661554279" table:style-name="ce1">
            <text:p>15013.4661554279</text:p>
          </table:table-cell>
          <table:table-cell office:value-type="float" office:value="19259.522234995" table:style-name="ce1">
            <text:p>19259.522234995</text:p>
          </table:table-cell>
          <table:table-cell office:value-type="float" office:value="23429.8789497094" table:style-name="ce1">
            <text:p>23429.8789497094</text:p>
          </table:table-cell>
          <table:table-cell office:value-type="float" office:value="46203.4758472625" table:style-name="ce1">
            <text:p>46203.4758472625</text:p>
          </table:table-cell>
          <table:table-cell office:value-type="float" office:value="1436.87275160945" table:style-name="ce1">
            <text:p>1436.87275160945</text:p>
          </table:table-cell>
        </table:table-row>
        <table:table-row>
          <table:table-cell office:value-type="string" office:value="Hermagor" table:style-name="ce1">
            <text:p>Hermagor</text:p>
          </table:table-cell>
          <table:table-cell office:value-type="float" office:value="14181.3701273903" table:style-name="ce1">
            <text:p>14181.3701273903</text:p>
          </table:table-cell>
          <table:table-cell office:value-type="float" office:value="0.316450216450216" table:style-name="ce1">
            <text:p>0.316450216450216</text:p>
          </table:table-cell>
          <table:table-cell office:value-type="float" office:value="0.0904855164445826" table:style-name="ce1">
            <text:p>0.0904855164445826</text:p>
          </table:table-cell>
          <table:table-cell office:value-type="float" office:value="0.223998100597646" table:style-name="ce1">
            <text:p>0.223998100597646</text:p>
          </table:table-cell>
          <table:table-cell office:value-type="float" office:value="3.30166252577227" table:style-name="ce1">
            <text:p>3.30166252577227</text:p>
          </table:table-cell>
          <table:table-cell office:value-type="float" office:value="7362.98586278604" table:style-name="ce1">
            <text:p>7362.98586278604</text:p>
          </table:table-cell>
          <table:table-cell office:value-type="float" office:value="10116.7145290856" table:style-name="ce1">
            <text:p>10116.7145290856</text:p>
          </table:table-cell>
          <table:table-cell office:value-type="float" office:value="13689.174281497" table:style-name="ce1">
            <text:p>13689.174281497</text:p>
          </table:table-cell>
          <table:table-cell office:value-type="float" office:value="17630.0838665496" table:style-name="ce1">
            <text:p>17630.0838665496</text:p>
          </table:table-cell>
          <table:table-cell office:value-type="float" office:value="21550.7745385731" table:style-name="ce1">
            <text:p>21550.7745385731</text:p>
          </table:table-cell>
          <table:table-cell office:value-type="float" office:value="35889.3331003035" table:style-name="ce1">
            <text:p>35889.3331003035</text:p>
          </table:table-cell>
          <table:table-cell office:value-type="float" office:value="1847.47514908878" table:style-name="ce1">
            <text:p>1847.47514908878</text:p>
          </table:table-cell>
        </table:table-row>
        <table:table-row>
          <table:table-cell office:value-type="string" office:value="Klagenfurt (Land)" table:style-name="ce1">
            <text:p>Klagenfurt (Land)</text:p>
          </table:table-cell>
          <table:table-cell office:value-type="float" office:value="24123.1437147034" table:style-name="ce1">
            <text:p>24123.1437147034</text:p>
          </table:table-cell>
          <table:table-cell office:value-type="float" office:value="0.0378976486860304" table:style-name="ce1">
            <text:p>0.0378976486860304</text:p>
          </table:table-cell>
          <table:table-cell office:value-type="float" office:value="0.0071902415128533" table:style-name="ce1">
            <text:p>0.0071902415128533</text:p>
          </table:table-cell>
          <table:table-cell office:value-type="float" office:value="0.198376339100491" table:style-name="ce1">
            <text:p>0.198376339100491</text:p>
          </table:table-cell>
          <table:table-cell office:value-type="float" office:value="2.74999403196572" table:style-name="ce1">
            <text:p>2.74999403196572</text:p>
          </table:table-cell>
          <table:table-cell office:value-type="float" office:value="14164.886940549" table:style-name="ce1">
            <text:p>14164.886940549</text:p>
          </table:table-cell>
          <table:table-cell office:value-type="float" office:value="17940.5528511646" table:style-name="ce1">
            <text:p>17940.5528511646</text:p>
          </table:table-cell>
          <table:table-cell office:value-type="float" office:value="23083.8001731546" table:style-name="ce1">
            <text:p>23083.8001731546</text:p>
          </table:table-cell>
          <table:table-cell office:value-type="float" office:value="29080.7926173157" table:style-name="ce1">
            <text:p>29080.7926173157</text:p>
          </table:table-cell>
          <table:table-cell office:value-type="float" office:value="34739.6720475429" table:style-name="ce1">
            <text:p>34739.6720475429</text:p>
          </table:table-cell>
          <table:table-cell office:value-type="float" office:value="111841.127176504" table:style-name="ce1">
            <text:p>111841.127176504</text:p>
          </table:table-cell>
          <table:table-cell office:value-type="float" office:value="4202.36166934419" table:style-name="ce1">
            <text:p>4202.36166934419</text:p>
          </table:table-cell>
        </table:table-row>
        <table:table-row>
          <table:table-cell office:value-type="string" office:value="Klagenfurt (Stadt)" table:style-name="ce1">
            <text:p>Klagenfurt (Stadt)</text:p>
          </table:table-cell>
          <table:table-cell office:value-type="float" office:value="29374.0468529856" table:style-name="ce1">
            <text:p>29374.0468529856</text:p>
          </table:table-cell>
          <table:table-cell office:value-type="float" office:value="0.0203679931536157" table:style-name="ce1">
            <text:p>0.0203679931536157</text:p>
          </table:table-cell>
          <table:table-cell office:value-type="float" office:value="0.00422941465234025" table:style-name="ce1">
            <text:p>0.00422941465234025</text:p>
          </table:table-cell>
          <table:table-cell office:value-type="float" office:value="0.230261610118929" table:style-name="ce1">
            <text:p>0.230261610118929</text:p>
          </table:table-cell>
          <table:table-cell office:value-type="float" office:value="3.19074611504894" table:style-name="ce1">
            <text:p>3.19074611504894</text:p>
          </table:table-cell>
          <table:table-cell office:value-type="float" office:value="16269.148121814" table:style-name="ce1">
            <text:p>16269.148121814</text:p>
          </table:table-cell>
          <table:table-cell office:value-type="float" office:value="20856.0734256707" table:style-name="ce1">
            <text:p>20856.0734256707</text:p>
          </table:table-cell>
          <table:table-cell office:value-type="float" office:value="26918.8838362124" table:style-name="ce1">
            <text:p>26918.8838362124</text:p>
          </table:table-cell>
          <table:table-cell office:value-type="float" office:value="34655.5682130813" table:style-name="ce1">
            <text:p>34655.5682130813</text:p>
          </table:table-cell>
          <table:table-cell office:value-type="float" office:value="44615.2377876496" table:style-name="ce1">
            <text:p>44615.2377876496</text:p>
          </table:table-cell>
          <table:table-cell office:value-type="float" office:value="120062.46391571" table:style-name="ce1">
            <text:p>120062.46391571</text:p>
          </table:table-cell>
          <table:table-cell office:value-type="float" office:value="2924.4192335763" table:style-name="ce1">
            <text:p>2924.4192335763</text:p>
          </table:table-cell>
        </table:table-row>
        <table:table-row>
          <table:table-cell office:value-type="string" office:value="Sankt Veit an der Glan" table:style-name="ce1">
            <text:p>Sankt Veit an der Glan</text:p>
          </table:table-cell>
          <table:table-cell office:value-type="float" office:value="15954.7788271168" table:style-name="ce1">
            <text:p>15954.7788271168</text:p>
          </table:table-cell>
          <table:table-cell office:value-type="float" office:value="0.228427128427128" table:style-name="ce1">
            <text:p>0.228427128427128</text:p>
          </table:table-cell>
          <table:table-cell office:value-type="float" office:value="0.0550956862410548" table:style-name="ce1">
            <text:p>0.0550956862410548</text:p>
          </table:table-cell>
          <table:table-cell office:value-type="float" office:value="0.218003122886476" table:style-name="ce1">
            <text:p>0.218003122886476</text:p>
          </table:table-cell>
          <table:table-cell office:value-type="float" office:value="3.14247992910023" table:style-name="ce1">
            <text:p>3.14247992910023</text:p>
          </table:table-cell>
          <table:table-cell office:value-type="float" office:value="8600.20569474298" table:style-name="ce1">
            <text:p>8600.20569474298</text:p>
          </table:table-cell>
          <table:table-cell office:value-type="float" office:value="11548.2759404983" table:style-name="ce1">
            <text:p>11548.2759404983</text:p>
          </table:table-cell>
          <table:table-cell office:value-type="float" office:value="15277.7686723653" table:style-name="ce1">
            <text:p>15277.7686723653</text:p>
          </table:table-cell>
          <table:table-cell office:value-type="float" office:value="19445.6585130962" table:style-name="ce1">
            <text:p>19445.6585130962</text:p>
          </table:table-cell>
          <table:table-cell office:value-type="float" office:value="24191.1106195483" table:style-name="ce1">
            <text:p>24191.1106195483</text:p>
          </table:table-cell>
          <table:table-cell office:value-type="float" office:value="49326.9067701543" table:style-name="ce1">
            <text:p>49326.9067701543</text:p>
          </table:table-cell>
          <table:table-cell office:value-type="float" office:value="1314.37714237043" table:style-name="ce1">
            <text:p>1314.37714237043</text:p>
          </table:table-cell>
        </table:table-row>
        <table:table-row>
          <table:table-cell office:value-type="string" office:value="Spittal an der Drau" table:style-name="ce1">
            <text:p>Spittal an der Drau</text:p>
          </table:table-cell>
          <table:table-cell office:value-type="float" office:value="14203.1254675315" table:style-name="ce1">
            <text:p>14203.1254675315</text:p>
          </table:table-cell>
          <table:table-cell office:value-type="float" office:value="0.320621761658031" table:style-name="ce1">
            <text:p>0.320621761658031</text:p>
          </table:table-cell>
          <table:table-cell office:value-type="float" office:value="0.0884165681187337" table:style-name="ce1">
            <text:p>0.0884165681187337</text:p>
          </table:table-cell>
          <table:table-cell office:value-type="float" office:value="0.226647568646868" table:style-name="ce1">
            <text:p>0.226647568646868</text:p>
          </table:table-cell>
          <table:table-cell office:value-type="float" office:value="3.34093697012641" table:style-name="ce1">
            <text:p>3.34093697012641</text:p>
          </table:table-cell>
          <table:table-cell office:value-type="float" office:value="7295.84789558973" table:style-name="ce1">
            <text:p>7295.84789558973</text:p>
          </table:table-cell>
          <table:table-cell office:value-type="float" office:value="10054.3296572045" table:style-name="ce1">
            <text:p>10054.3296572045</text:p>
          </table:table-cell>
          <table:table-cell office:value-type="float" office:value="13674.0759063777" table:style-name="ce1">
            <text:p>13674.0759063777</text:p>
          </table:table-cell>
          <table:table-cell office:value-type="float" office:value="17734.827202412" table:style-name="ce1">
            <text:p>17734.827202412</text:p>
          </table:table-cell>
          <table:table-cell office:value-type="float" office:value="21896.6207245951" table:style-name="ce1">
            <text:p>21896.6207245951</text:p>
          </table:table-cell>
          <table:table-cell office:value-type="float" office:value="38741.3755981632" table:style-name="ce1">
            <text:p>38741.3755981632</text:p>
          </table:table-cell>
          <table:table-cell office:value-type="float" office:value="515.129457887471" table:style-name="ce1">
            <text:p>515.129457887471</text:p>
          </table:table-cell>
        </table:table-row>
        <table:table-row>
          <table:table-cell office:value-type="string" office:value="Villach (Stadt)" table:style-name="ce1">
            <text:p>Villach (Stadt)</text:p>
          </table:table-cell>
          <table:table-cell office:value-type="float" office:value="20719.2156366141" table:style-name="ce1">
            <text:p>20719.2156366141</text:p>
          </table:table-cell>
          <table:table-cell office:value-type="float" office:value="0.0789366053169734" table:style-name="ce1">
            <text:p>0.0789366053169734</text:p>
          </table:table-cell>
          <table:table-cell office:value-type="float" office:value="0.0152941424594923" table:style-name="ce1">
            <text:p>0.0152941424594923</text:p>
          </table:table-cell>
          <table:table-cell office:value-type="float" office:value="0.201557411062948" table:style-name="ce1">
            <text:p>0.201557411062948</text:p>
          </table:table-cell>
          <table:table-cell office:value-type="float" office:value="2.83093093066634" table:style-name="ce1">
            <text:p>2.83093093066634</text:p>
          </table:table-cell>
          <table:table-cell office:value-type="float" office:value="11898.4621972475" table:style-name="ce1">
            <text:p>11898.4621972475</text:p>
          </table:table-cell>
          <table:table-cell office:value-type="float" office:value="15362.8179082958" table:style-name="ce1">
            <text:p>15362.8179082958</text:p>
          </table:table-cell>
          <table:table-cell office:value-type="float" office:value="19803.1027035304" table:style-name="ce1">
            <text:p>19803.1027035304</text:p>
          </table:table-cell>
          <table:table-cell office:value-type="float" office:value="25072.8321361486" table:style-name="ce1">
            <text:p>25072.8321361486</text:p>
          </table:table-cell>
          <table:table-cell office:value-type="float" office:value="30634.5274137467" table:style-name="ce1">
            <text:p>30634.5274137467</text:p>
          </table:table-cell>
          <table:table-cell office:value-type="float" office:value="55590.5063206162" table:style-name="ce1">
            <text:p>55590.5063206162</text:p>
          </table:table-cell>
          <table:table-cell office:value-type="float" office:value="3113.44815213672" table:style-name="ce1">
            <text:p>3113.44815213672</text:p>
          </table:table-cell>
        </table:table-row>
        <table:table-row>
          <table:table-cell office:value-type="string" office:value="Villach Land" table:style-name="ce1">
            <text:p>Villach Land</text:p>
          </table:table-cell>
          <table:table-cell office:value-type="float" office:value="18394.4242731833" table:style-name="ce1">
            <text:p>18394.4242731833</text:p>
          </table:table-cell>
          <table:table-cell office:value-type="float" office:value="0.149467084639498" table:style-name="ce1">
            <text:p>0.149467084639498</text:p>
          </table:table-cell>
          <table:table-cell office:value-type="float" office:value="0.0337133820158741" table:style-name="ce1">
            <text:p>0.0337133820158741</text:p>
          </table:table-cell>
          <table:table-cell office:value-type="float" office:value="0.215830625710524" table:style-name="ce1">
            <text:p>0.215830625710524</text:p>
          </table:table-cell>
          <table:table-cell office:value-type="float" office:value="3.09039769130637" table:style-name="ce1">
            <text:p>3.09039769130637</text:p>
          </table:table-cell>
          <table:table-cell office:value-type="float" office:value="9911.02123518346" table:style-name="ce1">
            <text:p>9911.02123518346</text:p>
          </table:table-cell>
          <table:table-cell office:value-type="float" office:value="13305.2622009974" table:style-name="ce1">
            <text:p>13305.2622009974</text:p>
          </table:table-cell>
          <table:table-cell office:value-type="float" office:value="17594.5620322629" table:style-name="ce1">
            <text:p>17594.5620322629</text:p>
          </table:table-cell>
          <table:table-cell office:value-type="float" office:value="22567.4878573679" table:style-name="ce1">
            <text:p>22567.4878573679</text:p>
          </table:table-cell>
          <table:table-cell office:value-type="float" office:value="27854.0571722522" table:style-name="ce1">
            <text:p>27854.0571722522</text:p>
          </table:table-cell>
          <table:table-cell office:value-type="float" office:value="58123.5136461797" table:style-name="ce1">
            <text:p>58123.5136461797</text:p>
          </table:table-cell>
          <table:table-cell office:value-type="float" office:value="1298.95286601959" table:style-name="ce1">
            <text:p>1298.95286601959</text:p>
          </table:table-cell>
        </table:table-row>
        <table:table-row>
          <table:table-cell office:value-type="string" office:value="Völkermarkt" table:style-name="ce1">
            <text:p>Völkermarkt</text:p>
          </table:table-cell>
          <table:table-cell office:value-type="float" office:value="15720.4946228758" table:style-name="ce1">
            <text:p>15720.4946228758</text:p>
          </table:table-cell>
          <table:table-cell office:value-type="float" office:value="0.244444444444444" table:style-name="ce1">
            <text:p>0.244444444444444</text:p>
          </table:table-cell>
          <table:table-cell office:value-type="float" office:value="0.0630922189849518" table:style-name="ce1">
            <text:p>0.0630922189849518</text:p>
          </table:table-cell>
          <table:table-cell office:value-type="float" office:value="0.223924879229575" table:style-name="ce1">
            <text:p>0.223924879229575</text:p>
          </table:table-cell>
          <table:table-cell office:value-type="float" office:value="3.26930585714181" table:style-name="ce1">
            <text:p>3.26930585714181</text:p>
          </table:table-cell>
          <table:table-cell office:value-type="float" office:value="8285.46488765089" table:style-name="ce1">
            <text:p>8285.46488765089</text:p>
          </table:table-cell>
          <table:table-cell office:value-type="float" office:value="11257.0682029273" table:style-name="ce1">
            <text:p>11257.0682029273</text:p>
          </table:table-cell>
          <table:table-cell office:value-type="float" office:value="15023.3401204496" table:style-name="ce1">
            <text:p>15023.3401204496</text:p>
          </table:table-cell>
          <table:table-cell office:value-type="float" office:value="19357.184163597" table:style-name="ce1">
            <text:p>19357.184163597</text:p>
          </table:table-cell>
          <table:table-cell office:value-type="float" office:value="24054.6265558134" table:style-name="ce1">
            <text:p>24054.6265558134</text:p>
          </table:table-cell>
          <table:table-cell office:value-type="float" office:value="47161.8164338649" table:style-name="ce1">
            <text:p>47161.8164338649</text:p>
          </table:table-cell>
          <table:table-cell office:value-type="float" office:value="1799.51399220223" table:style-name="ce1">
            <text:p>1799.51399220223</text:p>
          </table:table-cell>
        </table:table-row>
        <table:table-row>
          <table:table-cell office:value-type="string" office:value="Wolfsberg" table:style-name="ce1">
            <text:p>Wolfsberg</text:p>
          </table:table-cell>
          <table:table-cell office:value-type="float" office:value="18669.6131323105" table:style-name="ce1">
            <text:p>18669.6131323105</text:p>
          </table:table-cell>
          <table:table-cell office:value-type="float" office:value="0.133483146067416" table:style-name="ce1">
            <text:p>0.133483146067416</text:p>
          </table:table-cell>
          <table:table-cell office:value-type="float" office:value="0.0298056207511866" table:style-name="ce1">
            <text:p>0.0298056207511866</text:p>
          </table:table-cell>
          <table:table-cell office:value-type="float" office:value="0.212888490137706" table:style-name="ce1">
            <text:p>0.212888490137706</text:p>
          </table:table-cell>
          <table:table-cell office:value-type="float" office:value="3.03394607906566" table:style-name="ce1">
            <text:p>3.03394607906566</text:p>
          </table:table-cell>
          <table:table-cell office:value-type="float" office:value="10277.6330723724" table:style-name="ce1">
            <text:p>10277.6330723724</text:p>
          </table:table-cell>
          <table:table-cell office:value-type="float" office:value="13650.7702454621" table:style-name="ce1">
            <text:p>13650.7702454621</text:p>
          </table:table-cell>
          <table:table-cell office:value-type="float" office:value="17844.3408313251" table:style-name="ce1">
            <text:p>17844.3408313251</text:p>
          </table:table-cell>
          <table:table-cell office:value-type="float" office:value="22732.0932719226" table:style-name="ce1">
            <text:p>22732.0932719226</text:p>
          </table:table-cell>
          <table:table-cell office:value-type="float" office:value="28027.9775179252" table:style-name="ce1">
            <text:p>28027.9775179252</text:p>
          </table:table-cell>
          <table:table-cell office:value-type="float" office:value="102702.153320443" table:style-name="ce1">
            <text:p>102702.153320443</text:p>
          </table:table-cell>
          <table:table-cell office:value-type="float" office:value="2279.59997835792" table:style-name="ce1">
            <text:p>2279.59997835792</text:p>
          </table:table-cell>
        </table:table-row>
        <table:table-row>
          <table:table-cell office:value-type="string" office:value="Bruck-Mürzzuschlag" table:style-name="ce1">
            <text:p>Bruck-Mürzzuschlag</text:p>
          </table:table-cell>
          <table:table-cell office:value-type="float" office:value="22867.639323726" table:style-name="ce1">
            <text:p>22867.639323726</text:p>
          </table:table-cell>
          <table:table-cell office:value-type="float" office:value="0.0501310043668122" table:style-name="ce1">
            <text:p>0.0501310043668122</text:p>
          </table:table-cell>
          <table:table-cell office:value-type="float" office:value="0.00993211982171995" table:style-name="ce1">
            <text:p>0.00993211982171995</text:p>
          </table:table-cell>
          <table:table-cell office:value-type="float" office:value="0.205647044688156" table:style-name="ce1">
            <text:p>0.205647044688156</text:p>
          </table:table-cell>
          <table:table-cell office:value-type="float" office:value="2.87567231918468" table:style-name="ce1">
            <text:p>2.87567231918468</text:p>
          </table:table-cell>
          <table:table-cell office:value-type="float" office:value="13136.2762760694" table:style-name="ce1">
            <text:p>13136.2762760694</text:p>
          </table:table-cell>
          <table:table-cell office:value-type="float" office:value="16910.4694853664" table:style-name="ce1">
            <text:p>16910.4694853664</text:p>
          </table:table-cell>
          <table:table-cell office:value-type="float" office:value="21707.856980953" table:style-name="ce1">
            <text:p>21707.856980953</text:p>
          </table:table-cell>
          <table:table-cell office:value-type="float" office:value="27326.1715540242" table:style-name="ce1">
            <text:p>27326.1715540242</text:p>
          </table:table-cell>
          <table:table-cell office:value-type="float" office:value="33918.9869908322" table:style-name="ce1">
            <text:p>33918.9869908322</text:p>
          </table:table-cell>
          <table:table-cell office:value-type="float" office:value="81089.5577930557" table:style-name="ce1">
            <text:p>81089.5577930557</text:p>
          </table:table-cell>
          <table:table-cell office:value-type="float" office:value="3057.84644124782" table:style-name="ce1">
            <text:p>3057.84644124782</text:p>
          </table:table-cell>
        </table:table-row>
        <table:table-row>
          <table:table-cell office:value-type="string" office:value="Deutschlandsberg" table:style-name="ce1">
            <text:p>Deutschlandsberg</text:p>
          </table:table-cell>
          <table:table-cell office:value-type="float" office:value="19811.1959848578" table:style-name="ce1">
            <text:p>19811.1959848578</text:p>
          </table:table-cell>
          <table:table-cell office:value-type="float" office:value="0.0981658107116654" table:style-name="ce1">
            <text:p>0.0981658107116654</text:p>
          </table:table-cell>
          <table:table-cell office:value-type="float" office:value="0.0208017118659052" table:style-name="ce1">
            <text:p>0.0208017118659052</text:p>
          </table:table-cell>
          <table:table-cell office:value-type="float" office:value="0.203416809029573" table:style-name="ce1">
            <text:p>0.203416809029573</text:p>
          </table:table-cell>
          <table:table-cell office:value-type="float" office:value="2.86578974595034" table:style-name="ce1">
            <text:p>2.86578974595034</text:p>
          </table:table-cell>
          <table:table-cell office:value-type="float" office:value="11311.0790948132" table:style-name="ce1">
            <text:p>11311.0790948132</text:p>
          </table:table-cell>
          <table:table-cell office:value-type="float" office:value="14780.7880231813" table:style-name="ce1">
            <text:p>14780.7880231813</text:p>
          </table:table-cell>
          <table:table-cell office:value-type="float" office:value="19023.6221756165" table:style-name="ce1">
            <text:p>19023.6221756165</text:p>
          </table:table-cell>
          <table:table-cell office:value-type="float" office:value="24011.5952270175" table:style-name="ce1">
            <text:p>24011.5952270175</text:p>
          </table:table-cell>
          <table:table-cell office:value-type="float" office:value="29056.3529427617" table:style-name="ce1">
            <text:p>29056.3529427617</text:p>
          </table:table-cell>
          <table:table-cell office:value-type="float" office:value="55806.6974759915" table:style-name="ce1">
            <text:p>55806.6974759915</text:p>
          </table:table-cell>
          <table:table-cell office:value-type="float" office:value="2510.88169427791" table:style-name="ce1">
            <text:p>2510.88169427791</text:p>
          </table:table-cell>
        </table:table-row>
        <table:table-row>
          <table:table-cell office:value-type="string" office:value="Graz-Umgebung" table:style-name="ce1">
            <text:p>Graz-Umgebung</text:p>
          </table:table-cell>
          <table:table-cell office:value-type="float" office:value="35603.0759586962" table:style-name="ce1">
            <text:p>35603.0759586962</text:p>
          </table:table-cell>
          <table:table-cell office:value-type="float" office:value="0.0126786824114357" table:style-name="ce1">
            <text:p>0.0126786824114357</text:p>
          </table:table-cell>
          <table:table-cell office:value-type="float" office:value="0.00230735112997605" table:style-name="ce1">
            <text:p>0.00230735112997605</text:p>
          </table:table-cell>
          <table:table-cell office:value-type="float" office:value="0.289848219826978" table:style-name="ce1">
            <text:p>0.289848219826978</text:p>
          </table:table-cell>
          <table:table-cell office:value-type="float" office:value="4.16877990437997" table:style-name="ce1">
            <text:p>4.16877990437997</text:p>
          </table:table-cell>
          <table:table-cell office:value-type="float" office:value="17243.5839456642" table:style-name="ce1">
            <text:p>17243.5839456642</text:p>
          </table:table-cell>
          <table:table-cell office:value-type="float" office:value="22281.4158605385" table:style-name="ce1">
            <text:p>22281.4158605385</text:p>
          </table:table-cell>
          <table:table-cell office:value-type="float" office:value="29646.6616433413" table:style-name="ce1">
            <text:p>29646.6616433413</text:p>
          </table:table-cell>
          <table:table-cell office:value-type="float" office:value="41851.7916740469" table:style-name="ce1">
            <text:p>41851.7916740469</text:p>
          </table:table-cell>
          <table:table-cell office:value-type="float" office:value="61592.6865901577" table:style-name="ce1">
            <text:p>61592.6865901577</text:p>
          </table:table-cell>
          <table:table-cell office:value-type="float" office:value="153593.60946641" table:style-name="ce1">
            <text:p>153593.60946641</text:p>
          </table:table-cell>
          <table:table-cell office:value-type="float" office:value="4173.80788322114" table:style-name="ce1">
            <text:p>4173.80788322114</text:p>
          </table:table-cell>
        </table:table-row>
        <table:table-row>
          <table:table-cell office:value-type="string" office:value="Graz (Stadt)" table:style-name="ce1">
            <text:p>Graz (Stadt)</text:p>
          </table:table-cell>
          <table:table-cell office:value-type="float" office:value="17716.8593021469" table:style-name="ce1">
            <text:p>17716.8593021469</text:p>
          </table:table-cell>
          <table:table-cell office:value-type="float" office:value="0.158080979925145" table:style-name="ce1">
            <text:p>0.158080979925145</text:p>
          </table:table-cell>
          <table:table-cell office:value-type="float" office:value="0.0361266166759335" table:style-name="ce1">
            <text:p>0.0361266166759335</text:p>
          </table:table-cell>
          <table:table-cell office:value-type="float" office:value="0.211836037579636" table:style-name="ce1">
            <text:p>0.211836037579636</text:p>
          </table:table-cell>
          <table:table-cell office:value-type="float" office:value="3.02366464525593" table:style-name="ce1">
            <text:p>3.02366464525593</text:p>
          </table:table-cell>
          <table:table-cell office:value-type="float" office:value="9703.13715229037" table:style-name="ce1">
            <text:p>9703.13715229037</text:p>
          </table:table-cell>
          <table:table-cell office:value-type="float" office:value="12949.1010617704" table:style-name="ce1">
            <text:p>12949.1010617704</text:p>
          </table:table-cell>
          <table:table-cell office:value-type="float" office:value="17016.5270532567" table:style-name="ce1">
            <text:p>17016.5270532567</text:p>
          </table:table-cell>
          <table:table-cell office:value-type="float" office:value="21682.6689486868" table:style-name="ce1">
            <text:p>21682.6689486868</text:p>
          </table:table-cell>
          <table:table-cell office:value-type="float" office:value="26585.4636599385" table:style-name="ce1">
            <text:p>26585.4636599385</text:p>
          </table:table-cell>
          <table:table-cell office:value-type="float" office:value="55214.946769734" table:style-name="ce1">
            <text:p>55214.946769734</text:p>
          </table:table-cell>
          <table:table-cell office:value-type="float" office:value="560.715493677168" table:style-name="ce1">
            <text:p>560.715493677168</text:p>
          </table:table-cell>
        </table:table-row>
        <table:table-row>
          <table:table-cell office:value-type="string" office:value="Hartberg-Fürstenfeld" table:style-name="ce1">
            <text:p>Hartberg-Fürstenfeld</text:p>
          </table:table-cell>
          <table:table-cell office:value-type="float" office:value="15507.3879211445" table:style-name="ce1">
            <text:p>15507.3879211445</text:p>
          </table:table-cell>
          <table:table-cell office:value-type="float" office:value="0.24330202669303" table:style-name="ce1">
            <text:p>0.24330202669303</text:p>
          </table:table-cell>
          <table:table-cell office:value-type="float" office:value="0.060466571240155" table:style-name="ce1">
            <text:p>0.060466571240155</text:p>
          </table:table-cell>
          <table:table-cell office:value-type="float" office:value="0.214860444951803" table:style-name="ce1">
            <text:p>0.214860444951803</text:p>
          </table:table-cell>
          <table:table-cell office:value-type="float" office:value="3.1073946524606" table:style-name="ce1">
            <text:p>3.1073946524606</text:p>
          </table:table-cell>
          <table:table-cell office:value-type="float" office:value="8252.87078468337" table:style-name="ce1">
            <text:p>8252.87078468337</text:p>
          </table:table-cell>
          <table:table-cell office:value-type="float" office:value="11260.4346860814" table:style-name="ce1">
            <text:p>11260.4346860814</text:p>
          </table:table-cell>
          <table:table-cell office:value-type="float" office:value="14991.7259237208" table:style-name="ce1">
            <text:p>14991.7259237208</text:p>
          </table:table-cell>
          <table:table-cell office:value-type="float" office:value="19185.388853049" table:style-name="ce1">
            <text:p>19185.388853049</text:p>
          </table:table-cell>
          <table:table-cell office:value-type="float" office:value="23421.4715091801" table:style-name="ce1">
            <text:p>23421.4715091801</text:p>
          </table:table-cell>
          <table:table-cell office:value-type="float" office:value="46159.6508202941" table:style-name="ce1">
            <text:p>46159.6508202941</text:p>
          </table:table-cell>
          <table:table-cell office:value-type="float" office:value="345.488773067096" table:style-name="ce1">
            <text:p>345.488773067096</text:p>
          </table:table-cell>
        </table:table-row>
        <table:table-row>
          <table:table-cell office:value-type="string" office:value="Leibnitz" table:style-name="ce1">
            <text:p>Leibnitz</text:p>
          </table:table-cell>
          <table:table-cell office:value-type="float" office:value="16483.699621428" table:style-name="ce1">
            <text:p>16483.699621428</text:p>
          </table:table-cell>
          <table:table-cell office:value-type="float" office:value="0.203587443946188" table:style-name="ce1">
            <text:p>0.203587443946188</text:p>
          </table:table-cell>
          <table:table-cell office:value-type="float" office:value="0.0499847628286312" table:style-name="ce1">
            <text:p>0.0499847628286312</text:p>
          </table:table-cell>
          <table:table-cell office:value-type="float" office:value="0.213091674530015" table:style-name="ce1">
            <text:p>0.213091674530015</text:p>
          </table:table-cell>
          <table:table-cell office:value-type="float" office:value="3.08379774115998" table:style-name="ce1">
            <text:p>3.08379774115998</text:p>
          </table:table-cell>
          <table:table-cell office:value-type="float" office:value="8822.03525294861" table:style-name="ce1">
            <text:p>8822.03525294861</text:p>
          </table:table-cell>
          <table:table-cell office:value-type="float" office:value="11986.46995963" table:style-name="ce1">
            <text:p>11986.46995963</text:p>
          </table:table-cell>
          <table:table-cell office:value-type="float" office:value="15919.3273368401" table:style-name="ce1">
            <text:p>15919.3273368401</text:p>
          </table:table-cell>
          <table:table-cell office:value-type="float" office:value="20321.4465613855" table:style-name="ce1">
            <text:p>20321.4465613855</text:p>
          </table:table-cell>
          <table:table-cell office:value-type="float" office:value="24720.665329656" table:style-name="ce1">
            <text:p>24720.665329656</text:p>
          </table:table-cell>
          <table:table-cell office:value-type="float" office:value="45196.709841424" table:style-name="ce1">
            <text:p>45196.709841424</text:p>
          </table:table-cell>
          <table:table-cell office:value-type="float" office:value="1427.36909186942" table:style-name="ce1">
            <text:p>1427.36909186942</text:p>
          </table:table-cell>
        </table:table-row>
        <table:table-row>
          <table:table-cell office:value-type="string" office:value="Leoben" table:style-name="ce1">
            <text:p>Leoben</text:p>
          </table:table-cell>
          <table:table-cell office:value-type="float" office:value="20549.3850661461" table:style-name="ce1">
            <text:p>20549.3850661461</text:p>
          </table:table-cell>
          <table:table-cell office:value-type="float" office:value="0.0788489208633094" table:style-name="ce1">
            <text:p>0.0788489208633094</text:p>
          </table:table-cell>
          <table:table-cell office:value-type="float" office:value="0.0159239671029386" table:style-name="ce1">
            <text:p>0.0159239671029386</text:p>
          </table:table-cell>
          <table:table-cell office:value-type="float" office:value="0.202649274569508" table:style-name="ce1">
            <text:p>0.202649274569508</text:p>
          </table:table-cell>
          <table:table-cell office:value-type="float" office:value="2.8450326322346" table:style-name="ce1">
            <text:p>2.8450326322346</text:p>
          </table:table-cell>
          <table:table-cell office:value-type="float" office:value="11734.1680768016" table:style-name="ce1">
            <text:p>11734.1680768016</text:p>
          </table:table-cell>
          <table:table-cell office:value-type="float" office:value="15334.3571074045" table:style-name="ce1">
            <text:p>15334.3571074045</text:p>
          </table:table-cell>
          <table:table-cell office:value-type="float" office:value="19635.374169296" table:style-name="ce1">
            <text:p>19635.374169296</text:p>
          </table:table-cell>
          <table:table-cell office:value-type="float" office:value="24716.6971798241" table:style-name="ce1">
            <text:p>24716.6971798241</text:p>
          </table:table-cell>
          <table:table-cell office:value-type="float" office:value="30062.9345592446" table:style-name="ce1">
            <text:p>30062.9345592446</text:p>
          </table:table-cell>
          <table:table-cell office:value-type="float" office:value="73728.9584408843" table:style-name="ce1">
            <text:p>73728.9584408843</text:p>
          </table:table-cell>
          <table:table-cell office:value-type="float" office:value="3340.62577515015" table:style-name="ce1">
            <text:p>3340.62577515015</text:p>
          </table:table-cell>
        </table:table-row>
        <table:table-row>
          <table:table-cell office:value-type="string" office:value="Liezen" table:style-name="ce1">
            <text:p>Liezen</text:p>
          </table:table-cell>
          <table:table-cell office:value-type="float" office:value="12925.397527702" table:style-name="ce1">
            <text:p>12925.397527702</text:p>
          </table:table-cell>
          <table:table-cell office:value-type="float" office:value="0.406444444444444" table:style-name="ce1">
            <text:p>0.406444444444444</text:p>
          </table:table-cell>
          <table:table-cell office:value-type="float" office:value="0.120388752434983" table:style-name="ce1">
            <text:p>0.120388752434983</text:p>
          </table:table-cell>
          <table:table-cell office:value-type="float" office:value="0.23955706652476" table:style-name="ce1">
            <text:p>0.23955706652476</text:p>
          </table:table-cell>
          <table:table-cell office:value-type="float" office:value="3.59546043841291" table:style-name="ce1">
            <text:p>3.59546043841291</text:p>
          </table:table-cell>
          <table:table-cell office:value-type="float" office:value="6359.4350245628" table:style-name="ce1">
            <text:p>6359.4350245628</text:p>
          </table:table-cell>
          <table:table-cell office:value-type="float" office:value="8915.89029073645" table:style-name="ce1">
            <text:p>8915.89029073645</text:p>
          </table:table-cell>
          <table:table-cell office:value-type="float" office:value="12317.83433683" table:style-name="ce1">
            <text:p>12317.83433683</text:p>
          </table:table-cell>
          <table:table-cell office:value-type="float" office:value="16219.3315087805" table:style-name="ce1">
            <text:p>16219.3315087805</text:p>
          </table:table-cell>
          <table:table-cell office:value-type="float" office:value="20293.5381584202" table:style-name="ce1">
            <text:p>20293.5381584202</text:p>
          </table:table-cell>
          <table:table-cell office:value-type="float" office:value="39463.4886885201" table:style-name="ce1">
            <text:p>39463.4886885201</text:p>
          </table:table-cell>
          <table:table-cell office:value-type="float" office:value="378.119476881986" table:style-name="ce1">
            <text:p>378.119476881986</text:p>
          </table:table-cell>
        </table:table-row>
        <table:table-row>
          <table:table-cell office:value-type="string" office:value="Murau" table:style-name="ce1">
            <text:p>Murau</text:p>
          </table:table-cell>
          <table:table-cell office:value-type="float" office:value="14374.437791369" table:style-name="ce1">
            <text:p>14374.437791369</text:p>
          </table:table-cell>
          <table:table-cell office:value-type="float" office:value="0.312671755725191" table:style-name="ce1">
            <text:p>0.312671755725191</text:p>
          </table:table-cell>
          <table:table-cell office:value-type="float" office:value="0.0854437829568292" table:style-name="ce1">
            <text:p>0.0854437829568292</text:p>
          </table:table-cell>
          <table:table-cell office:value-type="float" office:value="0.226518394489856" table:style-name="ce1">
            <text:p>0.226518394489856</text:p>
          </table:table-cell>
          <table:table-cell office:value-type="float" office:value="3.33519352574459" table:style-name="ce1">
            <text:p>3.33519352574459</text:p>
          </table:table-cell>
          <table:table-cell office:value-type="float" office:value="7496.4494263424" table:style-name="ce1">
            <text:p>7496.4494263424</text:p>
          </table:table-cell>
          <table:table-cell office:value-type="float" office:value="10190.6373083358" table:style-name="ce1">
            <text:p>10190.6373083358</text:p>
          </table:table-cell>
          <table:table-cell office:value-type="float" office:value="13782.4537891612" table:style-name="ce1">
            <text:p>13782.4537891612</text:p>
          </table:table-cell>
          <table:table-cell office:value-type="float" office:value="18001.0685296465" table:style-name="ce1">
            <text:p>18001.0685296465</text:p>
          </table:table-cell>
          <table:table-cell office:value-type="float" office:value="21981.5447050236" table:style-name="ce1">
            <text:p>21981.5447050236</text:p>
          </table:table-cell>
          <table:table-cell office:value-type="float" office:value="42635.5440044236" table:style-name="ce1">
            <text:p>42635.5440044236</text:p>
          </table:table-cell>
          <table:table-cell office:value-type="float" office:value="1232.12518056782" table:style-name="ce1">
            <text:p>1232.12518056782</text:p>
          </table:table-cell>
        </table:table-row>
        <table:table-row>
          <table:table-cell office:value-type="string" office:value="Murtal" table:style-name="ce1">
            <text:p>Murtal</text:p>
          </table:table-cell>
          <table:table-cell office:value-type="float" office:value="19450.0177992438" table:style-name="ce1">
            <text:p>19450.0177992438</text:p>
          </table:table-cell>
          <table:table-cell office:value-type="float" office:value="0.10677146311971" table:style-name="ce1">
            <text:p>0.10677146311971</text:p>
          </table:table-cell>
          <table:table-cell office:value-type="float" office:value="0.0232099878233204" table:style-name="ce1">
            <text:p>0.0232099878233204</text:p>
          </table:table-cell>
          <table:table-cell office:value-type="float" office:value="0.208230487728119" table:style-name="ce1">
            <text:p>0.208230487728119</text:p>
          </table:table-cell>
          <table:table-cell office:value-type="float" office:value="2.94502411896145" table:style-name="ce1">
            <text:p>2.94502411896145</text:p>
          </table:table-cell>
          <table:table-cell office:value-type="float" office:value="10917.4485885582" table:style-name="ce1">
            <text:p>10917.4485885582</text:p>
          </table:table-cell>
          <table:table-cell office:value-type="float" office:value="14319.4122515844" table:style-name="ce1">
            <text:p>14319.4122515844</text:p>
          </table:table-cell>
          <table:table-cell office:value-type="float" office:value="18644.8339464811" table:style-name="ce1">
            <text:p>18644.8339464811</text:p>
          </table:table-cell>
          <table:table-cell office:value-type="float" office:value="23570.1527571336" table:style-name="ce1">
            <text:p>23570.1527571336</text:p>
          </table:table-cell>
          <table:table-cell office:value-type="float" office:value="28770.9111568677" table:style-name="ce1">
            <text:p>28770.9111568677</text:p>
          </table:table-cell>
          <table:table-cell office:value-type="float" office:value="62290.5651910518" table:style-name="ce1">
            <text:p>62290.5651910518</text:p>
          </table:table-cell>
          <table:table-cell office:value-type="float" office:value="2187.62448368277" table:style-name="ce1">
            <text:p>2187.62448368277</text:p>
          </table:table-cell>
        </table:table-row>
        <table:table-row>
          <table:table-cell office:value-type="string" office:value="Südoststeiermark" table:style-name="ce1">
            <text:p>Südoststeiermark</text:p>
          </table:table-cell>
          <table:table-cell office:value-type="float" office:value="14988.7731209935" table:style-name="ce1">
            <text:p>14988.7731209935</text:p>
          </table:table-cell>
          <table:table-cell office:value-type="float" office:value="0.273727506426735" table:style-name="ce1">
            <text:p>0.273727506426735</text:p>
          </table:table-cell>
          <table:table-cell office:value-type="float" office:value="0.0730471536382221" table:style-name="ce1">
            <text:p>0.0730471536382221</text:p>
          </table:table-cell>
          <table:table-cell office:value-type="float" office:value="0.223002989372893" table:style-name="ce1">
            <text:p>0.223002989372893</text:p>
          </table:table-cell>
          <table:table-cell office:value-type="float" office:value="3.26902667950207" table:style-name="ce1">
            <text:p>3.26902667950207</text:p>
          </table:table-cell>
          <table:table-cell office:value-type="float" office:value="7818.94044710867" table:style-name="ce1">
            <text:p>7818.94044710867</text:p>
          </table:table-cell>
          <table:table-cell office:value-type="float" office:value="10754.1041397886" table:style-name="ce1">
            <text:p>10754.1041397886</text:p>
          </table:table-cell>
          <table:table-cell office:value-type="float" office:value="14451.0117401355" table:style-name="ce1">
            <text:p>14451.0117401355</text:p>
          </table:table-cell>
          <table:table-cell office:value-type="float" office:value="18609.2042614023" table:style-name="ce1">
            <text:p>18609.2042614023</text:p>
          </table:table-cell>
          <table:table-cell office:value-type="float" office:value="22888.8651477083" table:style-name="ce1">
            <text:p>22888.8651477083</text:p>
          </table:table-cell>
          <table:table-cell office:value-type="float" office:value="43631.6829435001" table:style-name="ce1">
            <text:p>43631.6829435001</text:p>
          </table:table-cell>
          <table:table-cell office:value-type="float" office:value="499.343344451231" table:style-name="ce1">
            <text:p>499.343344451231</text:p>
          </table:table-cell>
        </table:table-row>
        <table:table-row>
          <table:table-cell office:value-type="string" office:value="Voitsberg" table:style-name="ce1">
            <text:p>Voitsberg</text:p>
          </table:table-cell>
          <table:table-cell office:value-type="float" office:value="17102.0095158113" table:style-name="ce1">
            <text:p>17102.0095158113</text:p>
          </table:table-cell>
          <table:table-cell office:value-type="float" office:value="0.17519247219846" table:style-name="ce1">
            <text:p>0.17519247219846</text:p>
          </table:table-cell>
          <table:table-cell office:value-type="float" office:value="0.0408403231912422" table:style-name="ce1">
            <text:p>0.0408403231912422</text:p>
          </table:table-cell>
          <table:table-cell office:value-type="float" office:value="0.20758374676058" table:style-name="ce1">
            <text:p>0.20758374676058</text:p>
          </table:table-cell>
          <table:table-cell office:value-type="float" office:value="2.97952526582512" table:style-name="ce1">
            <text:p>2.97952526582512</text:p>
          </table:table-cell>
          <table:table-cell office:value-type="float" office:value="9362.61933148397" table:style-name="ce1">
            <text:p>9362.61933148397</text:p>
          </table:table-cell>
          <table:table-cell office:value-type="float" office:value="12632.6441070947" table:style-name="ce1">
            <text:p>12632.6441070947</text:p>
          </table:table-cell>
          <table:table-cell office:value-type="float" office:value="16601.3623508378" table:style-name="ce1">
            <text:p>16601.3623508378</text:p>
          </table:table-cell>
          <table:table-cell office:value-type="float" office:value="20971.0105588559" table:style-name="ce1">
            <text:p>20971.0105588559</text:p>
          </table:table-cell>
          <table:table-cell office:value-type="float" office:value="25246.6606176843" table:style-name="ce1">
            <text:p>25246.6606176843</text:p>
          </table:table-cell>
          <table:table-cell office:value-type="float" office:value="44320.5858489384" table:style-name="ce1">
            <text:p>44320.5858489384</text:p>
          </table:table-cell>
          <table:table-cell office:value-type="float" office:value="2910.51758377724" table:style-name="ce1">
            <text:p>2910.51758377724</text:p>
          </table:table-cell>
        </table:table-row>
        <table:table-row>
          <table:table-cell office:value-type="string" office:value="Weiz" table:style-name="ce1">
            <text:p>Weiz</text:p>
          </table:table-cell>
          <table:table-cell office:value-type="float" office:value="15355.4409994312" table:style-name="ce1">
            <text:p>15355.4409994312</text:p>
          </table:table-cell>
          <table:table-cell office:value-type="float" office:value="0.269913749365804" table:style-name="ce1">
            <text:p>0.269913749365804</text:p>
          </table:table-cell>
          <table:table-cell office:value-type="float" office:value="0.0703243210790001" table:style-name="ce1">
            <text:p>0.0703243210790001</text:p>
          </table:table-cell>
          <table:table-cell office:value-type="float" office:value="0.226386948115063" table:style-name="ce1">
            <text:p>0.226386948115063</text:p>
          </table:table-cell>
          <table:table-cell office:value-type="float" office:value="3.31275310637721" table:style-name="ce1">
            <text:p>3.31275310637721</text:p>
          </table:table-cell>
          <table:table-cell office:value-type="float" office:value="7918.55434435491" table:style-name="ce1">
            <text:p>7918.55434435491</text:p>
          </table:table-cell>
          <table:table-cell office:value-type="float" office:value="10870.6917693014" table:style-name="ce1">
            <text:p>10870.6917693014</text:p>
          </table:table-cell>
          <table:table-cell office:value-type="float" office:value="14808.7318853302" table:style-name="ce1">
            <text:p>14808.7318853302</text:p>
          </table:table-cell>
          <table:table-cell office:value-type="float" office:value="19082.7321964403" table:style-name="ce1">
            <text:p>19082.7321964403</text:p>
          </table:table-cell>
          <table:table-cell office:value-type="float" office:value="23485.0952846719" table:style-name="ce1">
            <text:p>23485.0952846719</text:p>
          </table:table-cell>
          <table:table-cell office:value-type="float" office:value="46916.7525985902" table:style-name="ce1">
            <text:p>46916.7525985902</text:p>
          </table:table-cell>
          <table:table-cell office:value-type="float" office:value="346.214710163655" table:style-name="ce1">
            <text:p>346.214710163655</text:p>
          </table:table-cell>
        </table:table-row>
        <table:table-row>
          <table:table-cell office:value-type="string" office:value="Braunau am Inn" table:style-name="ce1">
            <text:p>Braunau am Inn</text:p>
          </table:table-cell>
          <table:table-cell office:value-type="float" office:value="13287.6879624041" table:style-name="ce1">
            <text:p>13287.6879624041</text:p>
          </table:table-cell>
          <table:table-cell office:value-type="float" office:value="0.383651710350955" table:style-name="ce1">
            <text:p>0.383651710350955</text:p>
          </table:table-cell>
          <table:table-cell office:value-type="float" office:value="0.11798113909535" table:style-name="ce1">
            <text:p>0.11798113909535</text:p>
          </table:table-cell>
          <table:table-cell office:value-type="float" office:value="0.243709459383986" table:style-name="ce1">
            <text:p>0.243709459383986</text:p>
          </table:table-cell>
          <table:table-cell office:value-type="float" office:value="3.7438858352792" table:style-name="ce1">
            <text:p>3.7438858352792</text:p>
          </table:table-cell>
          <table:table-cell office:value-type="float" office:value="6279.98030916807" table:style-name="ce1">
            <text:p>6279.98030916807</text:p>
          </table:table-cell>
          <table:table-cell office:value-type="float" office:value="9134.51492329856" table:style-name="ce1">
            <text:p>9134.51492329856</text:p>
          </table:table-cell>
          <table:table-cell office:value-type="float" office:value="12822.1087529924" table:style-name="ce1">
            <text:p>12822.1087529924</text:p>
          </table:table-cell>
          <table:table-cell office:value-type="float" office:value="16846.8027203453" table:style-name="ce1">
            <text:p>16846.8027203453</text:p>
          </table:table-cell>
          <table:table-cell office:value-type="float" office:value="20871.5283062827" table:style-name="ce1">
            <text:p>20871.5283062827</text:p>
          </table:table-cell>
          <table:table-cell office:value-type="float" office:value="41474.5796561317" table:style-name="ce1">
            <text:p>41474.5796561317</text:p>
          </table:table-cell>
          <table:table-cell office:value-type="float" office:value="94.7234814078654" table:style-name="ce1">
            <text:p>94.7234814078654</text:p>
          </table:table-cell>
        </table:table-row>
        <table:table-row>
          <table:table-cell office:value-type="string" office:value="Eferding" table:style-name="ce1">
            <text:p>Eferding</text:p>
          </table:table-cell>
          <table:table-cell office:value-type="float" office:value="16377.9039254676" table:style-name="ce1">
            <text:p>16377.9039254676</text:p>
          </table:table-cell>
          <table:table-cell office:value-type="float" office:value="0.226812585499316" table:style-name="ce1">
            <text:p>0.226812585499316</text:p>
          </table:table-cell>
          <table:table-cell office:value-type="float" office:value="0.0634292166384329" table:style-name="ce1">
            <text:p>0.0634292166384329</text:p>
          </table:table-cell>
          <table:table-cell office:value-type="float" office:value="0.221383748372667" table:style-name="ce1">
            <text:p>0.221383748372667</text:p>
          </table:table-cell>
          <table:table-cell office:value-type="float" office:value="3.231276714479" table:style-name="ce1">
            <text:p>3.231276714479</text:p>
          </table:table-cell>
          <table:table-cell office:value-type="float" office:value="8857.46840312557" table:style-name="ce1">
            <text:p>8857.46840312557</text:p>
          </table:table-cell>
          <table:table-cell office:value-type="float" office:value="11847.1281199589" table:style-name="ce1">
            <text:p>11847.1281199589</text:p>
          </table:table-cell>
          <table:table-cell office:value-type="float" office:value="15851.1416599884" table:style-name="ce1">
            <text:p>15851.1416599884</text:p>
          </table:table-cell>
          <table:table-cell office:value-type="float" office:value="20100.9085592291" table:style-name="ce1">
            <text:p>20100.9085592291</text:p>
          </table:table-cell>
          <table:table-cell office:value-type="float" office:value="24944.8584766292" table:style-name="ce1">
            <text:p>24944.8584766292</text:p>
          </table:table-cell>
          <table:table-cell office:value-type="float" office:value="45793.7975203486" table:style-name="ce1">
            <text:p>45793.7975203486</text:p>
          </table:table-cell>
          <table:table-cell office:value-type="float" office:value="2012.3098399332" table:style-name="ce1">
            <text:p>2012.3098399332</text:p>
          </table:table-cell>
        </table:table-row>
        <table:table-row>
          <table:table-cell office:value-type="string" office:value="Freistadt" table:style-name="ce1">
            <text:p>Freistadt</text:p>
          </table:table-cell>
          <table:table-cell office:value-type="float" office:value="17881.8746116869" table:style-name="ce1">
            <text:p>17881.8746116869</text:p>
          </table:table-cell>
          <table:table-cell office:value-type="float" office:value="0.156208277703605" table:style-name="ce1">
            <text:p>0.156208277703605</text:p>
          </table:table-cell>
          <table:table-cell office:value-type="float" office:value="0.036107243525019" table:style-name="ce1">
            <text:p>0.036107243525019</text:p>
          </table:table-cell>
          <table:table-cell office:value-type="float" office:value="0.212804068948167" table:style-name="ce1">
            <text:p>0.212804068948167</text:p>
          </table:table-cell>
          <table:table-cell office:value-type="float" office:value="3.04880658188273" table:style-name="ce1">
            <text:p>3.04880658188273</text:p>
          </table:table-cell>
          <table:table-cell office:value-type="float" office:value="9713.50269639913" table:style-name="ce1">
            <text:p>9713.50269639913</text:p>
          </table:table-cell>
          <table:table-cell office:value-type="float" office:value="13089.5072680152" table:style-name="ce1">
            <text:p>13089.5072680152</text:p>
          </table:table-cell>
          <table:table-cell office:value-type="float" office:value="17139.6367453371" table:style-name="ce1">
            <text:p>17139.6367453371</text:p>
          </table:table-cell>
          <table:table-cell office:value-type="float" office:value="21830.3329747308" table:style-name="ce1">
            <text:p>21830.3329747308</text:p>
          </table:table-cell>
          <table:table-cell office:value-type="float" office:value="26767.1324750251" table:style-name="ce1">
            <text:p>26767.1324750251</text:p>
          </table:table-cell>
          <table:table-cell office:value-type="float" office:value="50307.1370026163" table:style-name="ce1">
            <text:p>50307.1370026163</text:p>
          </table:table-cell>
          <table:table-cell office:value-type="float" office:value="2152.48762361187" table:style-name="ce1">
            <text:p>2152.48762361187</text:p>
          </table:table-cell>
        </table:table-row>
        <table:table-row>
          <table:table-cell office:value-type="string" office:value="Gmunden" table:style-name="ce1">
            <text:p>Gmunden</text:p>
          </table:table-cell>
          <table:table-cell office:value-type="float" office:value="20260.6649353217" table:style-name="ce1">
            <text:p>20260.6649353217</text:p>
          </table:table-cell>
          <table:table-cell office:value-type="float" office:value="0.0822912111937035" table:style-name="ce1">
            <text:p>0.0822912111937035</text:p>
          </table:table-cell>
          <table:table-cell office:value-type="float" office:value="0.0168986177326096" table:style-name="ce1">
            <text:p>0.0168986177326096</text:p>
          </table:table-cell>
          <table:table-cell office:value-type="float" office:value="0.202403034732513" table:style-name="ce1">
            <text:p>0.202403034732513</text:p>
          </table:table-cell>
          <table:table-cell office:value-type="float" office:value="2.83755505893352" table:style-name="ce1">
            <text:p>2.83755505893352</text:p>
          </table:table-cell>
          <table:table-cell office:value-type="float" office:value="11689.430110921" table:style-name="ce1">
            <text:p>11689.430110921</text:p>
          </table:table-cell>
          <table:table-cell office:value-type="float" office:value="14992.5239103992" table:style-name="ce1">
            <text:p>14992.5239103992</text:p>
          </table:table-cell>
          <table:table-cell office:value-type="float" office:value="19367.5642246285" table:style-name="ce1">
            <text:p>19367.5642246285</text:p>
          </table:table-cell>
          <table:table-cell office:value-type="float" office:value="24457.6781359819" table:style-name="ce1">
            <text:p>24457.6781359819</text:p>
          </table:table-cell>
          <table:table-cell office:value-type="float" office:value="29826.3967955691" table:style-name="ce1">
            <text:p>29826.3967955691</text:p>
          </table:table-cell>
          <table:table-cell office:value-type="float" office:value="63330.6800626581" table:style-name="ce1">
            <text:p>63330.6800626581</text:p>
          </table:table-cell>
          <table:table-cell office:value-type="float" office:value="2107.55242171318" table:style-name="ce1">
            <text:p>2107.55242171318</text:p>
          </table:table-cell>
        </table:table-row>
        <table:table-row>
          <table:table-cell office:value-type="string" office:value="Grieskirchen" table:style-name="ce1">
            <text:p>Grieskirchen</text:p>
          </table:table-cell>
          <table:table-cell office:value-type="float" office:value="16562.6490627236" table:style-name="ce1">
            <text:p>16562.6490627236</text:p>
          </table:table-cell>
          <table:table-cell office:value-type="float" office:value="0.20180681028492" table:style-name="ce1">
            <text:p>0.20180681028492</text:p>
          </table:table-cell>
          <table:table-cell office:value-type="float" office:value="0.0493856629313447" table:style-name="ce1">
            <text:p>0.0493856629313447</text:p>
          </table:table-cell>
          <table:table-cell office:value-type="float" office:value="0.21676863003533" table:style-name="ce1">
            <text:p>0.21676863003533</text:p>
          </table:table-cell>
          <table:table-cell office:value-type="float" office:value="3.12294918926656" table:style-name="ce1">
            <text:p>3.12294918926656</text:p>
          </table:table-cell>
          <table:table-cell office:value-type="float" office:value="8842.02564724362" table:style-name="ce1">
            <text:p>8842.02564724362</text:p>
          </table:table-cell>
          <table:table-cell office:value-type="float" office:value="11987.8775073865" table:style-name="ce1">
            <text:p>11987.8775073865</text:p>
          </table:table-cell>
          <table:table-cell office:value-type="float" office:value="15927.0980163433" table:style-name="ce1">
            <text:p>15927.0980163433</text:p>
          </table:table-cell>
          <table:table-cell office:value-type="float" office:value="20402.2867628374" table:style-name="ce1">
            <text:p>20402.2867628374</text:p>
          </table:table-cell>
          <table:table-cell office:value-type="float" office:value="24936.6676972355" table:style-name="ce1">
            <text:p>24936.6676972355</text:p>
          </table:table-cell>
          <table:table-cell office:value-type="float" office:value="47219.209784692" table:style-name="ce1">
            <text:p>47219.209784692</text:p>
          </table:table-cell>
          <table:table-cell office:value-type="float" office:value="1019.14434750894" table:style-name="ce1">
            <text:p>1019.14434750894</text:p>
          </table:table-cell>
        </table:table-row>
        <table:table-row>
          <table:table-cell office:value-type="string" office:value="Kirchdorf an der Krems" table:style-name="ce1">
            <text:p>Kirchdorf an der Krems</text:p>
          </table:table-cell>
          <table:table-cell office:value-type="float" office:value="15997.0020191294" table:style-name="ce1">
            <text:p>15997.0020191294</text:p>
          </table:table-cell>
          <table:table-cell office:value-type="float" office:value="0.237842064112588" table:style-name="ce1">
            <text:p>0.237842064112588</text:p>
          </table:table-cell>
          <table:table-cell office:value-type="float" office:value="0.0600834522902323" table:style-name="ce1">
            <text:p>0.0600834522902323</text:p>
          </table:table-cell>
          <table:table-cell office:value-type="float" office:value="0.223946703585443" table:style-name="ce1">
            <text:p>0.223946703585443</text:p>
          </table:table-cell>
          <table:table-cell office:value-type="float" office:value="3.25113347266275" table:style-name="ce1">
            <text:p>3.25113347266275</text:p>
          </table:table-cell>
          <table:table-cell office:value-type="float" office:value="8359.36211296603" table:style-name="ce1">
            <text:p>8359.36211296603</text:p>
          </table:table-cell>
          <table:table-cell office:value-type="float" office:value="11340.1557144468" table:style-name="ce1">
            <text:p>11340.1557144468</text:p>
          </table:table-cell>
          <table:table-cell office:value-type="float" office:value="15348.5481425844" table:style-name="ce1">
            <text:p>15348.5481425844</text:p>
          </table:table-cell>
          <table:table-cell office:value-type="float" office:value="19912.4900718964" table:style-name="ce1">
            <text:p>19912.4900718964</text:p>
          </table:table-cell>
          <table:table-cell office:value-type="float" office:value="24580.3012756866" table:style-name="ce1">
            <text:p>24580.3012756866</text:p>
          </table:table-cell>
          <table:table-cell office:value-type="float" office:value="58088.5412537346" table:style-name="ce1">
            <text:p>58088.5412537346</text:p>
          </table:table-cell>
          <table:table-cell office:value-type="float" office:value="1019.82673426882" table:style-name="ce1">
            <text:p>1019.82673426882</text:p>
          </table:table-cell>
        </table:table-row>
        <table:table-row>
          <table:table-cell office:value-type="string" office:value="Linz-Land" table:style-name="ce1">
            <text:p>Linz-Land</text:p>
          </table:table-cell>
          <table:table-cell office:value-type="float" office:value="27963.0388255909" table:style-name="ce1">
            <text:p>27963.0388255909</text:p>
          </table:table-cell>
          <table:table-cell office:value-type="float" office:value="0.0191190253045923" table:style-name="ce1">
            <text:p>0.0191190253045923</text:p>
          </table:table-cell>
          <table:table-cell office:value-type="float" office:value="0.0031297305275908" table:style-name="ce1">
            <text:p>0.0031297305275908</text:p>
          </table:table-cell>
          <table:table-cell office:value-type="float" office:value="0.215646477316116" table:style-name="ce1">
            <text:p>0.215646477316116</text:p>
          </table:table-cell>
          <table:table-cell office:value-type="float" office:value="2.96992630443819" table:style-name="ce1">
            <text:p>2.96992630443819</text:p>
          </table:table-cell>
          <table:table-cell office:value-type="float" office:value="15949.6218065621" table:style-name="ce1">
            <text:p>15949.6218065621</text:p>
          </table:table-cell>
          <table:table-cell office:value-type="float" office:value="20314.68768761" table:style-name="ce1">
            <text:p>20314.68768761</text:p>
          </table:table-cell>
          <table:table-cell office:value-type="float" office:value="25994.4488781078" table:style-name="ce1">
            <text:p>25994.4488781078</text:p>
          </table:table-cell>
          <table:table-cell office:value-type="float" office:value="32980.9158945685" table:style-name="ce1">
            <text:p>32980.9158945685</text:p>
          </table:table-cell>
          <table:table-cell office:value-type="float" office:value="41844.6514109473" table:style-name="ce1">
            <text:p>41844.6514109473</text:p>
          </table:table-cell>
          <table:table-cell office:value-type="float" office:value="135459.480782878" table:style-name="ce1">
            <text:p>135459.480782878</text:p>
          </table:table-cell>
          <table:table-cell office:value-type="float" office:value="3275.75107573026" table:style-name="ce1">
            <text:p>3275.75107573026</text:p>
          </table:table-cell>
        </table:table-row>
        <table:table-row>
          <table:table-cell office:value-type="string" office:value="Linz (Stadt)" table:style-name="ce1">
            <text:p>Linz (Stadt)</text:p>
          </table:table-cell>
          <table:table-cell office:value-type="float" office:value="23044.8944459307" table:style-name="ce1">
            <text:p>23044.8944459307</text:p>
          </table:table-cell>
          <table:table-cell office:value-type="float" office:value="0.0461890592813001" table:style-name="ce1">
            <text:p>0.0461890592813001</text:p>
          </table:table-cell>
          <table:table-cell office:value-type="float" office:value="0.00790620265053725" table:style-name="ce1">
            <text:p>0.00790620265053725</text:p>
          </table:table-cell>
          <table:table-cell office:value-type="float" office:value="0.199214367684293" table:style-name="ce1">
            <text:p>0.199214367684293</text:p>
          </table:table-cell>
          <table:table-cell office:value-type="float" office:value="2.7742256896982" table:style-name="ce1">
            <text:p>2.7742256896982</text:p>
          </table:table-cell>
          <table:table-cell office:value-type="float" office:value="13470.6001205434" table:style-name="ce1">
            <text:p>13470.6001205434</text:p>
          </table:table-cell>
          <table:table-cell office:value-type="float" office:value="17225.1890248057" table:style-name="ce1">
            <text:p>17225.1890248057</text:p>
          </table:table-cell>
          <table:table-cell office:value-type="float" office:value="21923.5034425596" table:style-name="ce1">
            <text:p>21923.5034425596</text:p>
          </table:table-cell>
          <table:table-cell office:value-type="float" office:value="27605.6967738529" table:style-name="ce1">
            <text:p>27605.6967738529</text:p>
          </table:table-cell>
          <table:table-cell office:value-type="float" office:value="33812.8772190578" table:style-name="ce1">
            <text:p>33812.8772190578</text:p>
          </table:table-cell>
          <table:table-cell office:value-type="float" office:value="85958.6773523509" table:style-name="ce1">
            <text:p>85958.6773523509</text:p>
          </table:table-cell>
          <table:table-cell office:value-type="float" office:value="2733.01632276506" table:style-name="ce1">
            <text:p>2733.01632276506</text:p>
          </table:table-cell>
        </table:table-row>
        <table:table-row>
          <table:table-cell office:value-type="string" office:value="Perg" table:style-name="ce1">
            <text:p>Perg</text:p>
          </table:table-cell>
          <table:table-cell office:value-type="float" office:value="18268.3097566769" table:style-name="ce1">
            <text:p>18268.3097566769</text:p>
          </table:table-cell>
          <table:table-cell office:value-type="float" office:value="0.146067415730337" table:style-name="ce1">
            <text:p>0.146067415730337</text:p>
          </table:table-cell>
          <table:table-cell office:value-type="float" office:value="0.0316419381330537" table:style-name="ce1">
            <text:p>0.0316419381330537</text:p>
          </table:table-cell>
          <table:table-cell office:value-type="float" office:value="0.209627351672197" table:style-name="ce1">
            <text:p>0.209627351672197</text:p>
          </table:table-cell>
          <table:table-cell office:value-type="float" office:value="2.9925833368078" table:style-name="ce1">
            <text:p>2.9925833368078</text:p>
          </table:table-cell>
          <table:table-cell office:value-type="float" office:value="10081.2856380703" table:style-name="ce1">
            <text:p>10081.2856380703</text:p>
          </table:table-cell>
          <table:table-cell office:value-type="float" office:value="13365.8219476701" table:style-name="ce1">
            <text:p>13365.8219476701</text:p>
          </table:table-cell>
          <table:table-cell office:value-type="float" office:value="17568.6287980457" table:style-name="ce1">
            <text:p>17568.6287980457</text:p>
          </table:table-cell>
          <table:table-cell office:value-type="float" office:value="22235.5550024934" table:style-name="ce1">
            <text:p>22235.5550024934</text:p>
          </table:table-cell>
          <table:table-cell office:value-type="float" office:value="27058.596636582" table:style-name="ce1">
            <text:p>27058.596636582</text:p>
          </table:table-cell>
          <table:table-cell office:value-type="float" office:value="55867.8025640672" table:style-name="ce1">
            <text:p>55867.8025640672</text:p>
          </table:table-cell>
          <table:table-cell office:value-type="float" office:value="2532.60904143419" table:style-name="ce1">
            <text:p>2532.60904143419</text:p>
          </table:table-cell>
        </table:table-row>
        <table:table-row>
          <table:table-cell office:value-type="string" office:value="Ried im Innkreis" table:style-name="ce1">
            <text:p>Ried im Innkreis</text:p>
          </table:table-cell>
          <table:table-cell office:value-type="float" office:value="14293.6656842658" table:style-name="ce1">
            <text:p>14293.6656842658</text:p>
          </table:table-cell>
          <table:table-cell office:value-type="float" office:value="0.325612472160356" table:style-name="ce1">
            <text:p>0.325612472160356</text:p>
          </table:table-cell>
          <table:table-cell office:value-type="float" office:value="0.0961180580611516" table:style-name="ce1">
            <text:p>0.0961180580611516</text:p>
          </table:table-cell>
          <table:table-cell office:value-type="float" office:value="0.238764729089897" table:style-name="ce1">
            <text:p>0.238764729089897</text:p>
          </table:table-cell>
          <table:table-cell office:value-type="float" office:value="3.63608171852071" table:style-name="ce1">
            <text:p>3.63608171852071</text:p>
          </table:table-cell>
          <table:table-cell office:value-type="float" office:value="6740.96209703337" table:style-name="ce1">
            <text:p>6740.96209703337</text:p>
          </table:table-cell>
          <table:table-cell office:value-type="float" office:value="9924.968380489" table:style-name="ce1">
            <text:p>9924.968380489</text:p>
          </table:table-cell>
          <table:table-cell office:value-type="float" office:value="13787.1944023152" table:style-name="ce1">
            <text:p>13787.1944023152</text:p>
          </table:table-cell>
          <table:table-cell office:value-type="float" office:value="18148.3898621925" table:style-name="ce1">
            <text:p>18148.3898621925</text:p>
          </table:table-cell>
          <table:table-cell office:value-type="float" office:value="22277.9618016076" table:style-name="ce1">
            <text:p>22277.9618016076</text:p>
          </table:table-cell>
          <table:table-cell office:value-type="float" office:value="40926.9115256427" table:style-name="ce1">
            <text:p>40926.9115256427</text:p>
          </table:table-cell>
          <table:table-cell office:value-type="float" office:value="719.656857124501" table:style-name="ce1">
            <text:p>719.656857124501</text:p>
          </table:table-cell>
        </table:table-row>
        <table:table-row>
          <table:table-cell office:value-type="string" office:value="Rohrbach" table:style-name="ce1">
            <text:p>Rohrbach</text:p>
          </table:table-cell>
          <table:table-cell office:value-type="float" office:value="15801.0364186117" table:style-name="ce1">
            <text:p>15801.0364186117</text:p>
          </table:table-cell>
          <table:table-cell office:value-type="float" office:value="0.234509202453988" table:style-name="ce1">
            <text:p>0.234509202453988</text:p>
          </table:table-cell>
          <table:table-cell office:value-type="float" office:value="0.0633776080360408" table:style-name="ce1">
            <text:p>0.0633776080360408</text:p>
          </table:table-cell>
          <table:table-cell office:value-type="float" office:value="0.221203192719842" table:style-name="ce1">
            <text:p>0.221203192719842</text:p>
          </table:table-cell>
          <table:table-cell office:value-type="float" office:value="3.2651733777651" table:style-name="ce1">
            <text:p>3.2651733777651</text:p>
          </table:table-cell>
          <table:table-cell office:value-type="float" office:value="8143.04742070139" table:style-name="ce1">
            <text:p>8143.04742070139</text:p>
          </table:table-cell>
          <table:table-cell office:value-type="float" office:value="11409.0976389309" table:style-name="ce1">
            <text:p>11409.0976389309</text:p>
          </table:table-cell>
          <table:table-cell office:value-type="float" office:value="15294.7707744752" table:style-name="ce1">
            <text:p>15294.7707744752</text:p>
          </table:table-cell>
          <table:table-cell office:value-type="float" office:value="19517.2151596011" table:style-name="ce1">
            <text:p>19517.2151596011</text:p>
          </table:table-cell>
          <table:table-cell office:value-type="float" office:value="24022.7216367745" table:style-name="ce1">
            <text:p>24022.7216367745</text:p>
          </table:table-cell>
          <table:table-cell office:value-type="float" office:value="42622.8388014399" table:style-name="ce1">
            <text:p>42622.8388014399</text:p>
          </table:table-cell>
          <table:table-cell office:value-type="float" office:value="705.150215378746" table:style-name="ce1">
            <text:p>705.150215378746</text:p>
          </table:table-cell>
        </table:table-row>
        <table:table-row>
          <table:table-cell office:value-type="string" office:value="Schärding" table:style-name="ce1">
            <text:p>Schärding</text:p>
          </table:table-cell>
          <table:table-cell office:value-type="float" office:value="12258.638329948" table:style-name="ce1">
            <text:p>12258.638329948</text:p>
          </table:table-cell>
          <table:table-cell office:value-type="float" office:value="0.452696456086287" table:style-name="ce1">
            <text:p>0.452696456086287</text:p>
          </table:table-cell>
          <table:table-cell office:value-type="float" office:value="0.150921578206282" table:style-name="ce1">
            <text:p>0.150921578206282</text:p>
          </table:table-cell>
          <table:table-cell office:value-type="float" office:value="0.25495966751529" table:style-name="ce1">
            <text:p>0.25495966751529</text:p>
          </table:table-cell>
          <table:table-cell office:value-type="float" office:value="4.06941511760687" table:style-name="ce1">
            <text:p>4.06941511760687</text:p>
          </table:table-cell>
          <table:table-cell office:value-type="float" office:value="5454.7727017078" table:style-name="ce1">
            <text:p>5454.7727017078</text:p>
          </table:table-cell>
          <table:table-cell office:value-type="float" office:value="8203.35263790384" table:style-name="ce1">
            <text:p>8203.35263790384</text:p>
          </table:table-cell>
          <table:table-cell office:value-type="float" office:value="11803.7160663941" table:style-name="ce1">
            <text:p>11803.7160663941</text:p>
          </table:table-cell>
          <table:table-cell office:value-type="float" office:value="15792.1485420321" table:style-name="ce1">
            <text:p>15792.1485420321</text:p>
          </table:table-cell>
          <table:table-cell office:value-type="float" office:value="19527.9763556952" table:style-name="ce1">
            <text:p>19527.9763556952</text:p>
          </table:table-cell>
          <table:table-cell office:value-type="float" office:value="38505.4406685838" table:style-name="ce1">
            <text:p>38505.4406685838</text:p>
          </table:table-cell>
          <table:table-cell office:value-type="float" office:value="506.512822951822" table:style-name="ce1">
            <text:p>506.512822951822</text:p>
          </table:table-cell>
        </table:table-row>
        <table:table-row>
          <table:table-cell office:value-type="string" office:value="Steyr-Land" table:style-name="ce1">
            <text:p>Steyr-Land</text:p>
          </table:table-cell>
          <table:table-cell office:value-type="float" office:value="23317.8287609843" table:style-name="ce1">
            <text:p>23317.8287609843</text:p>
          </table:table-cell>
          <table:table-cell office:value-type="float" office:value="0.0472242783123612" table:style-name="ce1">
            <text:p>0.0472242783123612</text:p>
          </table:table-cell>
          <table:table-cell office:value-type="float" office:value="0.00861404161235783" table:style-name="ce1">
            <text:p>0.00861404161235783</text:p>
          </table:table-cell>
          <table:table-cell office:value-type="float" office:value="0.208375935222719" table:style-name="ce1">
            <text:p>0.208375935222719</text:p>
          </table:table-cell>
          <table:table-cell office:value-type="float" office:value="2.90988867468268" table:style-name="ce1">
            <text:p>2.90988867468268</text:p>
          </table:table-cell>
          <table:table-cell office:value-type="float" office:value="13278.3401430138" table:style-name="ce1">
            <text:p>13278.3401430138</text:p>
          </table:table-cell>
          <table:table-cell office:value-type="float" office:value="17064.458759853" table:style-name="ce1">
            <text:p>17064.458759853</text:p>
          </table:table-cell>
          <table:table-cell office:value-type="float" office:value="22155.5480953416" table:style-name="ce1">
            <text:p>22155.5480953416</text:p>
          </table:table-cell>
          <table:table-cell office:value-type="float" office:value="27848.4073384702" table:style-name="ce1">
            <text:p>27848.4073384702</text:p>
          </table:table-cell>
          <table:table-cell office:value-type="float" office:value="34477.6013215387" table:style-name="ce1">
            <text:p>34477.6013215387</text:p>
          </table:table-cell>
          <table:table-cell office:value-type="float" office:value="76675.2271883126" table:style-name="ce1">
            <text:p>76675.2271883126</text:p>
          </table:table-cell>
          <table:table-cell office:value-type="float" office:value="3592.75024339548" table:style-name="ce1">
            <text:p>3592.75024339548</text:p>
          </table:table-cell>
        </table:table-row>
        <table:table-row>
          <table:table-cell office:value-type="string" office:value="Steyr (Stadt)" table:style-name="ce1">
            <text:p>Steyr (Stadt)</text:p>
          </table:table-cell>
          <table:table-cell office:value-type="float" office:value="20194.8406440088" table:style-name="ce1">
            <text:p>20194.8406440088</text:p>
          </table:table-cell>
          <table:table-cell office:value-type="float" office:value="0.093287827076223" table:style-name="ce1">
            <text:p>0.093287827076223</text:p>
          </table:table-cell>
          <table:table-cell office:value-type="float" office:value="0.0191604862131728" table:style-name="ce1">
            <text:p>0.0191604862131728</text:p>
          </table:table-cell>
          <table:table-cell office:value-type="float" office:value="0.20178707672426" table:style-name="ce1">
            <text:p>0.20178707672426</text:p>
          </table:table-cell>
          <table:table-cell office:value-type="float" office:value="2.85706078502565" table:style-name="ce1">
            <text:p>2.85706078502565</text:p>
          </table:table-cell>
          <table:table-cell office:value-type="float" office:value="11488.4340631393" table:style-name="ce1">
            <text:p>11488.4340631393</text:p>
          </table:table-cell>
          <table:table-cell office:value-type="float" office:value="15163.4467325408" table:style-name="ce1">
            <text:p>15163.4467325408</text:p>
          </table:table-cell>
          <table:table-cell office:value-type="float" office:value="19478.6124350351" table:style-name="ce1">
            <text:p>19478.6124350351</text:p>
          </table:table-cell>
          <table:table-cell office:value-type="float" office:value="24426.6890031158" table:style-name="ce1">
            <text:p>24426.6890031158</text:p>
          </table:table-cell>
          <table:table-cell office:value-type="float" office:value="29444.0728299847" table:style-name="ce1">
            <text:p>29444.0728299847</text:p>
          </table:table-cell>
          <table:table-cell office:value-type="float" office:value="75030.4394026346" table:style-name="ce1">
            <text:p>75030.4394026346</text:p>
          </table:table-cell>
          <table:table-cell office:value-type="float" office:value="3509.96307269979" table:style-name="ce1">
            <text:p>3509.96307269979</text:p>
          </table:table-cell>
        </table:table-row>
        <table:table-row>
          <table:table-cell office:value-type="string" office:value="Urfahr-Umgebung" table:style-name="ce1">
            <text:p>Urfahr-Umgebung</text:p>
          </table:table-cell>
          <table:table-cell office:value-type="float" office:value="42754.7171619359" table:style-name="ce1">
            <text:p>42754.7171619359</text:p>
          </table:table-cell>
          <table:table-cell office:value-type="float" office:value="0.00736392742796158" table:style-name="ce1">
            <text:p>0.00736392742796158</text:p>
          </table:table-cell>
          <table:table-cell office:value-type="float" office:value="0.00125411014452216" table:style-name="ce1">
            <text:p>0.00125411014452216</text:p>
          </table:table-cell>
          <table:table-cell office:value-type="float" office:value="0.288227512413442" table:style-name="ce1">
            <text:p>0.288227512413442</text:p>
          </table:table-cell>
          <table:table-cell office:value-type="float" office:value="4.20098943686014" table:style-name="ce1">
            <text:p>4.20098943686014</text:p>
          </table:table-cell>
          <table:table-cell office:value-type="float" office:value="20261.8284021074" table:style-name="ce1">
            <text:p>20261.8284021074</text:p>
          </table:table-cell>
          <table:table-cell office:value-type="float" office:value="26277.1304399523" table:style-name="ce1">
            <text:p>26277.1304399523</text:p>
          </table:table-cell>
          <table:table-cell office:value-type="float" office:value="36155.2924293095" table:style-name="ce1">
            <text:p>36155.2924293095</text:p>
          </table:table-cell>
          <table:table-cell office:value-type="float" office:value="51740.3764001591" table:style-name="ce1">
            <text:p>51740.3764001591</text:p>
          </table:table-cell>
          <table:table-cell office:value-type="float" office:value="76112.2150256452" table:style-name="ce1">
            <text:p>76112.2150256452</text:p>
          </table:table-cell>
          <table:table-cell office:value-type="float" office:value="155015.416633186" table:style-name="ce1">
            <text:p>155015.416633186</text:p>
          </table:table-cell>
          <table:table-cell office:value-type="float" office:value="5462.49123467039" table:style-name="ce1">
            <text:p>5462.49123467039</text:p>
          </table:table-cell>
        </table:table-row>
        <table:table-row>
          <table:table-cell office:value-type="string" office:value="Vöcklabruck" table:style-name="ce1">
            <text:p>Vöcklabruck</text:p>
          </table:table-cell>
          <table:table-cell office:value-type="float" office:value="18758.7213956903" table:style-name="ce1">
            <text:p>18758.7213956903</text:p>
          </table:table-cell>
          <table:table-cell office:value-type="float" office:value="0.123641213737913" table:style-name="ce1">
            <text:p>0.123641213737913</text:p>
          </table:table-cell>
          <table:table-cell office:value-type="float" office:value="0.0273667121572833" table:style-name="ce1">
            <text:p>0.0273667121572833</text:p>
          </table:table-cell>
          <table:table-cell office:value-type="float" office:value="0.205904195955984" table:style-name="ce1">
            <text:p>0.205904195955984</text:p>
          </table:table-cell>
          <table:table-cell office:value-type="float" office:value="2.92582228461602" table:style-name="ce1">
            <text:p>2.92582228461602</text:p>
          </table:table-cell>
          <table:table-cell office:value-type="float" office:value="10517.1274878349" table:style-name="ce1">
            <text:p>10517.1274878349</text:p>
          </table:table-cell>
          <table:table-cell office:value-type="float" office:value="13911.9784135938" table:style-name="ce1">
            <text:p>13911.9784135938</text:p>
          </table:table-cell>
          <table:table-cell office:value-type="float" office:value="18050.111645431" table:style-name="ce1">
            <text:p>18050.111645431</text:p>
          </table:table-cell>
          <table:table-cell office:value-type="float" office:value="22852.778541681" table:style-name="ce1">
            <text:p>22852.778541681</text:p>
          </table:table-cell>
          <table:table-cell office:value-type="float" office:value="27736.9679692827" table:style-name="ce1">
            <text:p>27736.9679692827</text:p>
          </table:table-cell>
          <table:table-cell office:value-type="float" office:value="91851.108019805" table:style-name="ce1">
            <text:p>91851.108019805</text:p>
          </table:table-cell>
          <table:table-cell office:value-type="float" office:value="1344.66515091015" table:style-name="ce1">
            <text:p>1344.66515091015</text:p>
          </table:table-cell>
        </table:table-row>
        <table:table-row>
          <table:table-cell office:value-type="string" office:value="Wels-Land" table:style-name="ce1">
            <text:p>Wels-Land</text:p>
          </table:table-cell>
          <table:table-cell office:value-type="float" office:value="20486.2000337408" table:style-name="ce1">
            <text:p>20486.2000337408</text:p>
          </table:table-cell>
          <table:table-cell office:value-type="float" office:value="0.0815856777493606" table:style-name="ce1">
            <text:p>0.0815856777493606</text:p>
          </table:table-cell>
          <table:table-cell office:value-type="float" office:value="0.0173395685071205" table:style-name="ce1">
            <text:p>0.0173395685071205</text:p>
          </table:table-cell>
          <table:table-cell office:value-type="float" office:value="0.200409883064066" table:style-name="ce1">
            <text:p>0.200409883064066</text:p>
          </table:table-cell>
          <table:table-cell office:value-type="float" office:value="2.82559617408805" table:style-name="ce1">
            <text:p>2.82559617408805</text:p>
          </table:table-cell>
          <table:table-cell office:value-type="float" office:value="11798.2587422915" table:style-name="ce1">
            <text:p>11798.2587422915</text:p>
          </table:table-cell>
          <table:table-cell office:value-type="float" office:value="15292.7531354775" table:style-name="ce1">
            <text:p>15292.7531354775</text:p>
          </table:table-cell>
          <table:table-cell office:value-type="float" office:value="19720.8493450246" table:style-name="ce1">
            <text:p>19720.8493450246</text:p>
          </table:table-cell>
          <table:table-cell office:value-type="float" office:value="24668.4946088753" table:style-name="ce1">
            <text:p>24668.4946088753</text:p>
          </table:table-cell>
          <table:table-cell office:value-type="float" office:value="30068.0858106972" table:style-name="ce1">
            <text:p>30068.0858106972</text:p>
          </table:table-cell>
          <table:table-cell office:value-type="float" office:value="60878.4053082639" table:style-name="ce1">
            <text:p>60878.4053082639</text:p>
          </table:table-cell>
          <table:table-cell office:value-type="float" office:value="2206.96516341222" table:style-name="ce1">
            <text:p>2206.96516341222</text:p>
          </table:table-cell>
        </table:table-row>
        <table:table-row>
          <table:table-cell office:value-type="string" office:value="Wels (Stadt)" table:style-name="ce1">
            <text:p>Wels (Stadt)</text:p>
          </table:table-cell>
          <table:table-cell office:value-type="float" office:value="16616.566963128" table:style-name="ce1">
            <text:p>16616.566963128</text:p>
          </table:table-cell>
          <table:table-cell office:value-type="float" office:value="0.20355819125278" table:style-name="ce1">
            <text:p>0.20355819125278</text:p>
          </table:table-cell>
          <table:table-cell office:value-type="float" office:value="0.051311003305428" table:style-name="ce1">
            <text:p>0.051311003305428</text:p>
          </table:table-cell>
          <table:table-cell office:value-type="float" office:value="0.217550899872859" table:style-name="ce1">
            <text:p>0.217550899872859</text:p>
          </table:table-cell>
          <table:table-cell office:value-type="float" office:value="3.15493950757705" table:style-name="ce1">
            <text:p>3.15493950757705</text:p>
          </table:table-cell>
          <table:table-cell office:value-type="float" office:value="8772.11629862418" table:style-name="ce1">
            <text:p>8772.11629862418</text:p>
          </table:table-cell>
          <table:table-cell office:value-type="float" office:value="12053.5669811329" table:style-name="ce1">
            <text:p>12053.5669811329</text:p>
          </table:table-cell>
          <table:table-cell office:value-type="float" office:value="15994.1785193067" table:style-name="ce1">
            <text:p>15994.1785193067</text:p>
          </table:table-cell>
          <table:table-cell office:value-type="float" office:value="20617.9850861933" table:style-name="ce1">
            <text:p>20617.9850861933</text:p>
          </table:table-cell>
          <table:table-cell office:value-type="float" office:value="25017.5840020969" table:style-name="ce1">
            <text:p>25017.5840020969</text:p>
          </table:table-cell>
          <table:table-cell office:value-type="float" office:value="47535.3145765831" table:style-name="ce1">
            <text:p>47535.3145765831</text:p>
          </table:table-cell>
          <table:table-cell office:value-type="float" office:value="1258.99068734205" table:style-name="ce1">
            <text:p>1258.99068734205</text:p>
          </table:table-cell>
        </table:table-row>
        <table:table-row>
          <table:table-cell office:value-type="string" office:value="Hallein" table:style-name="ce1">
            <text:p>Hallein</text:p>
          </table:table-cell>
          <table:table-cell office:value-type="float" office:value="17256.906658349" table:style-name="ce1">
            <text:p>17256.906658349</text:p>
          </table:table-cell>
          <table:table-cell office:value-type="float" office:value="0.175765827093261" table:style-name="ce1">
            <text:p>0.175765827093261</text:p>
          </table:table-cell>
          <table:table-cell office:value-type="float" office:value="0.0423914150998373" table:style-name="ce1">
            <text:p>0.0423914150998373</text:p>
          </table:table-cell>
          <table:table-cell office:value-type="float" office:value="0.211086931005873" table:style-name="ce1">
            <text:p>0.211086931005873</text:p>
          </table:table-cell>
          <table:table-cell office:value-type="float" office:value="3.04570270403732" table:style-name="ce1">
            <text:p>3.04570270403732</text:p>
          </table:table-cell>
          <table:table-cell office:value-type="float" office:value="9460.02856278252" table:style-name="ce1">
            <text:p>9460.02856278252</text:p>
          </table:table-cell>
          <table:table-cell office:value-type="float" office:value="12602.5139767568" table:style-name="ce1">
            <text:p>12602.5139767568</text:p>
          </table:table-cell>
          <table:table-cell office:value-type="float" office:value="16751.7756586079" table:style-name="ce1">
            <text:p>16751.7756586079</text:p>
          </table:table-cell>
          <table:table-cell office:value-type="float" office:value="21168.5527620992" table:style-name="ce1">
            <text:p>21168.5527620992</text:p>
          </table:table-cell>
          <table:table-cell office:value-type="float" office:value="25713.2740392297" table:style-name="ce1">
            <text:p>25713.2740392297</text:p>
          </table:table-cell>
          <table:table-cell office:value-type="float" office:value="54196.3471900307" table:style-name="ce1">
            <text:p>54196.3471900307</text:p>
          </table:table-cell>
          <table:table-cell office:value-type="float" office:value="1018.18409296429" table:style-name="ce1">
            <text:p>1018.18409296429</text:p>
          </table:table-cell>
        </table:table-row>
        <table:table-row>
          <table:table-cell office:value-type="string" office:value="Salzburg-Umgebung" table:style-name="ce1">
            <text:p>Salzburg-Umgebung</text:p>
          </table:table-cell>
          <table:table-cell office:value-type="float" office:value="27666.5450608544" table:style-name="ce1">
            <text:p>27666.5450608544</text:p>
          </table:table-cell>
          <table:table-cell office:value-type="float" office:value="0.0245200219418541" table:style-name="ce1">
            <text:p>0.0245200219418541</text:p>
          </table:table-cell>
          <table:table-cell office:value-type="float" office:value="0.00425899891852675" table:style-name="ce1">
            <text:p>0.00425899891852675</text:p>
          </table:table-cell>
          <table:table-cell office:value-type="float" office:value="0.238154642840517" table:style-name="ce1">
            <text:p>0.238154642840517</text:p>
          </table:table-cell>
          <table:table-cell office:value-type="float" office:value="3.26264113113914" table:style-name="ce1">
            <text:p>3.26264113113914</text:p>
          </table:table-cell>
          <table:table-cell office:value-type="float" office:value="15419.9523571715" table:style-name="ce1">
            <text:p>15419.9523571715</text:p>
          </table:table-cell>
          <table:table-cell office:value-type="float" office:value="19494.0733650435" table:style-name="ce1">
            <text:p>19494.0733650435</text:p>
          </table:table-cell>
          <table:table-cell office:value-type="float" office:value="24871.8119686936" table:style-name="ce1">
            <text:p>24871.8119686936</text:p>
          </table:table-cell>
          <table:table-cell office:value-type="float" office:value="31584.7331571724" table:style-name="ce1">
            <text:p>31584.7331571724</text:p>
          </table:table-cell>
          <table:table-cell office:value-type="float" office:value="41520.787112668" table:style-name="ce1">
            <text:p>41520.787112668</text:p>
          </table:table-cell>
          <table:table-cell office:value-type="float" office:value="172893.434802668" table:style-name="ce1">
            <text:p>172893.434802668</text:p>
          </table:table-cell>
          <table:table-cell office:value-type="float" office:value="4812.80798640736" table:style-name="ce1">
            <text:p>4812.80798640736</text:p>
          </table:table-cell>
        </table:table-row>
        <table:table-row>
          <table:table-cell office:value-type="string" office:value="Salzburg (Stadt)" table:style-name="ce1">
            <text:p>Salzburg (Stadt)</text:p>
          </table:table-cell>
          <table:table-cell office:value-type="float" office:value="19850.3588181488" table:style-name="ce1">
            <text:p>19850.3588181488</text:p>
          </table:table-cell>
          <table:table-cell office:value-type="float" office:value="0.0935963253174818" table:style-name="ce1">
            <text:p>0.0935963253174818</text:p>
          </table:table-cell>
          <table:table-cell office:value-type="float" office:value="0.0199398128562381" table:style-name="ce1">
            <text:p>0.0199398128562381</text:p>
          </table:table-cell>
          <table:table-cell office:value-type="float" office:value="0.196712819025842" table:style-name="ce1">
            <text:p>0.196712819025842</text:p>
          </table:table-cell>
          <table:table-cell office:value-type="float" office:value="2.79279260089748" table:style-name="ce1">
            <text:p>2.79279260089748</text:p>
          </table:table-cell>
          <table:table-cell office:value-type="float" office:value="11394.7337238285" table:style-name="ce1">
            <text:p>11394.7337238285</text:p>
          </table:table-cell>
          <table:table-cell office:value-type="float" office:value="14987.7563271691" table:style-name="ce1">
            <text:p>14987.7563271691</text:p>
          </table:table-cell>
          <table:table-cell office:value-type="float" office:value="19262.5064407983" table:style-name="ce1">
            <text:p>19262.5064407983</text:p>
          </table:table-cell>
          <table:table-cell office:value-type="float" office:value="24014.1251412862" table:style-name="ce1">
            <text:p>24014.1251412862</text:p>
          </table:table-cell>
          <table:table-cell office:value-type="float" office:value="28875.6197558917" table:style-name="ce1">
            <text:p>28875.6197558917</text:p>
          </table:table-cell>
          <table:table-cell office:value-type="float" office:value="58286.8653952446" table:style-name="ce1">
            <text:p>58286.8653952446</text:p>
          </table:table-cell>
          <table:table-cell office:value-type="float" office:value="1877.0112872557" table:style-name="ce1">
            <text:p>1877.0112872557</text:p>
          </table:table-cell>
        </table:table-row>
        <table:table-row>
          <table:table-cell office:value-type="string" office:value="Sankt Johann im Pongau" table:style-name="ce1">
            <text:p>Sankt Johann im Pongau</text:p>
          </table:table-cell>
          <table:table-cell office:value-type="float" office:value="15122.8449799457" table:style-name="ce1">
            <text:p>15122.8449799457</text:p>
          </table:table-cell>
          <table:table-cell office:value-type="float" office:value="0.277085427135678" table:style-name="ce1">
            <text:p>0.277085427135678</text:p>
          </table:table-cell>
          <table:table-cell office:value-type="float" office:value="0.0778731415286072" table:style-name="ce1">
            <text:p>0.0778731415286072</text:p>
          </table:table-cell>
          <table:table-cell office:value-type="float" office:value="0.228869239349027" table:style-name="ce1">
            <text:p>0.228869239349027</text:p>
          </table:table-cell>
          <table:table-cell office:value-type="float" office:value="3.42027222777194" table:style-name="ce1">
            <text:p>3.42027222777194</text:p>
          </table:table-cell>
          <table:table-cell office:value-type="float" office:value="7505.91421498584" table:style-name="ce1">
            <text:p>7505.91421498584</text:p>
          </table:table-cell>
          <table:table-cell office:value-type="float" office:value="10670.1295003129" table:style-name="ce1">
            <text:p>10670.1295003129</text:p>
          </table:table-cell>
          <table:table-cell office:value-type="float" office:value="14680.7397237891" table:style-name="ce1">
            <text:p>14680.7397237891</text:p>
          </table:table-cell>
          <table:table-cell office:value-type="float" office:value="18929.0639240078" table:style-name="ce1">
            <text:p>18929.0639240078</text:p>
          </table:table-cell>
          <table:table-cell office:value-type="float" office:value="23307.9810159655" table:style-name="ce1">
            <text:p>23307.9810159655</text:p>
          </table:table-cell>
          <table:table-cell office:value-type="float" office:value="40617.3230524281" table:style-name="ce1">
            <text:p>40617.3230524281</text:p>
          </table:table-cell>
          <table:table-cell office:value-type="float" office:value="863.2567366337" table:style-name="ce1">
            <text:p>863.2567366337</text:p>
          </table:table-cell>
        </table:table-row>
        <table:table-row>
          <table:table-cell office:value-type="string" office:value="Tamsweg" table:style-name="ce1">
            <text:p>Tamsweg</text:p>
          </table:table-cell>
          <table:table-cell office:value-type="float" office:value="16709.8381224704" table:style-name="ce1">
            <text:p>16709.8381224704</text:p>
          </table:table-cell>
          <table:table-cell office:value-type="float" office:value="0.209177820267686" table:style-name="ce1">
            <text:p>0.209177820267686</text:p>
          </table:table-cell>
          <table:table-cell office:value-type="float" office:value="0.0529203340914924" table:style-name="ce1">
            <text:p>0.0529203340914924</text:p>
          </table:table-cell>
          <table:table-cell office:value-type="float" office:value="0.216677381058529" table:style-name="ce1">
            <text:p>0.216677381058529</text:p>
          </table:table-cell>
          <table:table-cell office:value-type="float" office:value="3.18585418299905" table:style-name="ce1">
            <text:p>3.18585418299905</text:p>
          </table:table-cell>
          <table:table-cell office:value-type="float" office:value="8664.96096203331" table:style-name="ce1">
            <text:p>8664.96096203331</text:p>
          </table:table-cell>
          <table:table-cell office:value-type="float" office:value="11935.8837485421" table:style-name="ce1">
            <text:p>11935.8837485421</text:p>
          </table:table-cell>
          <table:table-cell office:value-type="float" office:value="16436.2707796404" table:style-name="ce1">
            <text:p>16436.2707796404</text:p>
          </table:table-cell>
          <table:table-cell office:value-type="float" office:value="20853.7935436585" table:style-name="ce1">
            <text:p>20853.7935436585</text:p>
          </table:table-cell>
          <table:table-cell office:value-type="float" office:value="25289.661546274" table:style-name="ce1">
            <text:p>25289.661546274</text:p>
          </table:table-cell>
          <table:table-cell office:value-type="float" office:value="38788.3713843386" table:style-name="ce1">
            <text:p>38788.3713843386</text:p>
          </table:table-cell>
          <table:table-cell office:value-type="float" office:value="2529.64865193239" table:style-name="ce1">
            <text:p>2529.64865193239</text:p>
          </table:table-cell>
        </table:table-row>
        <table:table-row>
          <table:table-cell office:value-type="string" office:value="Zell am See" table:style-name="ce1">
            <text:p>Zell am See</text:p>
          </table:table-cell>
          <table:table-cell office:value-type="float" office:value="11377.5585543235" table:style-name="ce1">
            <text:p>11377.5585543235</text:p>
          </table:table-cell>
          <table:table-cell office:value-type="float" office:value="0.521896792189679" table:style-name="ce1">
            <text:p>0.521896792189679</text:p>
          </table:table-cell>
          <table:table-cell office:value-type="float" office:value="0.186622079930375" table:style-name="ce1">
            <text:p>0.186622079930375</text:p>
          </table:table-cell>
          <table:table-cell office:value-type="float" office:value="0.271602441148116" table:style-name="ce1">
            <text:p>0.271602441148116</text:p>
          </table:table-cell>
          <table:table-cell office:value-type="float" office:value="4.49689294407512" table:style-name="ce1">
            <text:p>4.49689294407512</text:p>
          </table:table-cell>
          <table:table-cell office:value-type="float" office:value="4737.95739108167" table:style-name="ce1">
            <text:p>4737.95739108167</text:p>
          </table:table-cell>
          <table:table-cell office:value-type="float" office:value="7344.90171769717" table:style-name="ce1">
            <text:p>7344.90171769717</text:p>
          </table:table-cell>
          <table:table-cell office:value-type="float" office:value="10791.2431799249" table:style-name="ce1">
            <text:p>10791.2431799249</text:p>
          </table:table-cell>
          <table:table-cell office:value-type="float" office:value="14754.8386362714" table:style-name="ce1">
            <text:p>14754.8386362714</text:p>
          </table:table-cell>
          <table:table-cell office:value-type="float" office:value="18766.4972153033" table:style-name="ce1">
            <text:p>18766.4972153033</text:p>
          </table:table-cell>
          <table:table-cell office:value-type="float" office:value="36004.2431496223" table:style-name="ce1">
            <text:p>36004.243149622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mst" table:style-name="ce1">
            <text:p>Imst</text:p>
          </table:table-cell>
          <table:table-cell office:value-type="float" office:value="14548.8443842043" table:style-name="ce1">
            <text:p>14548.8443842043</text:p>
          </table:table-cell>
          <table:table-cell office:value-type="float" office:value="0.301757322175732" table:style-name="ce1">
            <text:p>0.301757322175732</text:p>
          </table:table-cell>
          <table:table-cell office:value-type="float" office:value="0.081594864361409" table:style-name="ce1">
            <text:p>0.081594864361409</text:p>
          </table:table-cell>
          <table:table-cell office:value-type="float" office:value="0.224906473482337" table:style-name="ce1">
            <text:p>0.224906473482337</text:p>
          </table:table-cell>
          <table:table-cell office:value-type="float" office:value="3.3019847234123" table:style-name="ce1">
            <text:p>3.3019847234123</text:p>
          </table:table-cell>
          <table:table-cell office:value-type="float" office:value="7492.29562725106" table:style-name="ce1">
            <text:p>7492.29562725106</text:p>
          </table:table-cell>
          <table:table-cell office:value-type="float" office:value="10344.7306337002" table:style-name="ce1">
            <text:p>10344.7306337002</text:p>
          </table:table-cell>
          <table:table-cell office:value-type="float" office:value="14014.0389782245" table:style-name="ce1">
            <text:p>14014.0389782245</text:p>
          </table:table-cell>
          <table:table-cell office:value-type="float" office:value="18122.8949922834" table:style-name="ce1">
            <text:p>18122.8949922834</text:p>
          </table:table-cell>
          <table:table-cell office:value-type="float" office:value="22148.6556793565" table:style-name="ce1">
            <text:p>22148.6556793565</text:p>
          </table:table-cell>
          <table:table-cell office:value-type="float" office:value="48493.1705459388" table:style-name="ce1">
            <text:p>48493.1705459388</text:p>
          </table:table-cell>
          <table:table-cell office:value-type="float" office:value="788.922570962886" table:style-name="ce1">
            <text:p>788.922570962886</text:p>
          </table:table-cell>
        </table:table-row>
        <table:table-row>
          <table:table-cell office:value-type="string" office:value="Innsbruck (Land)" table:style-name="ce1">
            <text:p>Innsbruck (Land)</text:p>
          </table:table-cell>
          <table:table-cell office:value-type="float" office:value="29609.8227043043" table:style-name="ce1">
            <text:p>29609.8227043043</text:p>
          </table:table-cell>
          <table:table-cell office:value-type="float" office:value="0.0179239931934203" table:style-name="ce1">
            <text:p>0.0179239931934203</text:p>
          </table:table-cell>
          <table:table-cell office:value-type="float" office:value="0.00320044589781307" table:style-name="ce1">
            <text:p>0.00320044589781307</text:p>
          </table:table-cell>
          <table:table-cell office:value-type="float" office:value="0.255206992050979" table:style-name="ce1">
            <text:p>0.255206992050979</text:p>
          </table:table-cell>
          <table:table-cell office:value-type="float" office:value="3.51250549395546" table:style-name="ce1">
            <text:p>3.51250549395546</text:p>
          </table:table-cell>
          <table:table-cell office:value-type="float" office:value="15889.899271373" table:style-name="ce1">
            <text:p>15889.899271373</text:p>
          </table:table-cell>
          <table:table-cell office:value-type="float" office:value="20178.5485767047" table:style-name="ce1">
            <text:p>20178.5485767047</text:p>
          </table:table-cell>
          <table:table-cell office:value-type="float" office:value="25718.4904277966" table:style-name="ce1">
            <text:p>25718.4904277966</text:p>
          </table:table-cell>
          <table:table-cell office:value-type="float" office:value="33804.7411847075" table:style-name="ce1">
            <text:p>33804.7411847075</text:p>
          </table:table-cell>
          <table:table-cell office:value-type="float" office:value="47363.9113066244" table:style-name="ce1">
            <text:p>47363.9113066244</text:p>
          </table:table-cell>
          <table:table-cell office:value-type="float" office:value="231226.538867446" table:style-name="ce1">
            <text:p>231226.538867446</text:p>
          </table:table-cell>
          <table:table-cell office:value-type="float" office:value="3571.7843850841" table:style-name="ce1">
            <text:p>3571.7843850841</text:p>
          </table:table-cell>
        </table:table-row>
        <table:table-row>
          <table:table-cell office:value-type="string" office:value="Innsbruck (Stadt)" table:style-name="ce1">
            <text:p>Innsbruck (Stadt)</text:p>
          </table:table-cell>
          <table:table-cell office:value-type="float" office:value="16858.8896571305" table:style-name="ce1">
            <text:p>16858.8896571305</text:p>
          </table:table-cell>
          <table:table-cell office:value-type="float" office:value="0.183069620253165" table:style-name="ce1">
            <text:p>0.183069620253165</text:p>
          </table:table-cell>
          <table:table-cell office:value-type="float" office:value="0.0432528010057746" table:style-name="ce1">
            <text:p>0.0432528010057746</text:p>
          </table:table-cell>
          <table:table-cell office:value-type="float" office:value="0.211222246994364" table:style-name="ce1">
            <text:p>0.211222246994364</text:p>
          </table:table-cell>
          <table:table-cell office:value-type="float" office:value="3.02428213029472" table:style-name="ce1">
            <text:p>3.02428213029472</text:p>
          </table:table-cell>
          <table:table-cell office:value-type="float" office:value="9247.3697022039" table:style-name="ce1">
            <text:p>9247.3697022039</text:p>
          </table:table-cell>
          <table:table-cell office:value-type="float" office:value="12336.4243982576" table:style-name="ce1">
            <text:p>12336.4243982576</text:p>
          </table:table-cell>
          <table:table-cell office:value-type="float" office:value="16205.3992300625" table:style-name="ce1">
            <text:p>16205.3992300625</text:p>
          </table:table-cell>
          <table:table-cell office:value-type="float" office:value="20675.4935007005" table:style-name="ce1">
            <text:p>20675.4935007005</text:p>
          </table:table-cell>
          <table:table-cell office:value-type="float" office:value="25287.6337268597" table:style-name="ce1">
            <text:p>25287.6337268597</text:p>
          </table:table-cell>
          <table:table-cell office:value-type="float" office:value="49331.8525330695" table:style-name="ce1">
            <text:p>49331.8525330695</text:p>
          </table:table-cell>
          <table:table-cell office:value-type="float" office:value="815.306107851836" table:style-name="ce1">
            <text:p>815.306107851836</text:p>
          </table:table-cell>
        </table:table-row>
        <table:table-row>
          <table:table-cell office:value-type="string" office:value="Kitzbühel" table:style-name="ce1">
            <text:p>Kitzbühel</text:p>
          </table:table-cell>
          <table:table-cell office:value-type="float" office:value="13796.8062674215" table:style-name="ce1">
            <text:p>13796.8062674215</text:p>
          </table:table-cell>
          <table:table-cell office:value-type="float" office:value="0.345398773006135" table:style-name="ce1">
            <text:p>0.345398773006135</text:p>
          </table:table-cell>
          <table:table-cell office:value-type="float" office:value="0.0965510434096588" table:style-name="ce1">
            <text:p>0.0965510434096588</text:p>
          </table:table-cell>
          <table:table-cell office:value-type="float" office:value="0.227517325887714" table:style-name="ce1">
            <text:p>0.227517325887714</text:p>
          </table:table-cell>
          <table:table-cell office:value-type="float" office:value="3.36911054602417" table:style-name="ce1">
            <text:p>3.36911054602417</text:p>
          </table:table-cell>
          <table:table-cell office:value-type="float" office:value="6925.99152293851" table:style-name="ce1">
            <text:p>6925.99152293851</text:p>
          </table:table-cell>
          <table:table-cell office:value-type="float" office:value="9744.13815322903" table:style-name="ce1">
            <text:p>9744.13815322903</text:p>
          </table:table-cell>
          <table:table-cell office:value-type="float" office:value="13306.2455624389" table:style-name="ce1">
            <text:p>13306.2455624389</text:p>
          </table:table-cell>
          <table:table-cell office:value-type="float" office:value="17347.2705947424" table:style-name="ce1">
            <text:p>17347.2705947424</text:p>
          </table:table-cell>
          <table:table-cell office:value-type="float" office:value="21081.2779654733" table:style-name="ce1">
            <text:p>21081.2779654733</text:p>
          </table:table-cell>
          <table:table-cell office:value-type="float" office:value="39136.2501086167" table:style-name="ce1">
            <text:p>39136.2501086167</text:p>
          </table:table-cell>
          <table:table-cell office:value-type="float" office:value="562.891231383446" table:style-name="ce1">
            <text:p>562.891231383446</text:p>
          </table:table-cell>
        </table:table-row>
        <table:table-row>
          <table:table-cell office:value-type="string" office:value="Kufstein" table:style-name="ce1">
            <text:p>Kufstein</text:p>
          </table:table-cell>
          <table:table-cell office:value-type="float" office:value="18876.6259490635" table:style-name="ce1">
            <text:p>18876.6259490635</text:p>
          </table:table-cell>
          <table:table-cell office:value-type="float" office:value="0.117602996254682" table:style-name="ce1">
            <text:p>0.117602996254682</text:p>
          </table:table-cell>
          <table:table-cell office:value-type="float" office:value="0.0254431696330362" table:style-name="ce1">
            <text:p>0.0254431696330362</text:p>
          </table:table-cell>
          <table:table-cell office:value-type="float" office:value="0.202464738423071" table:style-name="ce1">
            <text:p>0.202464738423071</text:p>
          </table:table-cell>
          <table:table-cell office:value-type="float" office:value="2.87258615987906" table:style-name="ce1">
            <text:p>2.87258615987906</text:p>
          </table:table-cell>
          <table:table-cell office:value-type="float" office:value="10677.7816112049" table:style-name="ce1">
            <text:p>10677.7816112049</text:p>
          </table:table-cell>
          <table:table-cell office:value-type="float" office:value="14072.0851557402" table:style-name="ce1">
            <text:p>14072.0851557402</text:p>
          </table:table-cell>
          <table:table-cell office:value-type="float" office:value="18193.0341590397" table:style-name="ce1">
            <text:p>18193.0341590397</text:p>
          </table:table-cell>
          <table:table-cell office:value-type="float" office:value="22863.2962011296" table:style-name="ce1">
            <text:p>22863.2962011296</text:p>
          </table:table-cell>
          <table:table-cell office:value-type="float" office:value="27628.8485063572" table:style-name="ce1">
            <text:p>27628.8485063572</text:p>
          </table:table-cell>
          <table:table-cell office:value-type="float" office:value="62083.8267284132" table:style-name="ce1">
            <text:p>62083.8267284132</text:p>
          </table:table-cell>
          <table:table-cell office:value-type="float" office:value="2141.23708755486" table:style-name="ce1">
            <text:p>2141.23708755486</text:p>
          </table:table-cell>
        </table:table-row>
        <table:table-row>
          <table:table-cell office:value-type="string" office:value="Landeck" table:style-name="ce1">
            <text:p>Landeck</text:p>
          </table:table-cell>
          <table:table-cell office:value-type="float" office:value="16254.6401030829" table:style-name="ce1">
            <text:p>16254.6401030829</text:p>
          </table:table-cell>
          <table:table-cell office:value-type="float" office:value="0.216069489685125" table:style-name="ce1">
            <text:p>0.216069489685125</text:p>
          </table:table-cell>
          <table:table-cell office:value-type="float" office:value="0.0538661661933535" table:style-name="ce1">
            <text:p>0.0538661661933535</text:p>
          </table:table-cell>
          <table:table-cell office:value-type="float" office:value="0.207044390720869" table:style-name="ce1">
            <text:p>0.207044390720869</text:p>
          </table:table-cell>
          <table:table-cell office:value-type="float" office:value="2.99201811912912" table:style-name="ce1">
            <text:p>2.99201811912912</text:p>
          </table:table-cell>
          <table:table-cell office:value-type="float" office:value="8924.724449342" table:style-name="ce1">
            <text:p>8924.724449342</text:p>
          </table:table-cell>
          <table:table-cell office:value-type="float" office:value="11985.1716798807" table:style-name="ce1">
            <text:p>11985.1716798807</text:p>
          </table:table-cell>
          <table:table-cell office:value-type="float" office:value="15784.854712656" table:style-name="ce1">
            <text:p>15784.854712656</text:p>
          </table:table-cell>
          <table:table-cell office:value-type="float" office:value="20092.8643537311" table:style-name="ce1">
            <text:p>20092.8643537311</text:p>
          </table:table-cell>
          <table:table-cell office:value-type="float" office:value="23991.8212004172" table:style-name="ce1">
            <text:p>23991.8212004172</text:p>
          </table:table-cell>
          <table:table-cell office:value-type="float" office:value="40750.8417153391" table:style-name="ce1">
            <text:p>40750.8417153391</text:p>
          </table:table-cell>
          <table:table-cell office:value-type="float" office:value="2168.23321951353" table:style-name="ce1">
            <text:p>2168.23321951353</text:p>
          </table:table-cell>
        </table:table-row>
        <table:table-row>
          <table:table-cell office:value-type="string" office:value="Lienz" table:style-name="ce1">
            <text:p>Lienz</text:p>
          </table:table-cell>
          <table:table-cell office:value-type="float" office:value="15674.5546846679" table:style-name="ce1">
            <text:p>15674.5546846679</text:p>
          </table:table-cell>
          <table:table-cell office:value-type="float" office:value="0.236241610738255" table:style-name="ce1">
            <text:p>0.236241610738255</text:p>
          </table:table-cell>
          <table:table-cell office:value-type="float" office:value="0.0604353923426754" table:style-name="ce1">
            <text:p>0.0604353923426754</text:p>
          </table:table-cell>
          <table:table-cell office:value-type="float" office:value="0.218093522946765" table:style-name="ce1">
            <text:p>0.218093522946765</text:p>
          </table:table-cell>
          <table:table-cell office:value-type="float" office:value="3.15188813135149" table:style-name="ce1">
            <text:p>3.15188813135149</text:p>
          </table:table-cell>
          <table:table-cell office:value-type="float" office:value="8347.39485641387" table:style-name="ce1">
            <text:p>8347.39485641387</text:p>
          </table:table-cell>
          <table:table-cell office:value-type="float" office:value="11313.9200039236" table:style-name="ce1">
            <text:p>11313.9200039236</text:p>
          </table:table-cell>
          <table:table-cell office:value-type="float" office:value="15082.3925771087" table:style-name="ce1">
            <text:p>15082.3925771087</text:p>
          </table:table-cell>
          <table:table-cell office:value-type="float" office:value="19304.8122947173" table:style-name="ce1">
            <text:p>19304.8122947173</text:p>
          </table:table-cell>
          <table:table-cell office:value-type="float" office:value="23645.6373346911" table:style-name="ce1">
            <text:p>23645.6373346911</text:p>
          </table:table-cell>
          <table:table-cell office:value-type="float" office:value="44720.7852927898" table:style-name="ce1">
            <text:p>44720.7852927898</text:p>
          </table:table-cell>
          <table:table-cell office:value-type="float" office:value="1381.50577796846" table:style-name="ce1">
            <text:p>1381.50577796846</text:p>
          </table:table-cell>
        </table:table-row>
        <table:table-row>
          <table:table-cell office:value-type="string" office:value="Reutte" table:style-name="ce1">
            <text:p>Reutte</text:p>
          </table:table-cell>
          <table:table-cell office:value-type="float" office:value="17663.9178127754" table:style-name="ce1">
            <text:p>17663.9178127754</text:p>
          </table:table-cell>
          <table:table-cell office:value-type="float" office:value="0.185329341317365" table:style-name="ce1">
            <text:p>0.185329341317365</text:p>
          </table:table-cell>
          <table:table-cell office:value-type="float" office:value="0.0481146556138885" table:style-name="ce1">
            <text:p>0.0481146556138885</text:p>
          </table:table-cell>
          <table:table-cell office:value-type="float" office:value="0.212026679252421" table:style-name="ce1">
            <text:p>0.212026679252421</text:p>
          </table:table-cell>
          <table:table-cell office:value-type="float" office:value="3.0825311979032" table:style-name="ce1">
            <text:p>3.0825311979032</text:p>
          </table:table-cell>
          <table:table-cell office:value-type="float" office:value="9841.14600230684" table:style-name="ce1">
            <text:p>9841.14600230684</text:p>
          </table:table-cell>
          <table:table-cell office:value-type="float" office:value="13017.8991314803" table:style-name="ce1">
            <text:p>13017.8991314803</text:p>
          </table:table-cell>
          <table:table-cell office:value-type="float" office:value="16965.2523784702" table:style-name="ce1">
            <text:p>16965.2523784702</text:p>
          </table:table-cell>
          <table:table-cell office:value-type="float" office:value="21651.0102495448" table:style-name="ce1">
            <text:p>21651.0102495448</text:p>
          </table:table-cell>
          <table:table-cell office:value-type="float" office:value="26249.9231309083" table:style-name="ce1">
            <text:p>26249.9231309083</text:p>
          </table:table-cell>
          <table:table-cell office:value-type="float" office:value="48012.0884530165" table:style-name="ce1">
            <text:p>48012.0884530165</text:p>
          </table:table-cell>
          <table:table-cell office:value-type="float" office:value="3255.17716874969" table:style-name="ce1">
            <text:p>3255.17716874969</text:p>
          </table:table-cell>
        </table:table-row>
        <table:table-row>
          <table:table-cell office:value-type="string" office:value="Schwaz" table:style-name="ce1">
            <text:p>Schwaz</text:p>
          </table:table-cell>
          <table:table-cell office:value-type="float" office:value="16748.2431409013" table:style-name="ce1">
            <text:p>16748.2431409013</text:p>
          </table:table-cell>
          <table:table-cell office:value-type="float" office:value="0.184698147041243" table:style-name="ce1">
            <text:p>0.184698147041243</text:p>
          </table:table-cell>
          <table:table-cell office:value-type="float" office:value="0.0450911119414149" table:style-name="ce1">
            <text:p>0.0450911119414149</text:p>
          </table:table-cell>
          <table:table-cell office:value-type="float" office:value="0.21034094910277" table:style-name="ce1">
            <text:p>0.21034094910277</text:p>
          </table:table-cell>
          <table:table-cell office:value-type="float" office:value="3.02898525151866" table:style-name="ce1">
            <text:p>3.02898525151866</text:p>
          </table:table-cell>
          <table:table-cell office:value-type="float" office:value="9070.03678662114" table:style-name="ce1">
            <text:p>9070.03678662114</text:p>
          </table:table-cell>
          <table:table-cell office:value-type="float" office:value="12329.3169818664" table:style-name="ce1">
            <text:p>12329.3169818664</text:p>
          </table:table-cell>
          <table:table-cell office:value-type="float" office:value="16201.5480249003" table:style-name="ce1">
            <text:p>16201.5480249003</text:p>
          </table:table-cell>
          <table:table-cell office:value-type="float" office:value="20572.9412126383" table:style-name="ce1">
            <text:p>20572.9412126383</text:p>
          </table:table-cell>
          <table:table-cell office:value-type="float" office:value="25175.8494626796" table:style-name="ce1">
            <text:p>25175.8494626796</text:p>
          </table:table-cell>
          <table:table-cell office:value-type="float" office:value="45954.263541392" table:style-name="ce1">
            <text:p>45954.263541392</text:p>
          </table:table-cell>
          <table:table-cell office:value-type="float" office:value="1586.63876005014" table:style-name="ce1">
            <text:p>1586.63876005014</text:p>
          </table:table-cell>
        </table:table-row>
        <table:table-row>
          <table:table-cell office:value-type="string" office:value="Bludenz" table:style-name="ce1">
            <text:p>Bludenz</text:p>
          </table:table-cell>
          <table:table-cell office:value-type="float" office:value="12620.0896355996" table:style-name="ce1">
            <text:p>12620.0896355996</text:p>
          </table:table-cell>
          <table:table-cell office:value-type="float" office:value="0.454298642533937" table:style-name="ce1">
            <text:p>0.454298642533937</text:p>
          </table:table-cell>
          <table:table-cell office:value-type="float" office:value="0.153454477590996" table:style-name="ce1">
            <text:p>0.153454477590996</text:p>
          </table:table-cell>
          <table:table-cell office:value-type="float" office:value="0.271505887951768" table:style-name="ce1">
            <text:p>0.271505887951768</text:p>
          </table:table-cell>
          <table:table-cell office:value-type="float" office:value="4.42481658132574" table:style-name="ce1">
            <text:p>4.42481658132574</text:p>
          </table:table-cell>
          <table:table-cell office:value-type="float" office:value="5355.91188176343" table:style-name="ce1">
            <text:p>5355.91188176343</text:p>
          </table:table-cell>
          <table:table-cell office:value-type="float" office:value="8173.79229360216" table:style-name="ce1">
            <text:p>8173.79229360216</text:p>
          </table:table-cell>
          <table:table-cell office:value-type="float" office:value="11771.0799710575" table:style-name="ce1">
            <text:p>11771.0799710575</text:p>
          </table:table-cell>
          <table:table-cell office:value-type="float" office:value="16466.4698878338" table:style-name="ce1">
            <text:p>16466.4698878338</text:p>
          </table:table-cell>
          <table:table-cell office:value-type="float" office:value="20691.6387924636" table:style-name="ce1">
            <text:p>20691.6387924636</text:p>
          </table:table-cell>
          <table:table-cell office:value-type="float" office:value="45295.1713872624" table:style-name="ce1">
            <text:p>45295.1713872624</text:p>
          </table:table-cell>
          <table:table-cell office:value-type="float" office:value="234.357017736991" table:style-name="ce1">
            <text:p>234.357017736991</text:p>
          </table:table-cell>
        </table:table-row>
        <table:table-row>
          <table:table-cell office:value-type="string" office:value="Bregenz" table:style-name="ce1">
            <text:p>Bregenz</text:p>
          </table:table-cell>
          <table:table-cell office:value-type="float" office:value="31141.1073559812" table:style-name="ce1">
            <text:p>31141.1073559812</text:p>
          </table:table-cell>
          <table:table-cell office:value-type="float" office:value="0.0162377673069953" table:style-name="ce1">
            <text:p>0.0162377673069953</text:p>
          </table:table-cell>
          <table:table-cell office:value-type="float" office:value="0.00322951279164818" table:style-name="ce1">
            <text:p>0.00322951279164818</text:p>
          </table:table-cell>
          <table:table-cell office:value-type="float" office:value="0.238139483753338" table:style-name="ce1">
            <text:p>0.238139483753338</text:p>
          </table:table-cell>
          <table:table-cell office:value-type="float" office:value="3.30097312101251" table:style-name="ce1">
            <text:p>3.30097312101251</text:p>
          </table:table-cell>
          <table:table-cell office:value-type="float" office:value="17056.2542148924" table:style-name="ce1">
            <text:p>17056.2542148924</text:p>
          </table:table-cell>
          <table:table-cell office:value-type="float" office:value="21796.3322939508" table:style-name="ce1">
            <text:p>21796.3322939508</text:p>
          </table:table-cell>
          <table:table-cell office:value-type="float" office:value="28050.5057286705" table:style-name="ce1">
            <text:p>28050.5057286705</text:p>
          </table:table-cell>
          <table:table-cell office:value-type="float" office:value="36038.4443493104" table:style-name="ce1">
            <text:p>36038.4443493104</text:p>
          </table:table-cell>
          <table:table-cell office:value-type="float" office:value="48249.8802867584" table:style-name="ce1">
            <text:p>48249.8802867584</text:p>
          </table:table-cell>
          <table:table-cell office:value-type="float" office:value="109418.833652354" table:style-name="ce1">
            <text:p>109418.833652354</text:p>
          </table:table-cell>
          <table:table-cell office:value-type="float" office:value="2646.03685104271" table:style-name="ce1">
            <text:p>2646.03685104271</text:p>
          </table:table-cell>
        </table:table-row>
        <table:table-row>
          <table:table-cell office:value-type="string" office:value="Dornbirn" table:style-name="ce1">
            <text:p>Dornbirn</text:p>
          </table:table-cell>
          <table:table-cell office:value-type="float" office:value="20910.9297005514" table:style-name="ce1">
            <text:p>20910.9297005514</text:p>
          </table:table-cell>
          <table:table-cell office:value-type="float" office:value="0.0975418994413408" table:style-name="ce1">
            <text:p>0.0975418994413408</text:p>
          </table:table-cell>
          <table:table-cell office:value-type="float" office:value="0.022455562256004" table:style-name="ce1">
            <text:p>0.022455562256004</text:p>
          </table:table-cell>
          <table:table-cell office:value-type="float" office:value="0.218638208746146" table:style-name="ce1">
            <text:p>0.218638208746146</text:p>
          </table:table-cell>
          <table:table-cell office:value-type="float" office:value="3.13589171743293" table:style-name="ce1">
            <text:p>3.13589171743293</text:p>
          </table:table-cell>
          <table:table-cell office:value-type="float" office:value="11235.6244570558" table:style-name="ce1">
            <text:p>11235.6244570558</text:p>
          </table:table-cell>
          <table:table-cell office:value-type="float" office:value="15170.5755880134" table:style-name="ce1">
            <text:p>15170.5755880134</text:p>
          </table:table-cell>
          <table:table-cell office:value-type="float" office:value="19972.3295177341" table:style-name="ce1">
            <text:p>19972.3295177341</text:p>
          </table:table-cell>
          <table:table-cell office:value-type="float" office:value="25503.918364301" table:style-name="ce1">
            <text:p>25503.918364301</text:p>
          </table:table-cell>
          <table:table-cell office:value-type="float" office:value="31152.9910568332" table:style-name="ce1">
            <text:p>31152.9910568332</text:p>
          </table:table-cell>
          <table:table-cell office:value-type="float" office:value="90515.7856915641" table:style-name="ce1">
            <text:p>90515.7856915641</text:p>
          </table:table-cell>
          <table:table-cell office:value-type="float" office:value="1786.45475853057" table:style-name="ce1">
            <text:p>1786.45475853057</text:p>
          </table:table-cell>
        </table:table-row>
        <table:table-row>
          <table:table-cell office:value-type="string" office:value="Feldkirch" table:style-name="ce1">
            <text:p>Feldkirch</text:p>
          </table:table-cell>
          <table:table-cell office:value-type="float" office:value="16739.3348191214" table:style-name="ce1">
            <text:p>16739.3348191214</text:p>
          </table:table-cell>
          <table:table-cell office:value-type="float" office:value="0.224919540229885" table:style-name="ce1">
            <text:p>0.224919540229885</text:p>
          </table:table-cell>
          <table:table-cell office:value-type="float" office:value="0.0584436992554794" table:style-name="ce1">
            <text:p>0.0584436992554794</text:p>
          </table:table-cell>
          <table:table-cell office:value-type="float" office:value="0.238860200171226" table:style-name="ce1">
            <text:p>0.238860200171226</text:p>
          </table:table-cell>
          <table:table-cell office:value-type="float" office:value="3.50667150569294" table:style-name="ce1">
            <text:p>3.50667150569294</text:p>
          </table:table-cell>
          <table:table-cell office:value-type="float" office:value="8320.28714534162" table:style-name="ce1">
            <text:p>8320.28714534162</text:p>
          </table:table-cell>
          <table:table-cell office:value-type="float" office:value="11615.7060612885" table:style-name="ce1">
            <text:p>11615.7060612885</text:p>
          </table:table-cell>
          <table:table-cell office:value-type="float" office:value="15800.187551326" table:style-name="ce1">
            <text:p>15800.187551326</text:p>
          </table:table-cell>
          <table:table-cell office:value-type="float" office:value="20706.6820513288" table:style-name="ce1">
            <text:p>20706.6820513288</text:p>
          </table:table-cell>
          <table:table-cell office:value-type="float" office:value="26021.7633431377" table:style-name="ce1">
            <text:p>26021.7633431377</text:p>
          </table:table-cell>
          <table:table-cell office:value-type="float" office:value="91574.5083844177" table:style-name="ce1">
            <text:p>91574.5083844177</text:p>
          </table:table-cell>
          <table:table-cell office:value-type="float" office:value="844.25222599637" table:style-name="ce1">
            <text:p>844.2522259963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